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005cm" svg:y="0.1cm">
            <draw:object draw:notify-on-update-of-ranges="Sheet1.C1:Sheet1.C1 Sheet1.C2:Sheet1.C285 Sheet1.D1:Sheet1.D1 Sheet1.D2:Sheet1.D285 Sheet1.E1:Sheet1.E1 Sheet1.E2:Sheet1.E285 Sheet1.F1:Sheet1.F1 Sheet1.F2:Sheet1.F2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Mutation Rate</text:p>
          </table:table-cell>
          <table:table-cell office:value-type="string" calcext:value-type="string">
            <text:p>mutation x 100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Plateau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table:formula="of:=[.B2]*100" office:value-type="float" office:value="100.5" calcext:value-type="float">
            <text:p>100.5</text:p>
          </table:table-cell>
          <table:table-cell office:value-type="float" office:value="514" calcext:value-type="float">
            <text:p>514</text:p>
          </table:table-cell>
          <table:table-cell office:value-type="float" office:value="13.344" calcext:value-type="float">
            <text:p>13.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5" calcext:value-type="float">
            <text:p>1.005</text:p>
          </table:table-cell>
          <table:table-cell table:formula="of:=[.B3]*100" office:value-type="float" office:value="100.5" calcext:value-type="float">
            <text:p>100.5</text:p>
          </table:table-cell>
          <table:table-cell office:value-type="float" office:value="514" calcext:value-type="float">
            <text:p>514</text:p>
          </table:table-cell>
          <table:table-cell office:value-type="float" office:value="20.964" calcext:value-type="float">
            <text:p>20.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table:formula="of:=[.B4]*100" office:value-type="float" office:value="51" calcext:value-type="float">
            <text:p>51</text:p>
          </table:table-cell>
          <table:table-cell office:value-type="float" office:value="514" calcext:value-type="float">
            <text:p>514</text:p>
          </table:table-cell>
          <table:table-cell office:value-type="float" office:value="-26.188" calcext:value-type="float">
            <text:p>-26.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8333333333333" calcext:value-type="float">
            <text:p>0.3483333333</text:p>
          </table:table-cell>
          <table:table-cell table:formula="of:=[.B5]*100" office:value-type="float" office:value="34.8333333333333" calcext:value-type="float">
            <text:p>34.8333333333</text:p>
          </table:table-cell>
          <table:table-cell office:value-type="float" office:value="514" calcext:value-type="float">
            <text:p>514</text:p>
          </table:table-cell>
          <table:table-cell office:value-type="float" office:value="9.76" calcext:value-type="float">
            <text:p>9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table:formula="of:=[.B6]*100" office:value-type="float" office:value="27" calcext:value-type="float">
            <text:p>27</text:p>
          </table:table-cell>
          <table:table-cell office:value-type="float" office:value="550" calcext:value-type="float">
            <text:p>550</text:p>
          </table:table-cell>
          <table:table-cell office:value-type="float" office:value="15.818" calcext:value-type="float">
            <text:p>15.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05" calcext:value-type="float">
            <text:p>1.005</text:p>
          </table:table-cell>
          <table:table-cell table:formula="of:=[.B7]*100" office:value-type="float" office:value="100.5" calcext:value-type="float">
            <text:p>100.5</text:p>
          </table:table-cell>
          <table:table-cell office:value-type="float" office:value="550" calcext:value-type="float">
            <text:p>550</text:p>
          </table:table-cell>
          <table:table-cell office:value-type="float" office:value="23.348" calcext:value-type="float">
            <text:p>23.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.51</text:p>
          </table:table-cell>
          <table:table-cell table:formula="of:=[.B8]*100" office:value-type="float" office:value="51" calcext:value-type="float">
            <text:p>51</text:p>
          </table:table-cell>
          <table:table-cell office:value-type="float" office:value="550" calcext:value-type="float">
            <text:p>550</text:p>
          </table:table-cell>
          <table:table-cell office:value-type="float" office:value="13.406" calcext:value-type="float">
            <text:p>13.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8333333333333" calcext:value-type="float">
            <text:p>0.3483333333</text:p>
          </table:table-cell>
          <table:table-cell table:formula="of:=[.B9]*100" office:value-type="float" office:value="34.8333333333333" calcext:value-type="float">
            <text:p>34.8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11.486" calcext:value-type="float">
            <text:p>11.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table:formula="of:=[.B10]*100" office:value-type="float" office:value="27" calcext:value-type="float">
            <text:p>27</text:p>
          </table:table-cell>
          <table:table-cell office:value-type="float" office:value="550" calcext:value-type="float">
            <text:p>550</text:p>
          </table:table-cell>
          <table:table-cell office:value-type="float" office:value="-11.898" calcext:value-type="float">
            <text:p>-11.8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5" calcext:value-type="float">
            <text:p>0.225</text:p>
          </table:table-cell>
          <table:table-cell table:formula="of:=[.B11]*100" office:value-type="float" office:value="22.5" calcext:value-type="float">
            <text:p>22.5</text:p>
          </table:table-cell>
          <table:table-cell office:value-type="float" office:value="550" calcext:value-type="float">
            <text:p>550</text:p>
          </table:table-cell>
          <table:table-cell office:value-type="float" office:value="16.332" calcext:value-type="float">
            <text:p>16.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6666666666667" calcext:value-type="float">
            <text:p>0.1966666667</text:p>
          </table:table-cell>
          <table:table-cell table:formula="of:=[.B12]*100" office:value-type="float" office:value="19.6666666666667" calcext:value-type="float">
            <text:p>19.6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24.258" calcext:value-type="float">
            <text:p>24.2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7857142857143" calcext:value-type="float">
            <text:p>0.1778571429</text:p>
          </table:table-cell>
          <table:table-cell table:formula="of:=[.B13]*100" office:value-type="float" office:value="17.7857142857143" calcext:value-type="float">
            <text:p>17.7857142857</text:p>
          </table:table-cell>
          <table:table-cell office:value-type="float" office:value="550" calcext:value-type="float">
            <text:p>550</text:p>
          </table:table-cell>
          <table:table-cell office:value-type="float" office:value="31.708" calcext:value-type="float">
            <text:p>31.7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65" calcext:value-type="float">
            <text:p>0.165</text:p>
          </table:table-cell>
          <table:table-cell table:formula="of:=[.B14]*100" office:value-type="float" office:value="16.5" calcext:value-type="float">
            <text:p>16.5</text:p>
          </table:table-cell>
          <table:table-cell office:value-type="float" office:value="550" calcext:value-type="float">
            <text:p>550</text:p>
          </table:table-cell>
          <table:table-cell office:value-type="float" office:value="45.638" calcext:value-type="float">
            <text:p>45.6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6111111111111" calcext:value-type="float">
            <text:p>0.1561111111</text:p>
          </table:table-cell>
          <table:table-cell table:formula="of:=[.B15]*100" office:value-type="float" office:value="15.6111111111111" calcext:value-type="float">
            <text:p>15.6111111111</text:p>
          </table:table-cell>
          <table:table-cell office:value-type="float" office:value="550" calcext:value-type="float">
            <text:p>550</text:p>
          </table:table-cell>
          <table:table-cell office:value-type="float" office:value="45.398" calcext:value-type="float">
            <text:p>45.3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table:formula="of:=[.B16]*100"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office:value-type="float" office:value="14.058" calcext:value-type="float">
            <text:p>14.0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5909090909091" calcext:value-type="float">
            <text:p>0.1459090909</text:p>
          </table:table-cell>
          <table:table-cell table:formula="of:=[.B17]*100" office:value-type="float" office:value="14.5909090909091" calcext:value-type="float">
            <text:p>14.5909090909</text:p>
          </table:table-cell>
          <table:table-cell office:value-type="float" office:value="550" calcext:value-type="float">
            <text:p>550</text:p>
          </table:table-cell>
          <table:table-cell office:value-type="float" office:value="57.662" calcext:value-type="float">
            <text:p>57.6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3333333333333" calcext:value-type="float">
            <text:p>0.1433333333</text:p>
          </table:table-cell>
          <table:table-cell table:formula="of:=[.B18]*100" office:value-type="float" office:value="14.3333333333333" calcext:value-type="float">
            <text:p>14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64.54" calcext:value-type="float">
            <text:p>64.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923076923077" calcext:value-type="float">
            <text:p>0.1419230769</text:p>
          </table:table-cell>
          <table:table-cell table:formula="of:=[.B19]*100" office:value-type="float" office:value="14.1923076923077" calcext:value-type="float">
            <text:p>14.1923076923</text:p>
          </table:table-cell>
          <table:table-cell office:value-type="float" office:value="550" calcext:value-type="float">
            <text:p>550</text:p>
          </table:table-cell>
          <table:table-cell office:value-type="float" office:value="52.676" calcext:value-type="float">
            <text:p>52.6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1428571428571" calcext:value-type="float">
            <text:p>0.1414285714</text:p>
          </table:table-cell>
          <table:table-cell table:formula="of:=[.B20]*100" office:value-type="float" office:value="14.1428571428571" calcext:value-type="float">
            <text:p>14.1428571429</text:p>
          </table:table-cell>
          <table:table-cell office:value-type="float" office:value="550" calcext:value-type="float">
            <text:p>550</text:p>
          </table:table-cell>
          <table:table-cell office:value-type="float" office:value="66.244" calcext:value-type="float">
            <text:p>66.2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1666666666667" calcext:value-type="float">
            <text:p>0.1416666667</text:p>
          </table:table-cell>
          <table:table-cell table:formula="of:=[.B21]*100" office:value-type="float" office:value="14.1666666666667" calcext:value-type="float">
            <text:p>14.1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69.662" calcext:value-type="float">
            <text:p>69.6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25" calcext:value-type="float">
            <text:p>0.1425</text:p>
          </table:table-cell>
          <table:table-cell table:formula="of:=[.B22]*100" office:value-type="float" office:value="14.25" calcext:value-type="float">
            <text:p>14.25</text:p>
          </table:table-cell>
          <table:table-cell office:value-type="float" office:value="550" calcext:value-type="float">
            <text:p>550</text:p>
          </table:table-cell>
          <table:table-cell office:value-type="float" office:value="74.47" calcext:value-type="float">
            <text:p>74.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43823529411765" calcext:value-type="float">
            <text:p>0.1438235294</text:p>
          </table:table-cell>
          <table:table-cell table:formula="of:=[.B23]*100" office:value-type="float" office:value="14.3823529411765" calcext:value-type="float">
            <text:p>14.3823529412</text:p>
          </table:table-cell>
          <table:table-cell office:value-type="float" office:value="550" calcext:value-type="float">
            <text:p>550</text:p>
          </table:table-cell>
          <table:table-cell office:value-type="float" office:value="82.344" calcext:value-type="float">
            <text:p>82.3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5555555555556" calcext:value-type="float">
            <text:p>0.1455555556</text:p>
          </table:table-cell>
          <table:table-cell table:formula="of:=[.B24]*100" office:value-type="float" office:value="14.5555555555556" calcext:value-type="float">
            <text:p>14.5555555556</text:p>
          </table:table-cell>
          <table:table-cell office:value-type="float" office:value="550" calcext:value-type="float">
            <text:p>550</text:p>
          </table:table-cell>
          <table:table-cell office:value-type="float" office:value="87.278" calcext:value-type="float">
            <text:p>87.2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7631578947368" calcext:value-type="float">
            <text:p>0.1476315789</text:p>
          </table:table-cell>
          <table:table-cell table:formula="of:=[.B25]*100" office:value-type="float" office:value="14.7631578947368" calcext:value-type="float">
            <text:p>14.7631578947</text:p>
          </table:table-cell>
          <table:table-cell office:value-type="float" office:value="550" calcext:value-type="float">
            <text:p>550</text:p>
          </table:table-cell>
          <table:table-cell office:value-type="float" office:value="88.002" calcext:value-type="float">
            <text:p>88.0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table:formula="of:=[.B26]*100"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office:value-type="float" office:value="106.414" calcext:value-type="float">
            <text:p>106.4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2619047619048" calcext:value-type="float">
            <text:p>0.1526190476</text:p>
          </table:table-cell>
          <table:table-cell table:formula="of:=[.B27]*100" office:value-type="float" office:value="15.2619047619048" calcext:value-type="float">
            <text:p>15.2619047619</text:p>
          </table:table-cell>
          <table:table-cell office:value-type="float" office:value="550" calcext:value-type="float">
            <text:p>550</text:p>
          </table:table-cell>
          <table:table-cell office:value-type="float" office:value="120.746" calcext:value-type="float">
            <text:p>120.7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5454545454545" calcext:value-type="float">
            <text:p>0.1554545455</text:p>
          </table:table-cell>
          <table:table-cell table:formula="of:=[.B28]*100" office:value-type="float" office:value="15.5454545454546" calcext:value-type="float">
            <text:p>15.5454545455</text:p>
          </table:table-cell>
          <table:table-cell office:value-type="float" office:value="550" calcext:value-type="float">
            <text:p>550</text:p>
          </table:table-cell>
          <table:table-cell office:value-type="float" office:value="106.912" calcext:value-type="float">
            <text:p>106.9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8478260869565" calcext:value-type="float">
            <text:p>0.1584782609</text:p>
          </table:table-cell>
          <table:table-cell table:formula="of:=[.B29]*100" office:value-type="float" office:value="15.8478260869565" calcext:value-type="float">
            <text:p>15.847826087</text:p>
          </table:table-cell>
          <table:table-cell office:value-type="float" office:value="550" calcext:value-type="float">
            <text:p>550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1666666666667" calcext:value-type="float">
            <text:p>0.1616666667</text:p>
          </table:table-cell>
          <table:table-cell table:formula="of:=[.B30]*100" office:value-type="float" office:value="16.1666666666667" calcext:value-type="float">
            <text:p>16.1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73.564" calcext:value-type="float">
            <text:p>73.5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65" calcext:value-type="float">
            <text:p>0.165</text:p>
          </table:table-cell>
          <table:table-cell table:formula="of:=[.B31]*100" office:value-type="float" office:value="16.5" calcext:value-type="float">
            <text:p>16.5</text:p>
          </table:table-cell>
          <table:table-cell office:value-type="float" office:value="550" calcext:value-type="float">
            <text:p>550</text:p>
          </table:table-cell>
          <table:table-cell office:value-type="float" office:value="123.058" calcext:value-type="float">
            <text:p>123.0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8461538461538" calcext:value-type="float">
            <text:p>0.1684615385</text:p>
          </table:table-cell>
          <table:table-cell table:formula="of:=[.B32]*100" office:value-type="float" office:value="16.8461538461539" calcext:value-type="float">
            <text:p>16.8461538462</text:p>
          </table:table-cell>
          <table:table-cell office:value-type="float" office:value="550" calcext:value-type="float">
            <text:p>550</text:p>
          </table:table-cell>
          <table:table-cell office:value-type="float" office:value="138.198" calcext:value-type="float">
            <text:p>138.1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72037037037037" calcext:value-type="float">
            <text:p>0.172037037</text:p>
          </table:table-cell>
          <table:table-cell table:formula="of:=[.B33]*100" office:value-type="float" office:value="17.2037037037037" calcext:value-type="float">
            <text:p>17.2037037037</text:p>
          </table:table-cell>
          <table:table-cell office:value-type="float" office:value="550" calcext:value-type="float">
            <text:p>550</text:p>
          </table:table-cell>
          <table:table-cell office:value-type="float" office:value="-18.98" calcext:value-type="float">
            <text:p>-18.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75714285714286" calcext:value-type="float">
            <text:p>0.1757142857</text:p>
          </table:table-cell>
          <table:table-cell table:formula="of:=[.B34]*100" office:value-type="float" office:value="17.5714285714286" calcext:value-type="float">
            <text:p>17.5714285714</text:p>
          </table:table-cell>
          <table:table-cell office:value-type="float" office:value="550" calcext:value-type="float">
            <text:p>550</text:p>
          </table:table-cell>
          <table:table-cell office:value-type="float" office:value="84.306" calcext:value-type="float">
            <text:p>84.3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7948275862069" calcext:value-type="float">
            <text:p>0.1794827586</text:p>
          </table:table-cell>
          <table:table-cell table:formula="of:=[.B35]*100" office:value-type="float" office:value="17.948275862069" calcext:value-type="float">
            <text:p>17.9482758621</text:p>
          </table:table-cell>
          <table:table-cell office:value-type="float" office:value="550" calcext:value-type="float">
            <text:p>550</text:p>
          </table:table-cell>
          <table:table-cell office:value-type="float" office:value="86.166" calcext:value-type="float">
            <text:p>86.1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83333333333333" calcext:value-type="float">
            <text:p>0.1833333333</text:p>
          </table:table-cell>
          <table:table-cell table:formula="of:=[.B36]*100" office:value-type="float" office:value="18.3333333333333" calcext:value-type="float">
            <text:p>18.3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87258064516129" calcext:value-type="float">
            <text:p>0.1872580645</text:p>
          </table:table-cell>
          <table:table-cell table:formula="of:=[.B37]*100" office:value-type="float" office:value="18.7258064516129" calcext:value-type="float">
            <text:p>18.7258064516</text:p>
          </table:table-cell>
          <table:table-cell office:value-type="float" office:value="550" calcext:value-type="float">
            <text:p>550</text:p>
          </table:table-cell>
          <table:table-cell office:value-type="float" office:value="91.25" calcext:value-type="float">
            <text:p>91.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9125" calcext:value-type="float">
            <text:p>0.19125</text:p>
          </table:table-cell>
          <table:table-cell table:formula="of:=[.B38]*100" office:value-type="float" office:value="19.125" calcext:value-type="float">
            <text:p>19.125</text:p>
          </table:table-cell>
          <table:table-cell office:value-type="float" office:value="550" calcext:value-type="float">
            <text:p>550</text:p>
          </table:table-cell>
          <table:table-cell office:value-type="float" office:value="107.472" calcext:value-type="float">
            <text:p>107.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9530303030303" calcext:value-type="float">
            <text:p>0.1953030303</text:p>
          </table:table-cell>
          <table:table-cell table:formula="of:=[.B39]*100" office:value-type="float" office:value="19.530303030303" calcext:value-type="float">
            <text:p>19.5303030303</text:p>
          </table:table-cell>
          <table:table-cell office:value-type="float" office:value="550" calcext:value-type="float">
            <text:p>550</text:p>
          </table:table-cell>
          <table:table-cell office:value-type="float" office:value="99.974" calcext:value-type="float">
            <text:p>99.9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99411764705882" calcext:value-type="float">
            <text:p>0.1994117647</text:p>
          </table:table-cell>
          <table:table-cell table:formula="of:=[.B40]*100" office:value-type="float" office:value="19.9411764705882" calcext:value-type="float">
            <text:p>19.9411764706</text:p>
          </table:table-cell>
          <table:table-cell office:value-type="float" office:value="550" calcext:value-type="float">
            <text:p>550</text:p>
          </table:table-cell>
          <table:table-cell office:value-type="float" office:value="97.962" calcext:value-type="float">
            <text:p>97.9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3571428571429" calcext:value-type="float">
            <text:p>0.2035714286</text:p>
          </table:table-cell>
          <table:table-cell table:formula="of:=[.B41]*100" office:value-type="float" office:value="20.3571428571429" calcext:value-type="float">
            <text:p>20.3571428571</text:p>
          </table:table-cell>
          <table:table-cell office:value-type="float" office:value="550" calcext:value-type="float">
            <text:p>550</text:p>
          </table:table-cell>
          <table:table-cell office:value-type="float" office:value="76.894" calcext:value-type="float">
            <text:p>76.8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7777777777778" calcext:value-type="float">
            <text:p>0.2077777778</text:p>
          </table:table-cell>
          <table:table-cell table:formula="of:=[.B42]*100" office:value-type="float" office:value="20.7777777777778" calcext:value-type="float">
            <text:p>20.7777777778</text:p>
          </table:table-cell>
          <table:table-cell office:value-type="float" office:value="550" calcext:value-type="float">
            <text:p>550</text:p>
          </table:table-cell>
          <table:table-cell office:value-type="float" office:value="80.608" calcext:value-type="float">
            <text:p>80.6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2027027027027" calcext:value-type="float">
            <text:p>0.212027027</text:p>
          </table:table-cell>
          <table:table-cell table:formula="of:=[.B43]*100" office:value-type="float" office:value="21.2027027027027" calcext:value-type="float">
            <text:p>21.2027027027</text:p>
          </table:table-cell>
          <table:table-cell office:value-type="float" office:value="550" calcext:value-type="float">
            <text:p>550</text:p>
          </table:table-cell>
          <table:table-cell office:value-type="float" office:value="34.696" calcext:value-type="float">
            <text:p>34.6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16315789473684" calcext:value-type="float">
            <text:p>0.2163157895</text:p>
          </table:table-cell>
          <table:table-cell table:formula="of:=[.B44]*100" office:value-type="float" office:value="21.6315789473684" calcext:value-type="float">
            <text:p>21.6315789474</text:p>
          </table:table-cell>
          <table:table-cell office:value-type="float" office:value="550" calcext:value-type="float">
            <text:p>550</text:p>
          </table:table-cell>
          <table:table-cell office:value-type="float" office:value="74.732" calcext:value-type="float">
            <text:p>74.7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20641025641026" calcext:value-type="float">
            <text:p>0.2206410256</text:p>
          </table:table-cell>
          <table:table-cell table:formula="of:=[.B45]*100" office:value-type="float" office:value="22.0641025641026" calcext:value-type="float">
            <text:p>22.0641025641</text:p>
          </table:table-cell>
          <table:table-cell office:value-type="float" office:value="550" calcext:value-type="float">
            <text:p>550</text:p>
          </table:table-cell>
          <table:table-cell office:value-type="float" office:value="68.66" calcext:value-type="float">
            <text:p>68.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25" calcext:value-type="float">
            <text:p>0.225</text:p>
          </table:table-cell>
          <table:table-cell table:formula="of:=[.B46]*100" office:value-type="float" office:value="22.5" calcext:value-type="float">
            <text:p>22.5</text:p>
          </table:table-cell>
          <table:table-cell office:value-type="float" office:value="550" calcext:value-type="float">
            <text:p>550</text:p>
          </table:table-cell>
          <table:table-cell office:value-type="float" office:value="78.614" calcext:value-type="float">
            <text:p>78.6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29390243902439" calcext:value-type="float">
            <text:p>0.2293902439</text:p>
          </table:table-cell>
          <table:table-cell table:formula="of:=[.B47]*100" office:value-type="float" office:value="22.9390243902439" calcext:value-type="float">
            <text:p>22.9390243902</text:p>
          </table:table-cell>
          <table:table-cell office:value-type="float" office:value="550" calcext:value-type="float">
            <text:p>550</text:p>
          </table:table-cell>
          <table:table-cell office:value-type="float" office:value="26.332" calcext:value-type="float">
            <text:p>26.3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3809523809524" calcext:value-type="float">
            <text:p>0.2338095238</text:p>
          </table:table-cell>
          <table:table-cell table:formula="of:=[.B48]*100" office:value-type="float" office:value="23.3809523809524" calcext:value-type="float">
            <text:p>23.380952381</text:p>
          </table:table-cell>
          <table:table-cell office:value-type="float" office:value="550" calcext:value-type="float">
            <text:p>550</text:p>
          </table:table-cell>
          <table:table-cell office:value-type="float" office:value="54.818" calcext:value-type="float">
            <text:p>54.8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8255813953488" calcext:value-type="float">
            <text:p>0.238255814</text:p>
          </table:table-cell>
          <table:table-cell table:formula="of:=[.B49]*100" office:value-type="float" office:value="23.8255813953488" calcext:value-type="float">
            <text:p>23.8255813953</text:p>
          </table:table-cell>
          <table:table-cell office:value-type="float" office:value="550" calcext:value-type="float">
            <text:p>550</text:p>
          </table:table-cell>
          <table:table-cell office:value-type="float" office:value="57.128" calcext:value-type="float">
            <text:p>57.1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42727272727273" calcext:value-type="float">
            <text:p>0.2427272727</text:p>
          </table:table-cell>
          <table:table-cell table:formula="of:=[.B50]*100" office:value-type="float" office:value="24.2727272727273" calcext:value-type="float">
            <text:p>24.2727272727</text:p>
          </table:table-cell>
          <table:table-cell office:value-type="float" office:value="550" calcext:value-type="float">
            <text:p>550</text:p>
          </table:table-cell>
          <table:table-cell office:value-type="float" office:value="52.344" calcext:value-type="float">
            <text:p>52.3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47222222222222" calcext:value-type="float">
            <text:p>0.2472222222</text:p>
          </table:table-cell>
          <table:table-cell table:formula="of:=[.B51]*100" office:value-type="float" office:value="24.7222222222222" calcext:value-type="float">
            <text:p>24.7222222222</text:p>
          </table:table-cell>
          <table:table-cell office:value-type="float" office:value="550" calcext:value-type="float">
            <text:p>550</text:p>
          </table:table-cell>
          <table:table-cell office:value-type="float" office:value="15.534" calcext:value-type="float">
            <text:p>15.5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51739130434783" calcext:value-type="float">
            <text:p>0.2517391304</text:p>
          </table:table-cell>
          <table:table-cell table:formula="of:=[.B52]*100" office:value-type="float" office:value="25.1739130434783" calcext:value-type="float">
            <text:p>25.1739130435</text:p>
          </table:table-cell>
          <table:table-cell office:value-type="float" office:value="550" calcext:value-type="float">
            <text:p>550</text:p>
          </table:table-cell>
          <table:table-cell office:value-type="float" office:value="60.808" calcext:value-type="float">
            <text:p>60.8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56276595744681" calcext:value-type="float">
            <text:p>0.2562765957</text:p>
          </table:table-cell>
          <table:table-cell table:formula="of:=[.B53]*100" office:value-type="float" office:value="25.6276595744681" calcext:value-type="float">
            <text:p>25.6276595745</text:p>
          </table:table-cell>
          <table:table-cell office:value-type="float" office:value="550" calcext:value-type="float">
            <text:p>550</text:p>
          </table:table-cell>
          <table:table-cell office:value-type="float" office:value="65.48" calcext:value-type="float">
            <text:p>65.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60833333333333" calcext:value-type="float">
            <text:p>0.2608333333</text:p>
          </table:table-cell>
          <table:table-cell table:formula="of:=[.B54]*100" office:value-type="float" office:value="26.0833333333333" calcext:value-type="float">
            <text:p>26.08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51.632" calcext:value-type="float">
            <text:p>51.6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65408163265306" calcext:value-type="float">
            <text:p>0.2654081633</text:p>
          </table:table-cell>
          <table:table-cell table:formula="of:=[.B55]*100" office:value-type="float" office:value="26.5408163265306" calcext:value-type="float">
            <text:p>26.5408163265</text:p>
          </table:table-cell>
          <table:table-cell office:value-type="float" office:value="550" calcext:value-type="float">
            <text:p>550</text:p>
          </table:table-cell>
          <table:table-cell office:value-type="float" office:value="57.134" calcext:value-type="float">
            <text:p>57.1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7" calcext:value-type="float">
            <text:p>0.27</text:p>
          </table:table-cell>
          <table:table-cell table:formula="of:=[.B56]*100" office:value-type="float" office:value="27" calcext:value-type="float">
            <text:p>27</text:p>
          </table:table-cell>
          <table:table-cell office:value-type="float" office:value="550" calcext:value-type="float">
            <text:p>550</text:p>
          </table:table-cell>
          <table:table-cell office:value-type="float" office:value="-64.906" calcext:value-type="float">
            <text:p>-64.9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74607843137255" calcext:value-type="float">
            <text:p>0.2746078431</text:p>
          </table:table-cell>
          <table:table-cell table:formula="of:=[.B57]*100" office:value-type="float" office:value="27.4607843137255" calcext:value-type="float">
            <text:p>27.4607843137</text:p>
          </table:table-cell>
          <table:table-cell office:value-type="float" office:value="550" calcext:value-type="float">
            <text:p>550</text:p>
          </table:table-cell>
          <table:table-cell office:value-type="float" office:value="45.98" calcext:value-type="float">
            <text:p>45.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79230769230769" calcext:value-type="float">
            <text:p>0.2792307692</text:p>
          </table:table-cell>
          <table:table-cell table:formula="of:=[.B58]*100" office:value-type="float" office:value="27.9230769230769" calcext:value-type="float">
            <text:p>27.9230769231</text:p>
          </table:table-cell>
          <table:table-cell office:value-type="float" office:value="550" calcext:value-type="float">
            <text:p>550</text:p>
          </table:table-cell>
          <table:table-cell office:value-type="float" office:value="-292.886" calcext:value-type="float">
            <text:p>-292.8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83867924528302" calcext:value-type="float">
            <text:p>0.2838679245</text:p>
          </table:table-cell>
          <table:table-cell table:formula="of:=[.B59]*100" office:value-type="float" office:value="28.3867924528302" calcext:value-type="float">
            <text:p>28.3867924528</text:p>
          </table:table-cell>
          <table:table-cell office:value-type="float" office:value="550" calcext:value-type="float">
            <text:p>550</text:p>
          </table:table-cell>
          <table:table-cell office:value-type="float" office:value="37.056" calcext:value-type="float">
            <text:p>37.0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88518518518518" calcext:value-type="float">
            <text:p>0.2885185185</text:p>
          </table:table-cell>
          <table:table-cell table:formula="of:=[.B60]*100" office:value-type="float" office:value="28.8518518518519" calcext:value-type="float">
            <text:p>28.8518518519</text:p>
          </table:table-cell>
          <table:table-cell office:value-type="float" office:value="550" calcext:value-type="float">
            <text:p>550</text:p>
          </table:table-cell>
          <table:table-cell office:value-type="float" office:value="45.296" calcext:value-type="float">
            <text:p>45.2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93181818181818" calcext:value-type="float">
            <text:p>0.2931818182</text:p>
          </table:table-cell>
          <table:table-cell table:formula="of:=[.B61]*100" office:value-type="float" office:value="29.3181818181818" calcext:value-type="float">
            <text:p>29.3181818182</text:p>
          </table:table-cell>
          <table:table-cell office:value-type="float" office:value="550" calcext:value-type="float">
            <text:p>550</text:p>
          </table:table-cell>
          <table:table-cell office:value-type="float" office:value="46.626" calcext:value-type="float">
            <text:p>46.62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97857142857143" calcext:value-type="float">
            <text:p>0.2978571429</text:p>
          </table:table-cell>
          <table:table-cell table:formula="of:=[.B62]*100" office:value-type="float" office:value="29.7857142857143" calcext:value-type="float">
            <text:p>29.7857142857</text:p>
          </table:table-cell>
          <table:table-cell office:value-type="float" office:value="550" calcext:value-type="float">
            <text:p>550</text:p>
          </table:table-cell>
          <table:table-cell office:value-type="float" office:value="46.39" calcext:value-type="float">
            <text:p>46.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02543859649123" calcext:value-type="float">
            <text:p>0.3025438596</text:p>
          </table:table-cell>
          <table:table-cell table:formula="of:=[.B63]*100" office:value-type="float" office:value="30.2543859649123" calcext:value-type="float">
            <text:p>30.2543859649</text:p>
          </table:table-cell>
          <table:table-cell office:value-type="float" office:value="550" calcext:value-type="float">
            <text:p>550</text:p>
          </table:table-cell>
          <table:table-cell office:value-type="float" office:value="-22.378" calcext:value-type="float">
            <text:p>-22.37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07241379310345" calcext:value-type="float">
            <text:p>0.3072413793</text:p>
          </table:table-cell>
          <table:table-cell table:formula="of:=[.B64]*100" office:value-type="float" office:value="30.7241379310345" calcext:value-type="float">
            <text:p>30.724137931</text:p>
          </table:table-cell>
          <table:table-cell office:value-type="float" office:value="550" calcext:value-type="float">
            <text:p>550</text:p>
          </table:table-cell>
          <table:table-cell office:value-type="float" office:value="-131.034" calcext:value-type="float">
            <text:p>-131.0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11949152542373" calcext:value-type="float">
            <text:p>0.3119491525</text:p>
          </table:table-cell>
          <table:table-cell table:formula="of:=[.B65]*100" office:value-type="float" office:value="31.1949152542373" calcext:value-type="float">
            <text:p>31.1949152542</text:p>
          </table:table-cell>
          <table:table-cell office:value-type="float" office:value="550" calcext:value-type="float">
            <text:p>550</text:p>
          </table:table-cell>
          <table:table-cell office:value-type="float" office:value="39.904" calcext:value-type="float">
            <text:p>39.9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16666666666667" calcext:value-type="float">
            <text:p>0.3166666667</text:p>
          </table:table-cell>
          <table:table-cell table:formula="of:=[.B66]*100" office:value-type="float" office:value="31.6666666666667" calcext:value-type="float">
            <text:p>31.6666666667</text:p>
          </table:table-cell>
          <table:table-cell office:value-type="float" office:value="550" calcext:value-type="float">
            <text:p>550</text:p>
          </table:table-cell>
          <table:table-cell office:value-type="float" office:value="42.076" calcext:value-type="float">
            <text:p>42.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21393442622951" calcext:value-type="float">
            <text:p>0.3213934426</text:p>
          </table:table-cell>
          <table:table-cell table:formula="of:=[.B67]*100" office:value-type="float" office:value="32.1393442622951" calcext:value-type="float">
            <text:p>32.1393442623</text:p>
          </table:table-cell>
          <table:table-cell office:value-type="float" office:value="550" calcext:value-type="float">
            <text:p>550</text:p>
          </table:table-cell>
          <table:table-cell office:value-type="float" office:value="35.214" calcext:value-type="float">
            <text:p>35.2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26129032258064" calcext:value-type="float">
            <text:p>0.3261290323</text:p>
          </table:table-cell>
          <table:table-cell table:formula="of:=[.B68]*100" office:value-type="float" office:value="32.6129032258064" calcext:value-type="float">
            <text:p>32.6129032258</text:p>
          </table:table-cell>
          <table:table-cell office:value-type="float" office:value="550" calcext:value-type="float">
            <text:p>550</text:p>
          </table:table-cell>
          <table:table-cell office:value-type="float" office:value="21.27" calcext:value-type="float">
            <text:p>21.2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30873015873016" calcext:value-type="float">
            <text:p>0.3308730159</text:p>
          </table:table-cell>
          <table:table-cell table:formula="of:=[.B69]*100" office:value-type="float" office:value="33.0873015873016" calcext:value-type="float">
            <text:p>33.0873015873</text:p>
          </table:table-cell>
          <table:table-cell office:value-type="float" office:value="550" calcext:value-type="float">
            <text:p>550</text:p>
          </table:table-cell>
          <table:table-cell office:value-type="float" office:value="32.246" calcext:value-type="float">
            <text:p>32.2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5625" calcext:value-type="float">
            <text:p>0.335625</text:p>
          </table:table-cell>
          <table:table-cell table:formula="of:=[.B70]*100" office:value-type="float" office:value="33.5625" calcext:value-type="float">
            <text:p>33.5625</text:p>
          </table:table-cell>
          <table:table-cell office:value-type="float" office:value="550" calcext:value-type="float">
            <text:p>550</text:p>
          </table:table-cell>
          <table:table-cell office:value-type="float" office:value="31.694" calcext:value-type="float">
            <text:p>31.6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40384615384615" calcext:value-type="float">
            <text:p>0.3403846154</text:p>
          </table:table-cell>
          <table:table-cell table:formula="of:=[.B71]*100" office:value-type="float" office:value="34.0384615384615" calcext:value-type="float">
            <text:p>34.0384615385</text:p>
          </table:table-cell>
          <table:table-cell office:value-type="float" office:value="550" calcext:value-type="float">
            <text:p>550</text:p>
          </table:table-cell>
          <table:table-cell office:value-type="float" office:value="28.626" calcext:value-type="float">
            <text:p>28.6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45151515151515" calcext:value-type="float">
            <text:p>0.3451515152</text:p>
          </table:table-cell>
          <table:table-cell table:formula="of:=[.B72]*100" office:value-type="float" office:value="34.5151515151515" calcext:value-type="float">
            <text:p>34.5151515152</text:p>
          </table:table-cell>
          <table:table-cell office:value-type="float" office:value="550" calcext:value-type="float">
            <text:p>550</text:p>
          </table:table-cell>
          <table:table-cell office:value-type="float" office:value="22.004" calcext:value-type="float">
            <text:p>22.0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49925373134328" calcext:value-type="float">
            <text:p>0.3499253731</text:p>
          </table:table-cell>
          <table:table-cell table:formula="of:=[.B73]*100" office:value-type="float" office:value="34.9925373134328" calcext:value-type="float">
            <text:p>34.9925373134</text:p>
          </table:table-cell>
          <table:table-cell office:value-type="float" office:value="550" calcext:value-type="float">
            <text:p>550</text:p>
          </table:table-cell>
          <table:table-cell office:value-type="float" office:value="30.302" calcext:value-type="float">
            <text:p>30.30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54705882352941" calcext:value-type="float">
            <text:p>0.3547058824</text:p>
          </table:table-cell>
          <table:table-cell table:formula="of:=[.B74]*100" office:value-type="float" office:value="35.4705882352941" calcext:value-type="float">
            <text:p>35.4705882353</text:p>
          </table:table-cell>
          <table:table-cell office:value-type="float" office:value="550" calcext:value-type="float">
            <text:p>550</text:p>
          </table:table-cell>
          <table:table-cell office:value-type="float" office:value="34.014" calcext:value-type="float">
            <text:p>34.01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59492753623188" calcext:value-type="float">
            <text:p>0.3594927536</text:p>
          </table:table-cell>
          <table:table-cell table:formula="of:=[.B75]*100" office:value-type="float" office:value="35.9492753623188" calcext:value-type="float">
            <text:p>35.9492753623</text:p>
          </table:table-cell>
          <table:table-cell office:value-type="float" office:value="550" calcext:value-type="float">
            <text:p>550</text:p>
          </table:table-cell>
          <table:table-cell office:value-type="float" office:value="29.034" calcext:value-type="float">
            <text:p>29.0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64285714285714" calcext:value-type="float">
            <text:p>0.3642857143</text:p>
          </table:table-cell>
          <table:table-cell table:formula="of:=[.B76]*100" office:value-type="float" office:value="36.4285714285714" calcext:value-type="float">
            <text:p>36.4285714286</text:p>
          </table:table-cell>
          <table:table-cell office:value-type="float" office:value="550" calcext:value-type="float">
            <text:p>550</text:p>
          </table:table-cell>
          <table:table-cell office:value-type="float" office:value="27.266" calcext:value-type="float">
            <text:p>27.26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084507042253" calcext:value-type="float">
            <text:p>0.369084507</text:p>
          </table:table-cell>
          <table:table-cell table:formula="of:=[.B77]*100" office:value-type="float" office:value="36.9084507042253" calcext:value-type="float">
            <text:p>36.9084507042</text:p>
          </table:table-cell>
          <table:table-cell office:value-type="float" office:value="550" calcext:value-type="float">
            <text:p>550</text:p>
          </table:table-cell>
          <table:table-cell office:value-type="float" office:value="21.694" calcext:value-type="float">
            <text:p>21.69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73888888888889" calcext:value-type="float">
            <text:p>0.3738888889</text:p>
          </table:table-cell>
          <table:table-cell table:formula="of:=[.B78]*100" office:value-type="float" office:value="37.3888888888889" calcext:value-type="float">
            <text:p>37.3888888889</text:p>
          </table:table-cell>
          <table:table-cell office:value-type="float" office:value="550" calcext:value-type="float">
            <text:p>550</text:p>
          </table:table-cell>
          <table:table-cell office:value-type="float" office:value="11.444" calcext:value-type="float">
            <text:p>11.4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8698630136986" calcext:value-type="float">
            <text:p>0.3786986301</text:p>
          </table:table-cell>
          <table:table-cell table:formula="of:=[.B79]*100" office:value-type="float" office:value="37.8698630136986" calcext:value-type="float">
            <text:p>37.8698630137</text:p>
          </table:table-cell>
          <table:table-cell office:value-type="float" office:value="550" calcext:value-type="float">
            <text:p>550</text:p>
          </table:table-cell>
          <table:table-cell office:value-type="float" office:value="28.512" calcext:value-type="float">
            <text:p>28.5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3513513513513" calcext:value-type="float">
            <text:p>0.3835135135</text:p>
          </table:table-cell>
          <table:table-cell table:formula="of:=[.B80]*100" office:value-type="float" office:value="38.3513513513513" calcext:value-type="float">
            <text:p>38.3513513514</text:p>
          </table:table-cell>
          <table:table-cell office:value-type="float" office:value="550" calcext:value-type="float">
            <text:p>550</text:p>
          </table:table-cell>
          <table:table-cell office:value-type="float" office:value="25.294" calcext:value-type="float">
            <text:p>25.29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8333333333333" calcext:value-type="float">
            <text:p>0.3883333333</text:p>
          </table:table-cell>
          <table:table-cell table:formula="of:=[.B81]*100" office:value-type="float" office:value="38.8333333333333" calcext:value-type="float">
            <text:p>38.8333333333</text:p>
          </table:table-cell>
          <table:table-cell office:value-type="float" office:value="550" calcext:value-type="float">
            <text:p>550</text:p>
          </table:table-cell>
          <table:table-cell office:value-type="float" office:value="1.164" calcext:value-type="float">
            <text:p>1.1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3157894736842" calcext:value-type="float">
            <text:p>0.3931578947</text:p>
          </table:table-cell>
          <table:table-cell table:formula="of:=[.B82]*100" office:value-type="float" office:value="39.3157894736842" calcext:value-type="float">
            <text:p>39.3157894737</text:p>
          </table:table-cell>
          <table:table-cell office:value-type="float" office:value="550" calcext:value-type="float">
            <text:p>550</text:p>
          </table:table-cell>
          <table:table-cell office:value-type="float" office:value="28.01" calcext:value-type="float">
            <text:p>28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7987012987013" calcext:value-type="float">
            <text:p>0.397987013</text:p>
          </table:table-cell>
          <table:table-cell table:formula="of:=[.B83]*100" office:value-type="float" office:value="39.7987012987013" calcext:value-type="float">
            <text:p>39.7987012987</text:p>
          </table:table-cell>
          <table:table-cell office:value-type="float" office:value="550" calcext:value-type="float">
            <text:p>550</text:p>
          </table:table-cell>
          <table:table-cell office:value-type="float" office:value="35.34" calcext:value-type="float">
            <text:p>35.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02820512820513" calcext:value-type="float">
            <text:p>0.4028205128</text:p>
          </table:table-cell>
          <table:table-cell table:formula="of:=[.B84]*100" office:value-type="float" office:value="40.2820512820513" calcext:value-type="float">
            <text:p>40.2820512821</text:p>
          </table:table-cell>
          <table:table-cell office:value-type="float" office:value="550" calcext:value-type="float">
            <text:p>550</text:p>
          </table:table-cell>
          <table:table-cell office:value-type="float" office:value="33.49" calcext:value-type="float">
            <text:p>33.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07658227848101" calcext:value-type="float">
            <text:p>0.4076582278</text:p>
          </table:table-cell>
          <table:table-cell table:formula="of:=[.B85]*100" office:value-type="float" office:value="40.7658227848101" calcext:value-type="float">
            <text:p>40.7658227848</text:p>
          </table:table-cell>
          <table:table-cell office:value-type="float" office:value="550" calcext:value-type="float">
            <text:p>550</text:p>
          </table:table-cell>
          <table:table-cell office:value-type="float" office:value="-23.086" calcext:value-type="float">
            <text:p>-23.08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125" calcext:value-type="float">
            <text:p>0.4125</text:p>
          </table:table-cell>
          <table:table-cell table:formula="of:=[.B86]*100" office:value-type="float" office:value="41.25" calcext:value-type="float">
            <text:p>41.25</text:p>
          </table:table-cell>
          <table:table-cell office:value-type="float" office:value="550" calcext:value-type="float">
            <text:p>550</text:p>
          </table:table-cell>
          <table:table-cell office:value-type="float" office:value="24.372" calcext:value-type="float">
            <text:p>24.3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17345679012346" calcext:value-type="float">
            <text:p>0.417345679</text:p>
          </table:table-cell>
          <table:table-cell table:formula="of:=[.B87]*100" office:value-type="float" office:value="41.7345679012346" calcext:value-type="float">
            <text:p>41.7345679012</text:p>
          </table:table-cell>
          <table:table-cell office:value-type="float" office:value="550" calcext:value-type="float">
            <text:p>550</text:p>
          </table:table-cell>
          <table:table-cell office:value-type="float" office:value="25.11" calcext:value-type="float">
            <text:p>25.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2219512195122" calcext:value-type="float">
            <text:p>0.422195122</text:p>
          </table:table-cell>
          <table:table-cell table:formula="of:=[.B88]*100" office:value-type="float" office:value="42.219512195122" calcext:value-type="float">
            <text:p>42.2195121951</text:p>
          </table:table-cell>
          <table:table-cell office:value-type="float" office:value="550" calcext:value-type="float">
            <text:p>550</text:p>
          </table:table-cell>
          <table:table-cell office:value-type="float" office:value="17.684" calcext:value-type="float">
            <text:p>17.68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27048192771084" calcext:value-type="float">
            <text:p>0.4270481928</text:p>
          </table:table-cell>
          <table:table-cell table:formula="of:=[.B89]*100" office:value-type="float" office:value="42.7048192771084" calcext:value-type="float">
            <text:p>42.7048192771</text:p>
          </table:table-cell>
          <table:table-cell office:value-type="float" office:value="550" calcext:value-type="float">
            <text:p>550</text:p>
          </table:table-cell>
          <table:table-cell office:value-type="float" office:value="19.732" calcext:value-type="float">
            <text:p>19.7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31904761904762" calcext:value-type="float">
            <text:p>0.4319047619</text:p>
          </table:table-cell>
          <table:table-cell table:formula="of:=[.B90]*100" office:value-type="float" office:value="43.1904761904762" calcext:value-type="float">
            <text:p>43.1904761905</text:p>
          </table:table-cell>
          <table:table-cell office:value-type="float" office:value="550" calcext:value-type="float">
            <text:p>550</text:p>
          </table:table-cell>
          <table:table-cell office:value-type="float" office:value="-308.172" calcext:value-type="float">
            <text:p>-308.1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36764705882353" calcext:value-type="float">
            <text:p>0.4367647059</text:p>
          </table:table-cell>
          <table:table-cell table:formula="of:=[.B91]*100" office:value-type="float" office:value="43.6764705882353" calcext:value-type="float">
            <text:p>43.6764705882</text:p>
          </table:table-cell>
          <table:table-cell office:value-type="float" office:value="550" calcext:value-type="float">
            <text:p>550</text:p>
          </table:table-cell>
          <table:table-cell office:value-type="float" office:value="-7.878" calcext:value-type="float">
            <text:p>-7.8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41627906976744" calcext:value-type="float">
            <text:p>0.441627907</text:p>
          </table:table-cell>
          <table:table-cell table:formula="of:=[.B92]*100" office:value-type="float" office:value="44.1627906976744" calcext:value-type="float">
            <text:p>44.1627906977</text:p>
          </table:table-cell>
          <table:table-cell office:value-type="float" office:value="550" calcext:value-type="float">
            <text:p>550</text:p>
          </table:table-cell>
          <table:table-cell office:value-type="float" office:value="28.848" calcext:value-type="float">
            <text:p>28.8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46494252873563" calcext:value-type="float">
            <text:p>0.4464942529</text:p>
          </table:table-cell>
          <table:table-cell table:formula="of:=[.B93]*100" office:value-type="float" office:value="44.6494252873563" calcext:value-type="float">
            <text:p>44.6494252874</text:p>
          </table:table-cell>
          <table:table-cell office:value-type="float" office:value="550" calcext:value-type="float">
            <text:p>550</text:p>
          </table:table-cell>
          <table:table-cell office:value-type="float" office:value="15.12" calcext:value-type="float">
            <text:p>15.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51363636363636" calcext:value-type="float">
            <text:p>0.4513636364</text:p>
          </table:table-cell>
          <table:table-cell table:formula="of:=[.B94]*100" office:value-type="float" office:value="45.1363636363636" calcext:value-type="float">
            <text:p>45.1363636364</text:p>
          </table:table-cell>
          <table:table-cell office:value-type="float" office:value="550" calcext:value-type="float">
            <text:p>550</text:p>
          </table:table-cell>
          <table:table-cell office:value-type="float" office:value="21.682" calcext:value-type="float">
            <text:p>21.6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5623595505618" calcext:value-type="float">
            <text:p>0.4562359551</text:p>
          </table:table-cell>
          <table:table-cell table:formula="of:=[.B95]*100" office:value-type="float" office:value="45.623595505618" calcext:value-type="float">
            <text:p>45.6235955056</text:p>
          </table:table-cell>
          <table:table-cell office:value-type="float" office:value="550" calcext:value-type="float">
            <text:p>550</text:p>
          </table:table-cell>
          <table:table-cell office:value-type="float" office:value="25.584" calcext:value-type="float">
            <text:p>25.5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61111111111111" calcext:value-type="float">
            <text:p>0.4611111111</text:p>
          </table:table-cell>
          <table:table-cell table:formula="of:=[.B96]*100" office:value-type="float" office:value="46.1111111111111" calcext:value-type="float">
            <text:p>46.1111111111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65989010989011" calcext:value-type="float">
            <text:p>0.465989011</text:p>
          </table:table-cell>
          <table:table-cell table:formula="of:=[.B97]*100" office:value-type="float" office:value="46.5989010989011" calcext:value-type="float">
            <text:p>46.5989010989</text:p>
          </table:table-cell>
          <table:table-cell office:value-type="float" office:value="550" calcext:value-type="float">
            <text:p>550</text:p>
          </table:table-cell>
          <table:table-cell office:value-type="float" office:value="13.02" calcext:value-type="float">
            <text:p>13.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70869565217391" calcext:value-type="float">
            <text:p>0.4708695652</text:p>
          </table:table-cell>
          <table:table-cell table:formula="of:=[.B98]*100" office:value-type="float" office:value="47.0869565217391" calcext:value-type="float">
            <text:p>47.0869565217</text:p>
          </table:table-cell>
          <table:table-cell office:value-type="float" office:value="552" calcext:value-type="float">
            <text:p>552</text:p>
          </table:table-cell>
          <table:table-cell office:value-type="float" office:value="7.028" calcext:value-type="float">
            <text:p>7.0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05" calcext:value-type="float">
            <text:p>1.005</text:p>
          </table:table-cell>
          <table:table-cell table:formula="of:=[.B99]*100" office:value-type="float" office:value="100.5" calcext:value-type="float">
            <text:p>100.5</text:p>
          </table:table-cell>
          <table:table-cell office:value-type="float" office:value="552" calcext:value-type="float">
            <text:p>552</text:p>
          </table:table-cell>
          <table:table-cell office:value-type="float" office:value="20.834" calcext:value-type="float">
            <text:p>20.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1" calcext:value-type="float">
            <text:p>0.51</text:p>
          </table:table-cell>
          <table:table-cell table:formula="of:=[.B100]*100" office:value-type="float" office:value="51" calcext:value-type="float">
            <text:p>51</text:p>
          </table:table-cell>
          <table:table-cell office:value-type="float" office:value="552" calcext:value-type="float">
            <text:p>552</text:p>
          </table:table-cell>
          <table:table-cell office:value-type="float" office:value="16.918" calcext:value-type="float">
            <text:p>16.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48333333333333" calcext:value-type="float">
            <text:p>0.3483333333</text:p>
          </table:table-cell>
          <table:table-cell table:formula="of:=[.B101]*100" office:value-type="float" office:value="34.8333333333333" calcext:value-type="float">
            <text:p>34.83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-45.798" calcext:value-type="float">
            <text:p>-45.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table:formula="of:=[.B102]*100" office:value-type="float" office:value="27" calcext:value-type="float">
            <text:p>27</text:p>
          </table:table-cell>
          <table:table-cell office:value-type="float" office:value="552" calcext:value-type="float">
            <text:p>552</text:p>
          </table:table-cell>
          <table:table-cell office:value-type="float" office:value="22.46" calcext:value-type="float">
            <text:p>22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25" calcext:value-type="float">
            <text:p>0.225</text:p>
          </table:table-cell>
          <table:table-cell table:formula="of:=[.B103]*100" office:value-type="float" office:value="22.5" calcext:value-type="float">
            <text:p>22.5</text:p>
          </table:table-cell>
          <table:table-cell office:value-type="float" office:value="552" calcext:value-type="float">
            <text:p>552</text:p>
          </table:table-cell>
          <table:table-cell office:value-type="float" office:value="22.86" calcext:value-type="float">
            <text:p>22.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96666666666667" calcext:value-type="float">
            <text:p>0.1966666667</text:p>
          </table:table-cell>
          <table:table-cell table:formula="of:=[.B104]*100" office:value-type="float" office:value="19.6666666666667" calcext:value-type="float">
            <text:p>19.6666666667</text:p>
          </table:table-cell>
          <table:table-cell office:value-type="float" office:value="552" calcext:value-type="float">
            <text:p>552</text:p>
          </table:table-cell>
          <table:table-cell office:value-type="float" office:value="-87.536" calcext:value-type="float">
            <text:p>-87.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77857142857143" calcext:value-type="float">
            <text:p>0.1778571429</text:p>
          </table:table-cell>
          <table:table-cell table:formula="of:=[.B105]*100" office:value-type="float" office:value="17.7857142857143" calcext:value-type="float">
            <text:p>17.7857142857</text:p>
          </table:table-cell>
          <table:table-cell office:value-type="float" office:value="552" calcext:value-type="float">
            <text:p>552</text:p>
          </table:table-cell>
          <table:table-cell office:value-type="float" office:value="36.48" calcext:value-type="float">
            <text:p>36.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65" calcext:value-type="float">
            <text:p>0.165</text:p>
          </table:table-cell>
          <table:table-cell table:formula="of:=[.B106]*100" office:value-type="float" office:value="16.5" calcext:value-type="float">
            <text:p>16.5</text:p>
          </table:table-cell>
          <table:table-cell office:value-type="float" office:value="552" calcext:value-type="float">
            <text:p>552</text:p>
          </table:table-cell>
          <table:table-cell office:value-type="float" office:value="-296.322" calcext:value-type="float">
            <text:p>-296.3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56111111111111" calcext:value-type="float">
            <text:p>0.1561111111</text:p>
          </table:table-cell>
          <table:table-cell table:formula="of:=[.B107]*100" office:value-type="float" office:value="15.6111111111111" calcext:value-type="float">
            <text:p>15.6111111111</text:p>
          </table:table-cell>
          <table:table-cell office:value-type="float" office:value="552" calcext:value-type="float">
            <text:p>552</text:p>
          </table:table-cell>
          <table:table-cell office:value-type="float" office:value="45.244" calcext:value-type="float">
            <text:p>45.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5" calcext:value-type="float">
            <text:p>0.15</text:p>
          </table:table-cell>
          <table:table-cell table:formula="of:=[.B108]*100"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  <table:table-cell office:value-type="float" office:value="7.232" calcext:value-type="float">
            <text:p>7.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45909090909091" calcext:value-type="float">
            <text:p>0.1459090909</text:p>
          </table:table-cell>
          <table:table-cell table:formula="of:=[.B109]*100" office:value-type="float" office:value="14.5909090909091" calcext:value-type="float">
            <text:p>14.5909090909</text:p>
          </table:table-cell>
          <table:table-cell office:value-type="float" office:value="552" calcext:value-type="float">
            <text:p>552</text:p>
          </table:table-cell>
          <table:table-cell office:value-type="float" office:value="42.182" calcext:value-type="float">
            <text:p>42.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43333333333333" calcext:value-type="float">
            <text:p>0.1433333333</text:p>
          </table:table-cell>
          <table:table-cell table:formula="of:=[.B110]*100" office:value-type="float" office:value="14.3333333333333" calcext:value-type="float">
            <text:p>14.33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43.45" calcext:value-type="float">
            <text:p>43.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41923076923077" calcext:value-type="float">
            <text:p>0.1419230769</text:p>
          </table:table-cell>
          <table:table-cell table:formula="of:=[.B111]*100" office:value-type="float" office:value="14.1923076923077" calcext:value-type="float">
            <text:p>14.1923076923</text:p>
          </table:table-cell>
          <table:table-cell office:value-type="float" office:value="552" calcext:value-type="float">
            <text:p>552</text:p>
          </table:table-cell>
          <table:table-cell office:value-type="float" office:value="48.084" calcext:value-type="float">
            <text:p>48.0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41428571428571" calcext:value-type="float">
            <text:p>0.1414285714</text:p>
          </table:table-cell>
          <table:table-cell table:formula="of:=[.B112]*100" office:value-type="float" office:value="14.1428571428571" calcext:value-type="float">
            <text:p>14.1428571429</text:p>
          </table:table-cell>
          <table:table-cell office:value-type="float" office:value="552" calcext:value-type="float">
            <text:p>552</text:p>
          </table:table-cell>
          <table:table-cell office:value-type="float" office:value="62.308" calcext:value-type="float">
            <text:p>62.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41666666666667" calcext:value-type="float">
            <text:p>0.1416666667</text:p>
          </table:table-cell>
          <table:table-cell table:formula="of:=[.B113]*100" office:value-type="float" office:value="14.1666666666667" calcext:value-type="float">
            <text:p>14.1666666667</text:p>
          </table:table-cell>
          <table:table-cell office:value-type="float" office:value="552" calcext:value-type="float">
            <text:p>552</text:p>
          </table:table-cell>
          <table:table-cell office:value-type="float" office:value="25.03" calcext:value-type="float">
            <text:p>25.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425" calcext:value-type="float">
            <text:p>0.1425</text:p>
          </table:table-cell>
          <table:table-cell table:formula="of:=[.B114]*100" office:value-type="float" office:value="14.25" calcext:value-type="float">
            <text:p>14.25</text:p>
          </table:table-cell>
          <table:table-cell office:value-type="float" office:value="552" calcext:value-type="float">
            <text:p>552</text:p>
          </table:table-cell>
          <table:table-cell office:value-type="float" office:value="63.912" calcext:value-type="float">
            <text:p>63.9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43823529411765" calcext:value-type="float">
            <text:p>0.1438235294</text:p>
          </table:table-cell>
          <table:table-cell table:formula="of:=[.B115]*100" office:value-type="float" office:value="14.3823529411765" calcext:value-type="float">
            <text:p>14.3823529412</text:p>
          </table:table-cell>
          <table:table-cell office:value-type="float" office:value="552" calcext:value-type="float">
            <text:p>552</text:p>
          </table:table-cell>
          <table:table-cell office:value-type="float" office:value="15.348" calcext:value-type="float">
            <text:p>15.3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45555555555556" calcext:value-type="float">
            <text:p>0.1455555556</text:p>
          </table:table-cell>
          <table:table-cell table:formula="of:=[.B116]*100" office:value-type="float" office:value="14.5555555555556" calcext:value-type="float">
            <text:p>14.5555555556</text:p>
          </table:table-cell>
          <table:table-cell office:value-type="float" office:value="552" calcext:value-type="float">
            <text:p>552</text:p>
          </table:table-cell>
          <table:table-cell office:value-type="float" office:value="27.036" calcext:value-type="float">
            <text:p>27.0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47631578947368" calcext:value-type="float">
            <text:p>0.1476315789</text:p>
          </table:table-cell>
          <table:table-cell table:formula="of:=[.B117]*100" office:value-type="float" office:value="14.7631578947368" calcext:value-type="float">
            <text:p>14.7631578947</text:p>
          </table:table-cell>
          <table:table-cell office:value-type="float" office:value="552" calcext:value-type="float">
            <text:p>552</text:p>
          </table:table-cell>
          <table:table-cell office:value-type="float" office:value="87.62" calcext:value-type="float">
            <text:p>87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5" calcext:value-type="float">
            <text:p>0.15</text:p>
          </table:table-cell>
          <table:table-cell table:formula="of:=[.B118]*100"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  <table:table-cell office:value-type="float" office:value="85.226" calcext:value-type="float">
            <text:p>85.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52619047619048" calcext:value-type="float">
            <text:p>0.1526190476</text:p>
          </table:table-cell>
          <table:table-cell table:formula="of:=[.B119]*100" office:value-type="float" office:value="15.2619047619048" calcext:value-type="float">
            <text:p>15.2619047619</text:p>
          </table:table-cell>
          <table:table-cell office:value-type="float" office:value="552" calcext:value-type="float">
            <text:p>552</text:p>
          </table:table-cell>
          <table:table-cell office:value-type="float" office:value="72.772" calcext:value-type="float">
            <text:p>72.7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55454545454545" calcext:value-type="float">
            <text:p>0.1554545455</text:p>
          </table:table-cell>
          <table:table-cell table:formula="of:=[.B120]*100" office:value-type="float" office:value="15.5454545454546" calcext:value-type="float">
            <text:p>15.5454545455</text:p>
          </table:table-cell>
          <table:table-cell office:value-type="float" office:value="552" calcext:value-type="float">
            <text:p>552</text:p>
          </table:table-cell>
          <table:table-cell office:value-type="float" office:value="97.164" calcext:value-type="float">
            <text:p>97.1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58478260869565" calcext:value-type="float">
            <text:p>0.1584782609</text:p>
          </table:table-cell>
          <table:table-cell table:formula="of:=[.B121]*100" office:value-type="float" office:value="15.8478260869565" calcext:value-type="float">
            <text:p>15.847826087</text:p>
          </table:table-cell>
          <table:table-cell office:value-type="float" office:value="552" calcext:value-type="float">
            <text:p>552</text:p>
          </table:table-cell>
          <table:table-cell office:value-type="float" office:value="92.018" calcext:value-type="float">
            <text:p>92.0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61666666666667" calcext:value-type="float">
            <text:p>0.1616666667</text:p>
          </table:table-cell>
          <table:table-cell table:formula="of:=[.B122]*100" office:value-type="float" office:value="16.1666666666667" calcext:value-type="float">
            <text:p>16.1666666667</text:p>
          </table:table-cell>
          <table:table-cell office:value-type="float" office:value="552" calcext:value-type="float">
            <text:p>552</text:p>
          </table:table-cell>
          <table:table-cell office:value-type="float" office:value="97.578" calcext:value-type="float">
            <text:p>97.5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65" calcext:value-type="float">
            <text:p>0.165</text:p>
          </table:table-cell>
          <table:table-cell table:formula="of:=[.B123]*100" office:value-type="float" office:value="16.5" calcext:value-type="float">
            <text:p>16.5</text:p>
          </table:table-cell>
          <table:table-cell office:value-type="float" office:value="552" calcext:value-type="float">
            <text:p>552</text:p>
          </table:table-cell>
          <table:table-cell office:value-type="float" office:value="114.136" calcext:value-type="float">
            <text:p>114.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68461538461538" calcext:value-type="float">
            <text:p>0.1684615385</text:p>
          </table:table-cell>
          <table:table-cell table:formula="of:=[.B124]*100" office:value-type="float" office:value="16.8461538461539" calcext:value-type="float">
            <text:p>16.8461538462</text:p>
          </table:table-cell>
          <table:table-cell office:value-type="float" office:value="552" calcext:value-type="float">
            <text:p>552</text:p>
          </table:table-cell>
          <table:table-cell office:value-type="float" office:value="111.574" calcext:value-type="float">
            <text:p>111.5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72037037037037" calcext:value-type="float">
            <text:p>0.172037037</text:p>
          </table:table-cell>
          <table:table-cell table:formula="of:=[.B125]*100" office:value-type="float" office:value="17.2037037037037" calcext:value-type="float">
            <text:p>17.2037037037</text:p>
          </table:table-cell>
          <table:table-cell office:value-type="float" office:value="552" calcext:value-type="float">
            <text:p>552</text:p>
          </table:table-cell>
          <table:table-cell office:value-type="float" office:value="110.91" calcext:value-type="float">
            <text:p>110.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75714285714286" calcext:value-type="float">
            <text:p>0.1757142857</text:p>
          </table:table-cell>
          <table:table-cell table:formula="of:=[.B126]*100" office:value-type="float" office:value="17.5714285714286" calcext:value-type="float">
            <text:p>17.5714285714</text:p>
          </table:table-cell>
          <table:table-cell office:value-type="float" office:value="552" calcext:value-type="float">
            <text:p>552</text:p>
          </table:table-cell>
          <table:table-cell office:value-type="float" office:value="75.742" calcext:value-type="float">
            <text:p>75.7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7948275862069" calcext:value-type="float">
            <text:p>0.1794827586</text:p>
          </table:table-cell>
          <table:table-cell table:formula="of:=[.B127]*100" office:value-type="float" office:value="17.948275862069" calcext:value-type="float">
            <text:p>17.9482758621</text:p>
          </table:table-cell>
          <table:table-cell office:value-type="float" office:value="552" calcext:value-type="float">
            <text:p>552</text:p>
          </table:table-cell>
          <table:table-cell office:value-type="float" office:value="90.688" calcext:value-type="float">
            <text:p>90.6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83333333333333" calcext:value-type="float">
            <text:p>0.1833333333</text:p>
          </table:table-cell>
          <table:table-cell table:formula="of:=[.B128]*100" office:value-type="float" office:value="18.3333333333333" calcext:value-type="float">
            <text:p>18.33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82.134" calcext:value-type="float">
            <text:p>82.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87258064516129" calcext:value-type="float">
            <text:p>0.1872580645</text:p>
          </table:table-cell>
          <table:table-cell table:formula="of:=[.B129]*100" office:value-type="float" office:value="18.7258064516129" calcext:value-type="float">
            <text:p>18.7258064516</text:p>
          </table:table-cell>
          <table:table-cell office:value-type="float" office:value="552" calcext:value-type="float">
            <text:p>552</text:p>
          </table:table-cell>
          <table:table-cell office:value-type="float" office:value="93.292" calcext:value-type="float">
            <text:p>93.2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9125" calcext:value-type="float">
            <text:p>0.19125</text:p>
          </table:table-cell>
          <table:table-cell table:formula="of:=[.B130]*100" office:value-type="float" office:value="19.125" calcext:value-type="float">
            <text:p>19.125</text:p>
          </table:table-cell>
          <table:table-cell office:value-type="float" office:value="552" calcext:value-type="float">
            <text:p>552</text:p>
          </table:table-cell>
          <table:table-cell office:value-type="float" office:value="95.59" calcext:value-type="float">
            <text:p>95.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9530303030303" calcext:value-type="float">
            <text:p>0.1953030303</text:p>
          </table:table-cell>
          <table:table-cell table:formula="of:=[.B131]*100" office:value-type="float" office:value="19.530303030303" calcext:value-type="float">
            <text:p>19.5303030303</text:p>
          </table:table-cell>
          <table:table-cell office:value-type="float" office:value="552" calcext:value-type="float">
            <text:p>552</text:p>
          </table:table-cell>
          <table:table-cell office:value-type="float" office:value="39.432" calcext:value-type="float">
            <text:p>39.4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99411764705882" calcext:value-type="float">
            <text:p>0.1994117647</text:p>
          </table:table-cell>
          <table:table-cell table:formula="of:=[.B132]*100" office:value-type="float" office:value="19.9411764705882" calcext:value-type="float">
            <text:p>19.9411764706</text:p>
          </table:table-cell>
          <table:table-cell office:value-type="float" office:value="552" calcext:value-type="float">
            <text:p>552</text:p>
          </table:table-cell>
          <table:table-cell office:value-type="float" office:value="-26.632" calcext:value-type="float">
            <text:p>-26.6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03571428571429" calcext:value-type="float">
            <text:p>0.2035714286</text:p>
          </table:table-cell>
          <table:table-cell table:formula="of:=[.B133]*100" office:value-type="float" office:value="20.3571428571429" calcext:value-type="float">
            <text:p>20.3571428571</text:p>
          </table:table-cell>
          <table:table-cell office:value-type="float" office:value="552" calcext:value-type="float">
            <text:p>552</text:p>
          </table:table-cell>
          <table:table-cell office:value-type="float" office:value="21.368" calcext:value-type="float">
            <text:p>21.3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07777777777778" calcext:value-type="float">
            <text:p>0.2077777778</text:p>
          </table:table-cell>
          <table:table-cell table:formula="of:=[.B134]*100" office:value-type="float" office:value="20.7777777777778" calcext:value-type="float">
            <text:p>20.7777777778</text:p>
          </table:table-cell>
          <table:table-cell office:value-type="float" office:value="552" calcext:value-type="float">
            <text:p>552</text:p>
          </table:table-cell>
          <table:table-cell office:value-type="float" office:value="117.172" calcext:value-type="float">
            <text:p>117.1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12027027027027" calcext:value-type="float">
            <text:p>0.212027027</text:p>
          </table:table-cell>
          <table:table-cell table:formula="of:=[.B135]*100" office:value-type="float" office:value="21.2027027027027" calcext:value-type="float">
            <text:p>21.2027027027</text:p>
          </table:table-cell>
          <table:table-cell office:value-type="float" office:value="552" calcext:value-type="float">
            <text:p>552</text:p>
          </table:table-cell>
          <table:table-cell office:value-type="float" office:value="58.406" calcext:value-type="float">
            <text:p>58.40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16315789473684" calcext:value-type="float">
            <text:p>0.2163157895</text:p>
          </table:table-cell>
          <table:table-cell table:formula="of:=[.B136]*100" office:value-type="float" office:value="21.6315789473684" calcext:value-type="float">
            <text:p>21.6315789474</text:p>
          </table:table-cell>
          <table:table-cell office:value-type="float" office:value="552" calcext:value-type="float">
            <text:p>552</text:p>
          </table:table-cell>
          <table:table-cell office:value-type="float" office:value="8.25" calcext:value-type="float">
            <text:p>8.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20641025641026" calcext:value-type="float">
            <text:p>0.2206410256</text:p>
          </table:table-cell>
          <table:table-cell table:formula="of:=[.B137]*100" office:value-type="float" office:value="22.0641025641026" calcext:value-type="float">
            <text:p>22.0641025641</text:p>
          </table:table-cell>
          <table:table-cell office:value-type="float" office:value="552" calcext:value-type="float">
            <text:p>552</text:p>
          </table:table-cell>
          <table:table-cell office:value-type="float" office:value="68.488" calcext:value-type="float">
            <text:p>68.4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25" calcext:value-type="float">
            <text:p>0.225</text:p>
          </table:table-cell>
          <table:table-cell table:formula="of:=[.B138]*100" office:value-type="float" office:value="22.5" calcext:value-type="float">
            <text:p>22.5</text:p>
          </table:table-cell>
          <table:table-cell office:value-type="float" office:value="552" calcext:value-type="float">
            <text:p>552</text:p>
          </table:table-cell>
          <table:table-cell office:value-type="float" office:value="70.7" calcext:value-type="float">
            <text:p>70.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29390243902439" calcext:value-type="float">
            <text:p>0.2293902439</text:p>
          </table:table-cell>
          <table:table-cell table:formula="of:=[.B139]*100" office:value-type="float" office:value="22.9390243902439" calcext:value-type="float">
            <text:p>22.9390243902</text:p>
          </table:table-cell>
          <table:table-cell office:value-type="float" office:value="552" calcext:value-type="float">
            <text:p>552</text:p>
          </table:table-cell>
          <table:table-cell office:value-type="float" office:value="73.476" calcext:value-type="float">
            <text:p>73.47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33809523809524" calcext:value-type="float">
            <text:p>0.2338095238</text:p>
          </table:table-cell>
          <table:table-cell table:formula="of:=[.B140]*100" office:value-type="float" office:value="23.3809523809524" calcext:value-type="float">
            <text:p>23.380952381</text:p>
          </table:table-cell>
          <table:table-cell office:value-type="float" office:value="552" calcext:value-type="float">
            <text:p>552</text:p>
          </table:table-cell>
          <table:table-cell office:value-type="float" office:value="71.508" calcext:value-type="float">
            <text:p>71.5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38255813953488" calcext:value-type="float">
            <text:p>0.238255814</text:p>
          </table:table-cell>
          <table:table-cell table:formula="of:=[.B141]*100" office:value-type="float" office:value="23.8255813953488" calcext:value-type="float">
            <text:p>23.8255813953</text:p>
          </table:table-cell>
          <table:table-cell office:value-type="float" office:value="552" calcext:value-type="float">
            <text:p>552</text:p>
          </table:table-cell>
          <table:table-cell office:value-type="float" office:value="64.502" calcext:value-type="float">
            <text:p>64.5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42727272727273" calcext:value-type="float">
            <text:p>0.2427272727</text:p>
          </table:table-cell>
          <table:table-cell table:formula="of:=[.B142]*100" office:value-type="float" office:value="24.2727272727273" calcext:value-type="float">
            <text:p>24.2727272727</text:p>
          </table:table-cell>
          <table:table-cell office:value-type="float" office:value="552" calcext:value-type="float">
            <text:p>552</text:p>
          </table:table-cell>
          <table:table-cell office:value-type="float" office:value="64.952" calcext:value-type="float">
            <text:p>64.95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47222222222222" calcext:value-type="float">
            <text:p>0.2472222222</text:p>
          </table:table-cell>
          <table:table-cell table:formula="of:=[.B143]*100" office:value-type="float" office:value="24.7222222222222" calcext:value-type="float">
            <text:p>24.7222222222</text:p>
          </table:table-cell>
          <table:table-cell office:value-type="float" office:value="552" calcext:value-type="float">
            <text:p>552</text:p>
          </table:table-cell>
          <table:table-cell office:value-type="float" office:value="81.034" calcext:value-type="float">
            <text:p>81.0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51739130434783" calcext:value-type="float">
            <text:p>0.2517391304</text:p>
          </table:table-cell>
          <table:table-cell table:formula="of:=[.B144]*100" office:value-type="float" office:value="25.1739130434783" calcext:value-type="float">
            <text:p>25.1739130435</text:p>
          </table:table-cell>
          <table:table-cell office:value-type="float" office:value="552" calcext:value-type="float">
            <text:p>552</text:p>
          </table:table-cell>
          <table:table-cell office:value-type="float" office:value="68.982" calcext:value-type="float">
            <text:p>68.9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56276595744681" calcext:value-type="float">
            <text:p>0.2562765957</text:p>
          </table:table-cell>
          <table:table-cell table:formula="of:=[.B145]*100" office:value-type="float" office:value="25.6276595744681" calcext:value-type="float">
            <text:p>25.6276595745</text:p>
          </table:table-cell>
          <table:table-cell office:value-type="float" office:value="552" calcext:value-type="float">
            <text:p>552</text:p>
          </table:table-cell>
          <table:table-cell office:value-type="float" office:value="38.64" calcext:value-type="float">
            <text:p>38.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60833333333333" calcext:value-type="float">
            <text:p>0.2608333333</text:p>
          </table:table-cell>
          <table:table-cell table:formula="of:=[.B146]*100" office:value-type="float" office:value="26.0833333333333" calcext:value-type="float">
            <text:p>26.08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60.256" calcext:value-type="float">
            <text:p>60.2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65408163265306" calcext:value-type="float">
            <text:p>0.2654081633</text:p>
          </table:table-cell>
          <table:table-cell table:formula="of:=[.B147]*100" office:value-type="float" office:value="26.5408163265306" calcext:value-type="float">
            <text:p>26.5408163265</text:p>
          </table:table-cell>
          <table:table-cell office:value-type="float" office:value="552" calcext:value-type="float">
            <text:p>552</text:p>
          </table:table-cell>
          <table:table-cell office:value-type="float" office:value="48.572" calcext:value-type="float">
            <text:p>48.5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7" calcext:value-type="float">
            <text:p>0.27</text:p>
          </table:table-cell>
          <table:table-cell table:formula="of:=[.B148]*100" office:value-type="float" office:value="27" calcext:value-type="float">
            <text:p>27</text:p>
          </table:table-cell>
          <table:table-cell office:value-type="float" office:value="552" calcext:value-type="float">
            <text:p>552</text:p>
          </table:table-cell>
          <table:table-cell office:value-type="float" office:value="40.75" calcext:value-type="float">
            <text:p>40.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74607843137255" calcext:value-type="float">
            <text:p>0.2746078431</text:p>
          </table:table-cell>
          <table:table-cell table:formula="of:=[.B149]*100" office:value-type="float" office:value="27.4607843137255" calcext:value-type="float">
            <text:p>27.4607843137</text:p>
          </table:table-cell>
          <table:table-cell office:value-type="float" office:value="552" calcext:value-type="float">
            <text:p>552</text:p>
          </table:table-cell>
          <table:table-cell office:value-type="float" office:value="44.906" calcext:value-type="float">
            <text:p>44.9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79230769230769" calcext:value-type="float">
            <text:p>0.2792307692</text:p>
          </table:table-cell>
          <table:table-cell table:formula="of:=[.B150]*100" office:value-type="float" office:value="27.9230769230769" calcext:value-type="float">
            <text:p>27.9230769231</text:p>
          </table:table-cell>
          <table:table-cell office:value-type="float" office:value="552" calcext:value-type="float">
            <text:p>552</text:p>
          </table:table-cell>
          <table:table-cell office:value-type="float" office:value="12.53" calcext:value-type="float">
            <text:p>12.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83867924528302" calcext:value-type="float">
            <text:p>0.2838679245</text:p>
          </table:table-cell>
          <table:table-cell table:formula="of:=[.B151]*100" office:value-type="float" office:value="28.3867924528302" calcext:value-type="float">
            <text:p>28.3867924528</text:p>
          </table:table-cell>
          <table:table-cell office:value-type="float" office:value="552" calcext:value-type="float">
            <text:p>552</text:p>
          </table:table-cell>
          <table:table-cell office:value-type="float" office:value="28.716" calcext:value-type="float">
            <text:p>28.71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88518518518518" calcext:value-type="float">
            <text:p>0.2885185185</text:p>
          </table:table-cell>
          <table:table-cell table:formula="of:=[.B152]*100" office:value-type="float" office:value="28.8518518518519" calcext:value-type="float">
            <text:p>28.8518518519</text:p>
          </table:table-cell>
          <table:table-cell office:value-type="float" office:value="552" calcext:value-type="float">
            <text:p>552</text:p>
          </table:table-cell>
          <table:table-cell office:value-type="float" office:value="-22.73" calcext:value-type="float">
            <text:p>-22.7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93181818181818" calcext:value-type="float">
            <text:p>0.2931818182</text:p>
          </table:table-cell>
          <table:table-cell table:formula="of:=[.B153]*100" office:value-type="float" office:value="29.3181818181818" calcext:value-type="float">
            <text:p>29.3181818182</text:p>
          </table:table-cell>
          <table:table-cell office:value-type="float" office:value="552" calcext:value-type="float">
            <text:p>552</text:p>
          </table:table-cell>
          <table:table-cell office:value-type="float" office:value="38.682" calcext:value-type="float">
            <text:p>38.68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97857142857143" calcext:value-type="float">
            <text:p>0.2978571429</text:p>
          </table:table-cell>
          <table:table-cell table:formula="of:=[.B154]*100" office:value-type="float" office:value="29.7857142857143" calcext:value-type="float">
            <text:p>29.7857142857</text:p>
          </table:table-cell>
          <table:table-cell office:value-type="float" office:value="552" calcext:value-type="float">
            <text:p>552</text:p>
          </table:table-cell>
          <table:table-cell office:value-type="float" office:value="45.762" calcext:value-type="float">
            <text:p>45.7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02543859649123" calcext:value-type="float">
            <text:p>0.3025438596</text:p>
          </table:table-cell>
          <table:table-cell table:formula="of:=[.B155]*100" office:value-type="float" office:value="30.2543859649123" calcext:value-type="float">
            <text:p>30.2543859649</text:p>
          </table:table-cell>
          <table:table-cell office:value-type="float" office:value="552" calcext:value-type="float">
            <text:p>552</text:p>
          </table:table-cell>
          <table:table-cell office:value-type="float" office:value="38.464" calcext:value-type="float">
            <text:p>38.4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07241379310345" calcext:value-type="float">
            <text:p>0.3072413793</text:p>
          </table:table-cell>
          <table:table-cell table:formula="of:=[.B156]*100" office:value-type="float" office:value="30.7241379310345" calcext:value-type="float">
            <text:p>30.724137931</text:p>
          </table:table-cell>
          <table:table-cell office:value-type="float" office:value="552" calcext:value-type="float">
            <text:p>552</text:p>
          </table:table-cell>
          <table:table-cell office:value-type="float" office:value="42.072" calcext:value-type="float">
            <text:p>42.0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11949152542373" calcext:value-type="float">
            <text:p>0.3119491525</text:p>
          </table:table-cell>
          <table:table-cell table:formula="of:=[.B157]*100" office:value-type="float" office:value="31.1949152542373" calcext:value-type="float">
            <text:p>31.1949152542</text:p>
          </table:table-cell>
          <table:table-cell office:value-type="float" office:value="552" calcext:value-type="float">
            <text:p>552</text:p>
          </table:table-cell>
          <table:table-cell office:value-type="float" office:value="10.588" calcext:value-type="float">
            <text:p>10.5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16666666666667" calcext:value-type="float">
            <text:p>0.3166666667</text:p>
          </table:table-cell>
          <table:table-cell table:formula="of:=[.B158]*100" office:value-type="float" office:value="31.6666666666667" calcext:value-type="float">
            <text:p>31.6666666667</text:p>
          </table:table-cell>
          <table:table-cell office:value-type="float" office:value="552" calcext:value-type="float">
            <text:p>552</text:p>
          </table:table-cell>
          <table:table-cell office:value-type="float" office:value="11.586" calcext:value-type="float">
            <text:p>11.5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21393442622951" calcext:value-type="float">
            <text:p>0.3213934426</text:p>
          </table:table-cell>
          <table:table-cell table:formula="of:=[.B159]*100" office:value-type="float" office:value="32.1393442622951" calcext:value-type="float">
            <text:p>32.1393442623</text:p>
          </table:table-cell>
          <table:table-cell office:value-type="float" office:value="552" calcext:value-type="float">
            <text:p>552</text:p>
          </table:table-cell>
          <table:table-cell office:value-type="float" office:value="-55.282" calcext:value-type="float">
            <text:p>-55.28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26129032258064" calcext:value-type="float">
            <text:p>0.3261290323</text:p>
          </table:table-cell>
          <table:table-cell table:formula="of:=[.B160]*100" office:value-type="float" office:value="32.6129032258064" calcext:value-type="float">
            <text:p>32.6129032258</text:p>
          </table:table-cell>
          <table:table-cell office:value-type="float" office:value="552" calcext:value-type="float">
            <text:p>552</text:p>
          </table:table-cell>
          <table:table-cell office:value-type="float" office:value="29.98" calcext:value-type="float">
            <text:p>29.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30873015873016" calcext:value-type="float">
            <text:p>0.3308730159</text:p>
          </table:table-cell>
          <table:table-cell table:formula="of:=[.B161]*100" office:value-type="float" office:value="33.0873015873016" calcext:value-type="float">
            <text:p>33.0873015873</text:p>
          </table:table-cell>
          <table:table-cell office:value-type="float" office:value="552" calcext:value-type="float">
            <text:p>552</text:p>
          </table:table-cell>
          <table:table-cell office:value-type="float" office:value="26.426" calcext:value-type="float">
            <text:p>26.4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35625" calcext:value-type="float">
            <text:p>0.335625</text:p>
          </table:table-cell>
          <table:table-cell table:formula="of:=[.B162]*100" office:value-type="float" office:value="33.5625" calcext:value-type="float">
            <text:p>33.5625</text:p>
          </table:table-cell>
          <table:table-cell office:value-type="float" office:value="552" calcext:value-type="float">
            <text:p>552</text:p>
          </table:table-cell>
          <table:table-cell office:value-type="float" office:value="23.492" calcext:value-type="float">
            <text:p>23.49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40384615384615" calcext:value-type="float">
            <text:p>0.3403846154</text:p>
          </table:table-cell>
          <table:table-cell table:formula="of:=[.B163]*100" office:value-type="float" office:value="34.0384615384615" calcext:value-type="float">
            <text:p>34.0384615385</text:p>
          </table:table-cell>
          <table:table-cell office:value-type="float" office:value="552" calcext:value-type="float">
            <text:p>552</text:p>
          </table:table-cell>
          <table:table-cell office:value-type="float" office:value="18.782" calcext:value-type="float">
            <text:p>18.7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45151515151515" calcext:value-type="float">
            <text:p>0.3451515152</text:p>
          </table:table-cell>
          <table:table-cell table:formula="of:=[.B164]*100" office:value-type="float" office:value="34.5151515151515" calcext:value-type="float">
            <text:p>34.5151515152</text:p>
          </table:table-cell>
          <table:table-cell office:value-type="float" office:value="552" calcext:value-type="float">
            <text:p>552</text:p>
          </table:table-cell>
          <table:table-cell office:value-type="float" office:value="29.25" calcext:value-type="float">
            <text:p>29.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49925373134328" calcext:value-type="float">
            <text:p>0.3499253731</text:p>
          </table:table-cell>
          <table:table-cell table:formula="of:=[.B165]*100" office:value-type="float" office:value="34.9925373134328" calcext:value-type="float">
            <text:p>34.9925373134</text:p>
          </table:table-cell>
          <table:table-cell office:value-type="float" office:value="552" calcext:value-type="float">
            <text:p>552</text:p>
          </table:table-cell>
          <table:table-cell office:value-type="float" office:value="26.642" calcext:value-type="float">
            <text:p>26.64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54705882352941" calcext:value-type="float">
            <text:p>0.3547058824</text:p>
          </table:table-cell>
          <table:table-cell table:formula="of:=[.B166]*100" office:value-type="float" office:value="35.4705882352941" calcext:value-type="float">
            <text:p>35.4705882353</text:p>
          </table:table-cell>
          <table:table-cell office:value-type="float" office:value="552" calcext:value-type="float">
            <text:p>552</text:p>
          </table:table-cell>
          <table:table-cell office:value-type="float" office:value="21.054" calcext:value-type="float">
            <text:p>21.0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59492753623188" calcext:value-type="float">
            <text:p>0.3594927536</text:p>
          </table:table-cell>
          <table:table-cell table:formula="of:=[.B167]*100" office:value-type="float" office:value="35.9492753623188" calcext:value-type="float">
            <text:p>35.9492753623</text:p>
          </table:table-cell>
          <table:table-cell office:value-type="float" office:value="552" calcext:value-type="float">
            <text:p>552</text:p>
          </table:table-cell>
          <table:table-cell office:value-type="float" office:value="28.088" calcext:value-type="float">
            <text:p>28.0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64285714285714" calcext:value-type="float">
            <text:p>0.3642857143</text:p>
          </table:table-cell>
          <table:table-cell table:formula="of:=[.B168]*100" office:value-type="float" office:value="36.4285714285714" calcext:value-type="float">
            <text:p>36.4285714286</text:p>
          </table:table-cell>
          <table:table-cell office:value-type="float" office:value="552" calcext:value-type="float">
            <text:p>552</text:p>
          </table:table-cell>
          <table:table-cell office:value-type="float" office:value="24.472" calcext:value-type="float">
            <text:p>24.47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69084507042253" calcext:value-type="float">
            <text:p>0.369084507</text:p>
          </table:table-cell>
          <table:table-cell table:formula="of:=[.B169]*100" office:value-type="float" office:value="36.9084507042253" calcext:value-type="float">
            <text:p>36.9084507042</text:p>
          </table:table-cell>
          <table:table-cell office:value-type="float" office:value="552" calcext:value-type="float">
            <text:p>552</text:p>
          </table:table-cell>
          <table:table-cell office:value-type="float" office:value="29.18" calcext:value-type="float">
            <text:p>29.1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73888888888889" calcext:value-type="float">
            <text:p>0.3738888889</text:p>
          </table:table-cell>
          <table:table-cell table:formula="of:=[.B170]*100" office:value-type="float" office:value="37.3888888888889" calcext:value-type="float">
            <text:p>37.3888888889</text:p>
          </table:table-cell>
          <table:table-cell office:value-type="float" office:value="552" calcext:value-type="float">
            <text:p>552</text:p>
          </table:table-cell>
          <table:table-cell office:value-type="float" office:value="18.72" calcext:value-type="float">
            <text:p>18.7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78698630136986" calcext:value-type="float">
            <text:p>0.3786986301</text:p>
          </table:table-cell>
          <table:table-cell table:formula="of:=[.B171]*100" office:value-type="float" office:value="37.8698630136986" calcext:value-type="float">
            <text:p>37.8698630137</text:p>
          </table:table-cell>
          <table:table-cell office:value-type="float" office:value="552" calcext:value-type="float">
            <text:p>552</text:p>
          </table:table-cell>
          <table:table-cell office:value-type="float" office:value="14.48" calcext:value-type="float">
            <text:p>14.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83513513513513" calcext:value-type="float">
            <text:p>0.3835135135</text:p>
          </table:table-cell>
          <table:table-cell table:formula="of:=[.B172]*100" office:value-type="float" office:value="38.3513513513513" calcext:value-type="float">
            <text:p>38.3513513514</text:p>
          </table:table-cell>
          <table:table-cell office:value-type="float" office:value="552" calcext:value-type="float">
            <text:p>552</text:p>
          </table:table-cell>
          <table:table-cell office:value-type="float" office:value="24.36" calcext:value-type="float">
            <text:p>24.3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88333333333333" calcext:value-type="float">
            <text:p>0.3883333333</text:p>
          </table:table-cell>
          <table:table-cell table:formula="of:=[.B173]*100" office:value-type="float" office:value="38.8333333333333" calcext:value-type="float">
            <text:p>38.8333333333</text:p>
          </table:table-cell>
          <table:table-cell office:value-type="float" office:value="552" calcext:value-type="float">
            <text:p>552</text:p>
          </table:table-cell>
          <table:table-cell office:value-type="float" office:value="30.146" calcext:value-type="float">
            <text:p>30.1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93157894736842" calcext:value-type="float">
            <text:p>0.3931578947</text:p>
          </table:table-cell>
          <table:table-cell table:formula="of:=[.B174]*100" office:value-type="float" office:value="39.3157894736842" calcext:value-type="float">
            <text:p>39.3157894737</text:p>
          </table:table-cell>
          <table:table-cell office:value-type="float" office:value="552" calcext:value-type="float">
            <text:p>552</text:p>
          </table:table-cell>
          <table:table-cell office:value-type="float" office:value="22.836" calcext:value-type="float">
            <text:p>22.8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97987012987013" calcext:value-type="float">
            <text:p>0.397987013</text:p>
          </table:table-cell>
          <table:table-cell table:formula="of:=[.B175]*100" office:value-type="float" office:value="39.7987012987013" calcext:value-type="float">
            <text:p>39.7987012987</text:p>
          </table:table-cell>
          <table:table-cell office:value-type="float" office:value="552" calcext:value-type="float">
            <text:p>552</text:p>
          </table:table-cell>
          <table:table-cell office:value-type="float" office:value="27.658" calcext:value-type="float">
            <text:p>27.6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02820512820513" calcext:value-type="float">
            <text:p>0.4028205128</text:p>
          </table:table-cell>
          <table:table-cell table:formula="of:=[.B176]*100" office:value-type="float" office:value="40.2820512820513" calcext:value-type="float">
            <text:p>40.2820512821</text:p>
          </table:table-cell>
          <table:table-cell office:value-type="float" office:value="552" calcext:value-type="float">
            <text:p>552</text:p>
          </table:table-cell>
          <table:table-cell office:value-type="float" office:value="-45.324" calcext:value-type="float">
            <text:p>-45.3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07658227848101" calcext:value-type="float">
            <text:p>0.4076582278</text:p>
          </table:table-cell>
          <table:table-cell table:formula="of:=[.B177]*100" office:value-type="float" office:value="40.7658227848101" calcext:value-type="float">
            <text:p>40.7658227848</text:p>
          </table:table-cell>
          <table:table-cell office:value-type="float" office:value="552" calcext:value-type="float">
            <text:p>552</text:p>
          </table:table-cell>
          <table:table-cell office:value-type="float" office:value="28.376" calcext:value-type="float">
            <text:p>28.3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125" calcext:value-type="float">
            <text:p>0.4125</text:p>
          </table:table-cell>
          <table:table-cell table:formula="of:=[.B178]*100" office:value-type="float" office:value="41.25" calcext:value-type="float">
            <text:p>41.25</text:p>
          </table:table-cell>
          <table:table-cell office:value-type="float" office:value="552" calcext:value-type="float">
            <text:p>552</text:p>
          </table:table-cell>
          <table:table-cell office:value-type="float" office:value="22.286" calcext:value-type="float">
            <text:p>22.2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17345679012346" calcext:value-type="float">
            <text:p>0.417345679</text:p>
          </table:table-cell>
          <table:table-cell table:formula="of:=[.B179]*100" office:value-type="float" office:value="41.7345679012346" calcext:value-type="float">
            <text:p>41.7345679012</text:p>
          </table:table-cell>
          <table:table-cell office:value-type="float" office:value="552" calcext:value-type="float">
            <text:p>552</text:p>
          </table:table-cell>
          <table:table-cell office:value-type="float" office:value="-314.758" calcext:value-type="float">
            <text:p>-314.75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2219512195122" calcext:value-type="float">
            <text:p>0.422195122</text:p>
          </table:table-cell>
          <table:table-cell table:formula="of:=[.B180]*100" office:value-type="float" office:value="42.219512195122" calcext:value-type="float">
            <text:p>42.2195121951</text:p>
          </table:table-cell>
          <table:table-cell office:value-type="float" office:value="552" calcext:value-type="float">
            <text:p>552</text:p>
          </table:table-cell>
          <table:table-cell office:value-type="float" office:value="24.338" calcext:value-type="float">
            <text:p>24.3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27048192771084" calcext:value-type="float">
            <text:p>0.4270481928</text:p>
          </table:table-cell>
          <table:table-cell table:formula="of:=[.B181]*100" office:value-type="float" office:value="42.7048192771084" calcext:value-type="float">
            <text:p>42.7048192771</text:p>
          </table:table-cell>
          <table:table-cell office:value-type="float" office:value="552" calcext:value-type="float">
            <text:p>552</text:p>
          </table:table-cell>
          <table:table-cell office:value-type="float" office:value="22.888" calcext:value-type="float">
            <text:p>22.8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31904761904762" calcext:value-type="float">
            <text:p>0.4319047619</text:p>
          </table:table-cell>
          <table:table-cell table:formula="of:=[.B182]*100" office:value-type="float" office:value="43.1904761904762" calcext:value-type="float">
            <text:p>43.1904761905</text:p>
          </table:table-cell>
          <table:table-cell office:value-type="float" office:value="552" calcext:value-type="float">
            <text:p>552</text:p>
          </table:table-cell>
          <table:table-cell office:value-type="float" office:value="-61.702" calcext:value-type="float">
            <text:p>-61.70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36764705882353" calcext:value-type="float">
            <text:p>0.4367647059</text:p>
          </table:table-cell>
          <table:table-cell table:formula="of:=[.B183]*100" office:value-type="float" office:value="43.6764705882353" calcext:value-type="float">
            <text:p>43.6764705882</text:p>
          </table:table-cell>
          <table:table-cell office:value-type="float" office:value="552" calcext:value-type="float">
            <text:p>552</text:p>
          </table:table-cell>
          <table:table-cell office:value-type="float" office:value="17.978" calcext:value-type="float">
            <text:p>17.9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41627906976744" calcext:value-type="float">
            <text:p>0.441627907</text:p>
          </table:table-cell>
          <table:table-cell table:formula="of:=[.B184]*100" office:value-type="float" office:value="44.1627906976744" calcext:value-type="float">
            <text:p>44.1627906977</text:p>
          </table:table-cell>
          <table:table-cell office:value-type="float" office:value="552" calcext:value-type="float">
            <text:p>552</text:p>
          </table:table-cell>
          <table:table-cell office:value-type="float" office:value="-13" calcext:value-type="float">
            <text:p>-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46494252873563" calcext:value-type="float">
            <text:p>0.4464942529</text:p>
          </table:table-cell>
          <table:table-cell table:formula="of:=[.B185]*100" office:value-type="float" office:value="44.6494252873563" calcext:value-type="float">
            <text:p>44.6494252874</text:p>
          </table:table-cell>
          <table:table-cell office:value-type="float" office:value="552" calcext:value-type="float">
            <text:p>552</text:p>
          </table:table-cell>
          <table:table-cell office:value-type="float" office:value="-153.668" calcext:value-type="float">
            <text:p>-153.66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51363636363636" calcext:value-type="float">
            <text:p>0.4513636364</text:p>
          </table:table-cell>
          <table:table-cell table:formula="of:=[.B186]*100" office:value-type="float" office:value="45.1363636363636" calcext:value-type="float">
            <text:p>45.1363636364</text:p>
          </table:table-cell>
          <table:table-cell office:value-type="float" office:value="555" calcext:value-type="float">
            <text:p>555</text:p>
          </table:table-cell>
          <table:table-cell office:value-type="float" office:value="11.066" calcext:value-type="float">
            <text:p>11.06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005" calcext:value-type="float">
            <text:p>1.005</text:p>
          </table:table-cell>
          <table:table-cell table:formula="of:=[.B187]*100" office:value-type="float" office:value="100.5" calcext:value-type="float">
            <text:p>100.5</text:p>
          </table:table-cell>
          <table:table-cell office:value-type="float" office:value="555" calcext:value-type="float">
            <text:p>555</text:p>
          </table:table-cell>
          <table:table-cell office:value-type="float" office:value="19.744" calcext:value-type="float">
            <text:p>19.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1" calcext:value-type="float">
            <text:p>0.51</text:p>
          </table:table-cell>
          <table:table-cell table:formula="of:=[.B188]*100"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7.128" calcext:value-type="float">
            <text:p>7.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48333333333333" calcext:value-type="float">
            <text:p>0.3483333333</text:p>
          </table:table-cell>
          <table:table-cell table:formula="of:=[.B189]*100" office:value-type="float" office:value="34.8333333333333" calcext:value-type="float">
            <text:p>34.83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-46.784" calcext:value-type="float">
            <text:p>-46.7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7" calcext:value-type="float">
            <text:p>0.27</text:p>
          </table:table-cell>
          <table:table-cell table:formula="of:=[.B190]*100" office:value-type="float" office:value="27" calcext:value-type="float">
            <text:p>27</text:p>
          </table:table-cell>
          <table:table-cell office:value-type="float" office:value="555" calcext:value-type="float">
            <text:p>555</text:p>
          </table:table-cell>
          <table:table-cell office:value-type="float" office:value="-314.762" calcext:value-type="float">
            <text:p>-314.7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25" calcext:value-type="float">
            <text:p>0.225</text:p>
          </table:table-cell>
          <table:table-cell table:formula="of:=[.B191]*100" office:value-type="float" office:value="22.5" calcext:value-type="float">
            <text:p>22.5</text:p>
          </table:table-cell>
          <table:table-cell office:value-type="float" office:value="555" calcext:value-type="float">
            <text:p>555</text:p>
          </table:table-cell>
          <table:table-cell office:value-type="float" office:value="26.058" calcext:value-type="float">
            <text:p>26.0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96666666666667" calcext:value-type="float">
            <text:p>0.1966666667</text:p>
          </table:table-cell>
          <table:table-cell table:formula="of:=[.B192]*100" office:value-type="float" office:value="19.6666666666667" calcext:value-type="float">
            <text:p>19.6666666667</text:p>
          </table:table-cell>
          <table:table-cell office:value-type="float" office:value="555" calcext:value-type="float">
            <text:p>555</text:p>
          </table:table-cell>
          <table:table-cell office:value-type="float" office:value="27.518" calcext:value-type="float">
            <text:p>27.5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77857142857143" calcext:value-type="float">
            <text:p>0.1778571429</text:p>
          </table:table-cell>
          <table:table-cell table:formula="of:=[.B193]*100" office:value-type="float" office:value="17.7857142857143" calcext:value-type="float">
            <text:p>17.7857142857</text:p>
          </table:table-cell>
          <table:table-cell office:value-type="float" office:value="555" calcext:value-type="float">
            <text:p>555</text:p>
          </table:table-cell>
          <table:table-cell office:value-type="float" office:value="27.796" calcext:value-type="float">
            <text:p>27.7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65" calcext:value-type="float">
            <text:p>0.165</text:p>
          </table:table-cell>
          <table:table-cell table:formula="of:=[.B194]*100" office:value-type="float" office:value="16.5" calcext:value-type="float">
            <text:p>16.5</text:p>
          </table:table-cell>
          <table:table-cell office:value-type="float" office:value="555" calcext:value-type="float">
            <text:p>555</text:p>
          </table:table-cell>
          <table:table-cell office:value-type="float" office:value="36.302" calcext:value-type="float">
            <text:p>36.3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56111111111111" calcext:value-type="float">
            <text:p>0.1561111111</text:p>
          </table:table-cell>
          <table:table-cell table:formula="of:=[.B195]*100" office:value-type="float" office:value="15.6111111111111" calcext:value-type="float">
            <text:p>15.6111111111</text:p>
          </table:table-cell>
          <table:table-cell office:value-type="float" office:value="555" calcext:value-type="float">
            <text:p>555</text:p>
          </table:table-cell>
          <table:table-cell office:value-type="float" office:value="29.284" calcext:value-type="float">
            <text:p>29.2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5" calcext:value-type="float">
            <text:p>0.15</text:p>
          </table:table-cell>
          <table:table-cell table:formula="of:=[.B196]*100" office:value-type="float" office:value="15" calcext:value-type="float">
            <text:p>15</text:p>
          </table:table-cell>
          <table:table-cell office:value-type="float" office:value="555" calcext:value-type="float">
            <text:p>555</text:p>
          </table:table-cell>
          <table:table-cell office:value-type="float" office:value="26.894" calcext:value-type="float">
            <text:p>26.8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45909090909091" calcext:value-type="float">
            <text:p>0.1459090909</text:p>
          </table:table-cell>
          <table:table-cell table:formula="of:=[.B197]*100" office:value-type="float" office:value="14.5909090909091" calcext:value-type="float">
            <text:p>14.5909090909</text:p>
          </table:table-cell>
          <table:table-cell office:value-type="float" office:value="555" calcext:value-type="float">
            <text:p>555</text:p>
          </table:table-cell>
          <table:table-cell office:value-type="float" office:value="54.2" calcext:value-type="float">
            <text:p>54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43333333333333" calcext:value-type="float">
            <text:p>0.1433333333</text:p>
          </table:table-cell>
          <table:table-cell table:formula="of:=[.B198]*100" office:value-type="float" office:value="14.3333333333333" calcext:value-type="float">
            <text:p>14.33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50.364" calcext:value-type="float">
            <text:p>50.3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41923076923077" calcext:value-type="float">
            <text:p>0.1419230769</text:p>
          </table:table-cell>
          <table:table-cell table:formula="of:=[.B199]*100" office:value-type="float" office:value="14.1923076923077" calcext:value-type="float">
            <text:p>14.1923076923</text:p>
          </table:table-cell>
          <table:table-cell office:value-type="float" office:value="555" calcext:value-type="float">
            <text:p>555</text:p>
          </table:table-cell>
          <table:table-cell office:value-type="float" office:value="41.462" calcext:value-type="float">
            <text:p>41.4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41428571428571" calcext:value-type="float">
            <text:p>0.1414285714</text:p>
          </table:table-cell>
          <table:table-cell table:formula="of:=[.B200]*100" office:value-type="float" office:value="14.1428571428571" calcext:value-type="float">
            <text:p>14.1428571429</text:p>
          </table:table-cell>
          <table:table-cell office:value-type="float" office:value="555" calcext:value-type="float">
            <text:p>555</text:p>
          </table:table-cell>
          <table:table-cell office:value-type="float" office:value="55.586" calcext:value-type="float">
            <text:p>55.5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41666666666667" calcext:value-type="float">
            <text:p>0.1416666667</text:p>
          </table:table-cell>
          <table:table-cell table:formula="of:=[.B201]*100" office:value-type="float" office:value="14.1666666666667" calcext:value-type="float">
            <text:p>14.1666666667</text:p>
          </table:table-cell>
          <table:table-cell office:value-type="float" office:value="555" calcext:value-type="float">
            <text:p>555</text:p>
          </table:table-cell>
          <table:table-cell office:value-type="float" office:value="51.374" calcext:value-type="float">
            <text:p>51.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25" calcext:value-type="float">
            <text:p>0.1425</text:p>
          </table:table-cell>
          <table:table-cell table:formula="of:=[.B202]*100" office:value-type="float" office:value="14.25" calcext:value-type="float">
            <text:p>14.25</text:p>
          </table:table-cell>
          <table:table-cell office:value-type="float" office:value="555" calcext:value-type="float">
            <text:p>555</text:p>
          </table:table-cell>
          <table:table-cell office:value-type="float" office:value="51.884" calcext:value-type="float">
            <text:p>51.8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43823529411765" calcext:value-type="float">
            <text:p>0.1438235294</text:p>
          </table:table-cell>
          <table:table-cell table:formula="of:=[.B203]*100" office:value-type="float" office:value="14.3823529411765" calcext:value-type="float">
            <text:p>14.3823529412</text:p>
          </table:table-cell>
          <table:table-cell office:value-type="float" office:value="555" calcext:value-type="float">
            <text:p>555</text:p>
          </table:table-cell>
          <table:table-cell office:value-type="float" office:value="69.81" calcext:value-type="float">
            <text:p>69.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45555555555556" calcext:value-type="float">
            <text:p>0.1455555556</text:p>
          </table:table-cell>
          <table:table-cell table:formula="of:=[.B204]*100" office:value-type="float" office:value="14.5555555555556" calcext:value-type="float">
            <text:p>14.5555555556</text:p>
          </table:table-cell>
          <table:table-cell office:value-type="float" office:value="555" calcext:value-type="float">
            <text:p>555</text:p>
          </table:table-cell>
          <table:table-cell office:value-type="float" office:value="86.6" calcext:value-type="float">
            <text:p>86.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47631578947368" calcext:value-type="float">
            <text:p>0.1476315789</text:p>
          </table:table-cell>
          <table:table-cell table:formula="of:=[.B205]*100" office:value-type="float" office:value="14.7631578947368" calcext:value-type="float">
            <text:p>14.7631578947</text:p>
          </table:table-cell>
          <table:table-cell office:value-type="float" office:value="555" calcext:value-type="float">
            <text:p>555</text:p>
          </table:table-cell>
          <table:table-cell office:value-type="float" office:value="79.974" calcext:value-type="float">
            <text:p>79.9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5" calcext:value-type="float">
            <text:p>0.15</text:p>
          </table:table-cell>
          <table:table-cell table:formula="of:=[.B206]*100" office:value-type="float" office:value="15" calcext:value-type="float">
            <text:p>15</text:p>
          </table:table-cell>
          <table:table-cell office:value-type="float" office:value="555" calcext:value-type="float">
            <text:p>555</text:p>
          </table:table-cell>
          <table:table-cell office:value-type="float" office:value="85.068" calcext:value-type="float">
            <text:p>85.0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52619047619048" calcext:value-type="float">
            <text:p>0.1526190476</text:p>
          </table:table-cell>
          <table:table-cell table:formula="of:=[.B207]*100" office:value-type="float" office:value="15.2619047619048" calcext:value-type="float">
            <text:p>15.2619047619</text:p>
          </table:table-cell>
          <table:table-cell office:value-type="float" office:value="555" calcext:value-type="float">
            <text:p>555</text:p>
          </table:table-cell>
          <table:table-cell office:value-type="float" office:value="93.466" calcext:value-type="float">
            <text:p>93.4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55454545454545" calcext:value-type="float">
            <text:p>0.1554545455</text:p>
          </table:table-cell>
          <table:table-cell table:formula="of:=[.B208]*100" office:value-type="float" office:value="15.5454545454546" calcext:value-type="float">
            <text:p>15.5454545455</text:p>
          </table:table-cell>
          <table:table-cell office:value-type="float" office:value="555" calcext:value-type="float">
            <text:p>555</text:p>
          </table:table-cell>
          <table:table-cell office:value-type="float" office:value="91.674" calcext:value-type="float">
            <text:p>91.6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58478260869565" calcext:value-type="float">
            <text:p>0.1584782609</text:p>
          </table:table-cell>
          <table:table-cell table:formula="of:=[.B209]*100" office:value-type="float" office:value="15.8478260869565" calcext:value-type="float">
            <text:p>15.847826087</text:p>
          </table:table-cell>
          <table:table-cell office:value-type="float" office:value="555" calcext:value-type="float">
            <text:p>555</text:p>
          </table:table-cell>
          <table:table-cell office:value-type="float" office:value="48.6" calcext:value-type="float">
            <text:p>48.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61666666666667" calcext:value-type="float">
            <text:p>0.1616666667</text:p>
          </table:table-cell>
          <table:table-cell table:formula="of:=[.B210]*100" office:value-type="float" office:value="16.1666666666667" calcext:value-type="float">
            <text:p>16.1666666667</text:p>
          </table:table-cell>
          <table:table-cell office:value-type="float" office:value="555" calcext:value-type="float">
            <text:p>555</text:p>
          </table:table-cell>
          <table:table-cell office:value-type="float" office:value="91.692" calcext:value-type="float">
            <text:p>91.6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65" calcext:value-type="float">
            <text:p>0.165</text:p>
          </table:table-cell>
          <table:table-cell table:formula="of:=[.B211]*100" office:value-type="float" office:value="16.5" calcext:value-type="float">
            <text:p>16.5</text:p>
          </table:table-cell>
          <table:table-cell office:value-type="float" office:value="555" calcext:value-type="float">
            <text:p>555</text:p>
          </table:table-cell>
          <table:table-cell office:value-type="float" office:value="111.336" calcext:value-type="float">
            <text:p>111.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68461538461538" calcext:value-type="float">
            <text:p>0.1684615385</text:p>
          </table:table-cell>
          <table:table-cell table:formula="of:=[.B212]*100" office:value-type="float" office:value="16.8461538461539" calcext:value-type="float">
            <text:p>16.8461538462</text:p>
          </table:table-cell>
          <table:table-cell office:value-type="float" office:value="555" calcext:value-type="float">
            <text:p>555</text:p>
          </table:table-cell>
          <table:table-cell office:value-type="float" office:value="112.216" calcext:value-type="float">
            <text:p>112.2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72037037037037" calcext:value-type="float">
            <text:p>0.172037037</text:p>
          </table:table-cell>
          <table:table-cell table:formula="of:=[.B213]*100" office:value-type="float" office:value="17.2037037037037" calcext:value-type="float">
            <text:p>17.2037037037</text:p>
          </table:table-cell>
          <table:table-cell office:value-type="float" office:value="555" calcext:value-type="float">
            <text:p>555</text:p>
          </table:table-cell>
          <table:table-cell office:value-type="float" office:value="115.466" calcext:value-type="float">
            <text:p>115.4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75714285714286" calcext:value-type="float">
            <text:p>0.1757142857</text:p>
          </table:table-cell>
          <table:table-cell table:formula="of:=[.B214]*100" office:value-type="float" office:value="17.5714285714286" calcext:value-type="float">
            <text:p>17.5714285714</text:p>
          </table:table-cell>
          <table:table-cell office:value-type="float" office:value="555" calcext:value-type="float">
            <text:p>555</text:p>
          </table:table-cell>
          <table:table-cell office:value-type="float" office:value="68.426" calcext:value-type="float">
            <text:p>68.4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7948275862069" calcext:value-type="float">
            <text:p>0.1794827586</text:p>
          </table:table-cell>
          <table:table-cell table:formula="of:=[.B215]*100" office:value-type="float" office:value="17.948275862069" calcext:value-type="float">
            <text:p>17.9482758621</text:p>
          </table:table-cell>
          <table:table-cell office:value-type="float" office:value="555" calcext:value-type="float">
            <text:p>555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83333333333333" calcext:value-type="float">
            <text:p>0.1833333333</text:p>
          </table:table-cell>
          <table:table-cell table:formula="of:=[.B216]*100" office:value-type="float" office:value="18.3333333333333" calcext:value-type="float">
            <text:p>18.33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94.22" calcext:value-type="float">
            <text:p>94.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87258064516129" calcext:value-type="float">
            <text:p>0.1872580645</text:p>
          </table:table-cell>
          <table:table-cell table:formula="of:=[.B217]*100" office:value-type="float" office:value="18.7258064516129" calcext:value-type="float">
            <text:p>18.7258064516</text:p>
          </table:table-cell>
          <table:table-cell office:value-type="float" office:value="555" calcext:value-type="float">
            <text:p>555</text:p>
          </table:table-cell>
          <table:table-cell office:value-type="float" office:value="98.158" calcext:value-type="float">
            <text:p>98.1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9125" calcext:value-type="float">
            <text:p>0.19125</text:p>
          </table:table-cell>
          <table:table-cell table:formula="of:=[.B218]*100" office:value-type="float" office:value="19.125" calcext:value-type="float">
            <text:p>19.125</text:p>
          </table:table-cell>
          <table:table-cell office:value-type="float" office:value="555" calcext:value-type="float">
            <text:p>555</text:p>
          </table:table-cell>
          <table:table-cell office:value-type="float" office:value="92.506" calcext:value-type="float">
            <text:p>92.5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9530303030303" calcext:value-type="float">
            <text:p>0.1953030303</text:p>
          </table:table-cell>
          <table:table-cell table:formula="of:=[.B219]*100" office:value-type="float" office:value="19.530303030303" calcext:value-type="float">
            <text:p>19.5303030303</text:p>
          </table:table-cell>
          <table:table-cell office:value-type="float" office:value="555" calcext:value-type="float">
            <text:p>555</text:p>
          </table:table-cell>
          <table:table-cell office:value-type="float" office:value="80.912" calcext:value-type="float">
            <text:p>80.9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99411764705882" calcext:value-type="float">
            <text:p>0.1994117647</text:p>
          </table:table-cell>
          <table:table-cell table:formula="of:=[.B220]*100" office:value-type="float" office:value="19.9411764705882" calcext:value-type="float">
            <text:p>19.9411764706</text:p>
          </table:table-cell>
          <table:table-cell office:value-type="float" office:value="555" calcext:value-type="float">
            <text:p>555</text:p>
          </table:table-cell>
          <table:table-cell office:value-type="float" office:value="101.998" calcext:value-type="float">
            <text:p>101.9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03571428571429" calcext:value-type="float">
            <text:p>0.2035714286</text:p>
          </table:table-cell>
          <table:table-cell table:formula="of:=[.B221]*100" office:value-type="float" office:value="20.3571428571429" calcext:value-type="float">
            <text:p>20.3571428571</text:p>
          </table:table-cell>
          <table:table-cell office:value-type="float" office:value="555" calcext:value-type="float">
            <text:p>555</text:p>
          </table:table-cell>
          <table:table-cell office:value-type="float" office:value="108.052" calcext:value-type="float">
            <text:p>108.05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07777777777778" calcext:value-type="float">
            <text:p>0.2077777778</text:p>
          </table:table-cell>
          <table:table-cell table:formula="of:=[.B222]*100" office:value-type="float" office:value="20.7777777777778" calcext:value-type="float">
            <text:p>20.7777777778</text:p>
          </table:table-cell>
          <table:table-cell office:value-type="float" office:value="555" calcext:value-type="float">
            <text:p>555</text:p>
          </table:table-cell>
          <table:table-cell office:value-type="float" office:value="67.202" calcext:value-type="float">
            <text:p>67.2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12027027027027" calcext:value-type="float">
            <text:p>0.212027027</text:p>
          </table:table-cell>
          <table:table-cell table:formula="of:=[.B223]*100" office:value-type="float" office:value="21.2027027027027" calcext:value-type="float">
            <text:p>21.2027027027</text:p>
          </table:table-cell>
          <table:table-cell office:value-type="float" office:value="555" calcext:value-type="float">
            <text:p>555</text:p>
          </table:table-cell>
          <table:table-cell office:value-type="float" office:value="41.086" calcext:value-type="float">
            <text:p>41.0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16315789473684" calcext:value-type="float">
            <text:p>0.2163157895</text:p>
          </table:table-cell>
          <table:table-cell table:formula="of:=[.B224]*100" office:value-type="float" office:value="21.6315789473684" calcext:value-type="float">
            <text:p>21.6315789474</text:p>
          </table:table-cell>
          <table:table-cell office:value-type="float" office:value="555" calcext:value-type="float">
            <text:p>555</text:p>
          </table:table-cell>
          <table:table-cell office:value-type="float" office:value="88.12" calcext:value-type="float">
            <text:p>88.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220641025641026" calcext:value-type="float">
            <text:p>0.2206410256</text:p>
          </table:table-cell>
          <table:table-cell table:formula="of:=[.B225]*100" office:value-type="float" office:value="22.0641025641026" calcext:value-type="float">
            <text:p>22.0641025641</text:p>
          </table:table-cell>
          <table:table-cell office:value-type="float" office:value="555" calcext:value-type="float">
            <text:p>555</text:p>
          </table:table-cell>
          <table:table-cell office:value-type="float" office:value="73.576" calcext:value-type="float">
            <text:p>73.5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25" calcext:value-type="float">
            <text:p>0.225</text:p>
          </table:table-cell>
          <table:table-cell table:formula="of:=[.B226]*100" office:value-type="float" office:value="22.5" calcext:value-type="float">
            <text:p>22.5</text:p>
          </table:table-cell>
          <table:table-cell office:value-type="float" office:value="555" calcext:value-type="float">
            <text:p>555</text:p>
          </table:table-cell>
          <table:table-cell office:value-type="float" office:value="0.582" calcext:value-type="float">
            <text:p>0.5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29390243902439" calcext:value-type="float">
            <text:p>0.2293902439</text:p>
          </table:table-cell>
          <table:table-cell table:formula="of:=[.B227]*100" office:value-type="float" office:value="22.9390243902439" calcext:value-type="float">
            <text:p>22.9390243902</text:p>
          </table:table-cell>
          <table:table-cell office:value-type="float" office:value="555" calcext:value-type="float">
            <text:p>555</text:p>
          </table:table-cell>
          <table:table-cell office:value-type="float" office:value="58.772" calcext:value-type="float">
            <text:p>58.7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233809523809524" calcext:value-type="float">
            <text:p>0.2338095238</text:p>
          </table:table-cell>
          <table:table-cell table:formula="of:=[.B228]*100" office:value-type="float" office:value="23.3809523809524" calcext:value-type="float">
            <text:p>23.380952381</text:p>
          </table:table-cell>
          <table:table-cell office:value-type="float" office:value="555" calcext:value-type="float">
            <text:p>555</text:p>
          </table:table-cell>
          <table:table-cell office:value-type="float" office:value="75.254" calcext:value-type="float">
            <text:p>75.2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38255813953488" calcext:value-type="float">
            <text:p>0.238255814</text:p>
          </table:table-cell>
          <table:table-cell table:formula="of:=[.B229]*100" office:value-type="float" office:value="23.8255813953488" calcext:value-type="float">
            <text:p>23.8255813953</text:p>
          </table:table-cell>
          <table:table-cell office:value-type="float" office:value="555" calcext:value-type="float">
            <text:p>555</text:p>
          </table:table-cell>
          <table:table-cell office:value-type="float" office:value="69.026" calcext:value-type="float">
            <text:p>69.0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42727272727273" calcext:value-type="float">
            <text:p>0.2427272727</text:p>
          </table:table-cell>
          <table:table-cell table:formula="of:=[.B230]*100" office:value-type="float" office:value="24.2727272727273" calcext:value-type="float">
            <text:p>24.2727272727</text:p>
          </table:table-cell>
          <table:table-cell office:value-type="float" office:value="555" calcext:value-type="float">
            <text:p>555</text:p>
          </table:table-cell>
          <table:table-cell office:value-type="float" office:value="46.818" calcext:value-type="float">
            <text:p>46.8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47222222222222" calcext:value-type="float">
            <text:p>0.2472222222</text:p>
          </table:table-cell>
          <table:table-cell table:formula="of:=[.B231]*100" office:value-type="float" office:value="24.7222222222222" calcext:value-type="float">
            <text:p>24.7222222222</text:p>
          </table:table-cell>
          <table:table-cell office:value-type="float" office:value="555" calcext:value-type="float">
            <text:p>555</text:p>
          </table:table-cell>
          <table:table-cell office:value-type="float" office:value="67.25" calcext:value-type="float">
            <text:p>67.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51739130434783" calcext:value-type="float">
            <text:p>0.2517391304</text:p>
          </table:table-cell>
          <table:table-cell table:formula="of:=[.B232]*100" office:value-type="float" office:value="25.1739130434783" calcext:value-type="float">
            <text:p>25.1739130435</text:p>
          </table:table-cell>
          <table:table-cell office:value-type="float" office:value="555" calcext:value-type="float">
            <text:p>555</text:p>
          </table:table-cell>
          <table:table-cell office:value-type="float" office:value="61.208" calcext:value-type="float">
            <text:p>61.2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56276595744681" calcext:value-type="float">
            <text:p>0.2562765957</text:p>
          </table:table-cell>
          <table:table-cell table:formula="of:=[.B233]*100" office:value-type="float" office:value="25.6276595744681" calcext:value-type="float">
            <text:p>25.6276595745</text:p>
          </table:table-cell>
          <table:table-cell office:value-type="float" office:value="555" calcext:value-type="float">
            <text:p>555</text:p>
          </table:table-cell>
          <table:table-cell office:value-type="float" office:value="62.268" calcext:value-type="float">
            <text:p>62.26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60833333333333" calcext:value-type="float">
            <text:p>0.2608333333</text:p>
          </table:table-cell>
          <table:table-cell table:formula="of:=[.B234]*100" office:value-type="float" office:value="26.0833333333333" calcext:value-type="float">
            <text:p>26.08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63.59" calcext:value-type="float">
            <text:p>63.5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265408163265306" calcext:value-type="float">
            <text:p>0.2654081633</text:p>
          </table:table-cell>
          <table:table-cell table:formula="of:=[.B235]*100" office:value-type="float" office:value="26.5408163265306" calcext:value-type="float">
            <text:p>26.5408163265</text:p>
          </table:table-cell>
          <table:table-cell office:value-type="float" office:value="555" calcext:value-type="float">
            <text:p>555</text:p>
          </table:table-cell>
          <table:table-cell office:value-type="float" office:value="54.038" calcext:value-type="float">
            <text:p>54.0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7" calcext:value-type="float">
            <text:p>0.27</text:p>
          </table:table-cell>
          <table:table-cell table:formula="of:=[.B236]*100" office:value-type="float" office:value="27" calcext:value-type="float">
            <text:p>27</text:p>
          </table:table-cell>
          <table:table-cell office:value-type="float" office:value="555" calcext:value-type="float">
            <text:p>555</text:p>
          </table:table-cell>
          <table:table-cell office:value-type="float" office:value="56.862" calcext:value-type="float">
            <text:p>56.8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74607843137255" calcext:value-type="float">
            <text:p>0.2746078431</text:p>
          </table:table-cell>
          <table:table-cell table:formula="of:=[.B237]*100" office:value-type="float" office:value="27.4607843137255" calcext:value-type="float">
            <text:p>27.4607843137</text:p>
          </table:table-cell>
          <table:table-cell office:value-type="float" office:value="555" calcext:value-type="float">
            <text:p>555</text:p>
          </table:table-cell>
          <table:table-cell office:value-type="float" office:value="49.832" calcext:value-type="float">
            <text:p>49.8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79230769230769" calcext:value-type="float">
            <text:p>0.2792307692</text:p>
          </table:table-cell>
          <table:table-cell table:formula="of:=[.B238]*100" office:value-type="float" office:value="27.9230769230769" calcext:value-type="float">
            <text:p>27.9230769231</text:p>
          </table:table-cell>
          <table:table-cell office:value-type="float" office:value="555" calcext:value-type="float">
            <text:p>555</text:p>
          </table:table-cell>
          <table:table-cell office:value-type="float" office:value="43.158" calcext:value-type="float">
            <text:p>43.1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283867924528302" calcext:value-type="float">
            <text:p>0.2838679245</text:p>
          </table:table-cell>
          <table:table-cell table:formula="of:=[.B239]*100" office:value-type="float" office:value="28.3867924528302" calcext:value-type="float">
            <text:p>28.3867924528</text:p>
          </table:table-cell>
          <table:table-cell office:value-type="float" office:value="555" calcext:value-type="float">
            <text:p>555</text:p>
          </table:table-cell>
          <table:table-cell office:value-type="float" office:value="0.22" calcext:value-type="float">
            <text:p>0.2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88518518518518" calcext:value-type="float">
            <text:p>0.2885185185</text:p>
          </table:table-cell>
          <table:table-cell table:formula="of:=[.B240]*100" office:value-type="float" office:value="28.8518518518519" calcext:value-type="float">
            <text:p>28.8518518519</text:p>
          </table:table-cell>
          <table:table-cell office:value-type="float" office:value="555" calcext:value-type="float">
            <text:p>555</text:p>
          </table:table-cell>
          <table:table-cell office:value-type="float" office:value="38.192" calcext:value-type="float">
            <text:p>38.1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93181818181818" calcext:value-type="float">
            <text:p>0.2931818182</text:p>
          </table:table-cell>
          <table:table-cell table:formula="of:=[.B241]*100" office:value-type="float" office:value="29.3181818181818" calcext:value-type="float">
            <text:p>29.3181818182</text:p>
          </table:table-cell>
          <table:table-cell office:value-type="float" office:value="555" calcext:value-type="float">
            <text:p>555</text:p>
          </table:table-cell>
          <table:table-cell office:value-type="float" office:value="31.618" calcext:value-type="float">
            <text:p>31.6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97857142857143" calcext:value-type="float">
            <text:p>0.2978571429</text:p>
          </table:table-cell>
          <table:table-cell table:formula="of:=[.B242]*100" office:value-type="float" office:value="29.7857142857143" calcext:value-type="float">
            <text:p>29.7857142857</text:p>
          </table:table-cell>
          <table:table-cell office:value-type="float" office:value="555" calcext:value-type="float">
            <text:p>555</text:p>
          </table:table-cell>
          <table:table-cell office:value-type="float" office:value="-28.824" calcext:value-type="float">
            <text:p>-28.8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02543859649123" calcext:value-type="float">
            <text:p>0.3025438596</text:p>
          </table:table-cell>
          <table:table-cell table:formula="of:=[.B243]*100" office:value-type="float" office:value="30.2543859649123" calcext:value-type="float">
            <text:p>30.2543859649</text:p>
          </table:table-cell>
          <table:table-cell office:value-type="float" office:value="555" calcext:value-type="float">
            <text:p>555</text:p>
          </table:table-cell>
          <table:table-cell office:value-type="float" office:value="33.91" calcext:value-type="float">
            <text:p>33.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07241379310345" calcext:value-type="float">
            <text:p>0.3072413793</text:p>
          </table:table-cell>
          <table:table-cell table:formula="of:=[.B244]*100" office:value-type="float" office:value="30.7241379310345" calcext:value-type="float">
            <text:p>30.724137931</text:p>
          </table:table-cell>
          <table:table-cell office:value-type="float" office:value="555" calcext:value-type="float">
            <text:p>555</text:p>
          </table:table-cell>
          <table:table-cell office:value-type="float" office:value="24.266" calcext:value-type="float">
            <text:p>24.26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11949152542373" calcext:value-type="float">
            <text:p>0.3119491525</text:p>
          </table:table-cell>
          <table:table-cell table:formula="of:=[.B245]*100" office:value-type="float" office:value="31.1949152542373" calcext:value-type="float">
            <text:p>31.1949152542</text:p>
          </table:table-cell>
          <table:table-cell office:value-type="float" office:value="555" calcext:value-type="float">
            <text:p>555</text:p>
          </table:table-cell>
          <table:table-cell office:value-type="float" office:value="42.602" calcext:value-type="float">
            <text:p>42.60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16666666666667" calcext:value-type="float">
            <text:p>0.3166666667</text:p>
          </table:table-cell>
          <table:table-cell table:formula="of:=[.B246]*100" office:value-type="float" office:value="31.6666666666667" calcext:value-type="float">
            <text:p>31.6666666667</text:p>
          </table:table-cell>
          <table:table-cell office:value-type="float" office:value="555" calcext:value-type="float">
            <text:p>555</text:p>
          </table:table-cell>
          <table:table-cell office:value-type="float" office:value="34.9" calcext:value-type="float">
            <text:p>34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21393442622951" calcext:value-type="float">
            <text:p>0.3213934426</text:p>
          </table:table-cell>
          <table:table-cell table:formula="of:=[.B247]*100" office:value-type="float" office:value="32.1393442622951" calcext:value-type="float">
            <text:p>32.1393442623</text:p>
          </table:table-cell>
          <table:table-cell office:value-type="float" office:value="555" calcext:value-type="float">
            <text:p>555</text:p>
          </table:table-cell>
          <table:table-cell office:value-type="float" office:value="33.462" calcext:value-type="float">
            <text:p>33.4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26129032258064" calcext:value-type="float">
            <text:p>0.3261290323</text:p>
          </table:table-cell>
          <table:table-cell table:formula="of:=[.B248]*100" office:value-type="float" office:value="32.6129032258064" calcext:value-type="float">
            <text:p>32.6129032258</text:p>
          </table:table-cell>
          <table:table-cell office:value-type="float" office:value="555" calcext:value-type="float">
            <text:p>555</text:p>
          </table:table-cell>
          <table:table-cell office:value-type="float" office:value="36.63" calcext:value-type="float">
            <text:p>36.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30873015873016" calcext:value-type="float">
            <text:p>0.3308730159</text:p>
          </table:table-cell>
          <table:table-cell table:formula="of:=[.B249]*100" office:value-type="float" office:value="33.0873015873016" calcext:value-type="float">
            <text:p>33.0873015873</text:p>
          </table:table-cell>
          <table:table-cell office:value-type="float" office:value="555" calcext:value-type="float">
            <text:p>555</text:p>
          </table:table-cell>
          <table:table-cell office:value-type="float" office:value="-65.29" calcext:value-type="float">
            <text:p>-65.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35625" calcext:value-type="float">
            <text:p>0.335625</text:p>
          </table:table-cell>
          <table:table-cell table:formula="of:=[.B250]*100" office:value-type="float" office:value="33.5625" calcext:value-type="float">
            <text:p>33.5625</text:p>
          </table:table-cell>
          <table:table-cell office:value-type="float" office:value="555" calcext:value-type="float">
            <text:p>555</text:p>
          </table:table-cell>
          <table:table-cell office:value-type="float" office:value="-17.126" calcext:value-type="float">
            <text:p>-17.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40384615384615" calcext:value-type="float">
            <text:p>0.3403846154</text:p>
          </table:table-cell>
          <table:table-cell table:formula="of:=[.B251]*100" office:value-type="float" office:value="34.0384615384615" calcext:value-type="float">
            <text:p>34.0384615385</text:p>
          </table:table-cell>
          <table:table-cell office:value-type="float" office:value="555" calcext:value-type="float">
            <text:p>555</text:p>
          </table:table-cell>
          <table:table-cell office:value-type="float" office:value="10.744" calcext:value-type="float">
            <text:p>10.74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45151515151515" calcext:value-type="float">
            <text:p>0.3451515152</text:p>
          </table:table-cell>
          <table:table-cell table:formula="of:=[.B252]*100" office:value-type="float" office:value="34.5151515151515" calcext:value-type="float">
            <text:p>34.5151515152</text:p>
          </table:table-cell>
          <table:table-cell office:value-type="float" office:value="555" calcext:value-type="float">
            <text:p>555</text:p>
          </table:table-cell>
          <table:table-cell office:value-type="float" office:value="-18.356" calcext:value-type="float">
            <text:p>-18.3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49925373134328" calcext:value-type="float">
            <text:p>0.3499253731</text:p>
          </table:table-cell>
          <table:table-cell table:formula="of:=[.B253]*100" office:value-type="float" office:value="34.9925373134328" calcext:value-type="float">
            <text:p>34.9925373134</text:p>
          </table:table-cell>
          <table:table-cell office:value-type="float" office:value="555" calcext:value-type="float">
            <text:p>555</text:p>
          </table:table-cell>
          <table:table-cell office:value-type="float" office:value="33.142" calcext:value-type="float">
            <text:p>33.14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54705882352941" calcext:value-type="float">
            <text:p>0.3547058824</text:p>
          </table:table-cell>
          <table:table-cell table:formula="of:=[.B254]*100" office:value-type="float" office:value="35.4705882352941" calcext:value-type="float">
            <text:p>35.4705882353</text:p>
          </table:table-cell>
          <table:table-cell office:value-type="float" office:value="555" calcext:value-type="float">
            <text:p>555</text:p>
          </table:table-cell>
          <table:table-cell office:value-type="float" office:value="20.888" calcext:value-type="float">
            <text:p>20.8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59492753623188" calcext:value-type="float">
            <text:p>0.3594927536</text:p>
          </table:table-cell>
          <table:table-cell table:formula="of:=[.B255]*100" office:value-type="float" office:value="35.9492753623188" calcext:value-type="float">
            <text:p>35.9492753623</text:p>
          </table:table-cell>
          <table:table-cell office:value-type="float" office:value="555" calcext:value-type="float">
            <text:p>555</text:p>
          </table:table-cell>
          <table:table-cell office:value-type="float" office:value="12.628" calcext:value-type="float">
            <text:p>12.6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64285714285714" calcext:value-type="float">
            <text:p>0.3642857143</text:p>
          </table:table-cell>
          <table:table-cell table:formula="of:=[.B256]*100" office:value-type="float" office:value="36.4285714285714" calcext:value-type="float">
            <text:p>36.4285714286</text:p>
          </table:table-cell>
          <table:table-cell office:value-type="float" office:value="555" calcext:value-type="float">
            <text:p>555</text:p>
          </table:table-cell>
          <table:table-cell office:value-type="float" office:value="25.78" calcext:value-type="float">
            <text:p>25.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69084507042253" calcext:value-type="float">
            <text:p>0.369084507</text:p>
          </table:table-cell>
          <table:table-cell table:formula="of:=[.B257]*100" office:value-type="float" office:value="36.9084507042253" calcext:value-type="float">
            <text:p>36.9084507042</text:p>
          </table:table-cell>
          <table:table-cell office:value-type="float" office:value="555" calcext:value-type="float">
            <text:p>555</text:p>
          </table:table-cell>
          <table:table-cell office:value-type="float" office:value="-59.956" calcext:value-type="float">
            <text:p>-59.9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73888888888889" calcext:value-type="float">
            <text:p>0.3738888889</text:p>
          </table:table-cell>
          <table:table-cell table:formula="of:=[.B258]*100" office:value-type="float" office:value="37.3888888888889" calcext:value-type="float">
            <text:p>37.3888888889</text:p>
          </table:table-cell>
          <table:table-cell office:value-type="float" office:value="555" calcext:value-type="float">
            <text:p>555</text:p>
          </table:table-cell>
          <table:table-cell office:value-type="float" office:value="27.628" calcext:value-type="float">
            <text:p>27.6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78698630136986" calcext:value-type="float">
            <text:p>0.3786986301</text:p>
          </table:table-cell>
          <table:table-cell table:formula="of:=[.B259]*100" office:value-type="float" office:value="37.8698630136986" calcext:value-type="float">
            <text:p>37.8698630137</text:p>
          </table:table-cell>
          <table:table-cell office:value-type="float" office:value="555" calcext:value-type="float">
            <text:p>555</text:p>
          </table:table-cell>
          <table:table-cell office:value-type="float" office:value="23.048" calcext:value-type="float">
            <text:p>23.0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83513513513513" calcext:value-type="float">
            <text:p>0.3835135135</text:p>
          </table:table-cell>
          <table:table-cell table:formula="of:=[.B260]*100" office:value-type="float" office:value="38.3513513513513" calcext:value-type="float">
            <text:p>38.3513513514</text:p>
          </table:table-cell>
          <table:table-cell office:value-type="float" office:value="555" calcext:value-type="float">
            <text:p>555</text:p>
          </table:table-cell>
          <table:table-cell office:value-type="float" office:value="25.866" calcext:value-type="float">
            <text:p>25.8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88333333333333" calcext:value-type="float">
            <text:p>0.3883333333</text:p>
          </table:table-cell>
          <table:table-cell table:formula="of:=[.B261]*100" office:value-type="float" office:value="38.8333333333333" calcext:value-type="float">
            <text:p>38.83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25.388" calcext:value-type="float">
            <text:p>25.38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93157894736842" calcext:value-type="float">
            <text:p>0.3931578947</text:p>
          </table:table-cell>
          <table:table-cell table:formula="of:=[.B262]*100" office:value-type="float" office:value="39.3157894736842" calcext:value-type="float">
            <text:p>39.3157894737</text:p>
          </table:table-cell>
          <table:table-cell office:value-type="float" office:value="555" calcext:value-type="float">
            <text:p>555</text:p>
          </table:table-cell>
          <table:table-cell office:value-type="float" office:value="27.238" calcext:value-type="float">
            <text:p>27.23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97987012987013" calcext:value-type="float">
            <text:p>0.397987013</text:p>
          </table:table-cell>
          <table:table-cell table:formula="of:=[.B263]*100" office:value-type="float" office:value="39.7987012987013" calcext:value-type="float">
            <text:p>39.7987012987</text:p>
          </table:table-cell>
          <table:table-cell office:value-type="float" office:value="555" calcext:value-type="float">
            <text:p>555</text:p>
          </table:table-cell>
          <table:table-cell office:value-type="float" office:value="-173.168" calcext:value-type="float">
            <text:p>-173.1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02820512820513" calcext:value-type="float">
            <text:p>0.4028205128</text:p>
          </table:table-cell>
          <table:table-cell table:formula="of:=[.B264]*100" office:value-type="float" office:value="40.2820512820513" calcext:value-type="float">
            <text:p>40.2820512821</text:p>
          </table:table-cell>
          <table:table-cell office:value-type="float" office:value="555" calcext:value-type="float">
            <text:p>555</text:p>
          </table:table-cell>
          <table:table-cell office:value-type="float" office:value="-57.356" calcext:value-type="float">
            <text:p>-57.3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07658227848101" calcext:value-type="float">
            <text:p>0.4076582278</text:p>
          </table:table-cell>
          <table:table-cell table:formula="of:=[.B265]*100" office:value-type="float" office:value="40.7658227848101" calcext:value-type="float">
            <text:p>40.7658227848</text:p>
          </table:table-cell>
          <table:table-cell office:value-type="float" office:value="555" calcext:value-type="float">
            <text:p>555</text:p>
          </table:table-cell>
          <table:table-cell office:value-type="float" office:value="15.754" calcext:value-type="float">
            <text:p>15.7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125" calcext:value-type="float">
            <text:p>0.4125</text:p>
          </table:table-cell>
          <table:table-cell table:formula="of:=[.B266]*100" office:value-type="float" office:value="41.25" calcext:value-type="float">
            <text:p>41.25</text:p>
          </table:table-cell>
          <table:table-cell office:value-type="float" office:value="555" calcext:value-type="float">
            <text:p>555</text:p>
          </table:table-cell>
          <table:table-cell office:value-type="float" office:value="22.032" calcext:value-type="float">
            <text:p>22.0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17345679012346" calcext:value-type="float">
            <text:p>0.417345679</text:p>
          </table:table-cell>
          <table:table-cell table:formula="of:=[.B267]*100" office:value-type="float" office:value="41.7345679012346" calcext:value-type="float">
            <text:p>41.7345679012</text:p>
          </table:table-cell>
          <table:table-cell office:value-type="float" office:value="555" calcext:value-type="float">
            <text:p>555</text:p>
          </table:table-cell>
          <table:table-cell office:value-type="float" office:value="24.518" calcext:value-type="float">
            <text:p>24.5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2219512195122" calcext:value-type="float">
            <text:p>0.422195122</text:p>
          </table:table-cell>
          <table:table-cell table:formula="of:=[.B268]*100" office:value-type="float" office:value="42.219512195122" calcext:value-type="float">
            <text:p>42.2195121951</text:p>
          </table:table-cell>
          <table:table-cell office:value-type="float" office:value="555" calcext:value-type="float">
            <text:p>555</text:p>
          </table:table-cell>
          <table:table-cell office:value-type="float" office:value="13.312" calcext:value-type="float">
            <text:p>13.3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27048192771084" calcext:value-type="float">
            <text:p>0.4270481928</text:p>
          </table:table-cell>
          <table:table-cell table:formula="of:=[.B269]*100" office:value-type="float" office:value="42.7048192771084" calcext:value-type="float">
            <text:p>42.7048192771</text:p>
          </table:table-cell>
          <table:table-cell office:value-type="float" office:value="555" calcext:value-type="float">
            <text:p>555</text:p>
          </table:table-cell>
          <table:table-cell office:value-type="float" office:value="23.002" calcext:value-type="float">
            <text:p>23.00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431904761904762" calcext:value-type="float">
            <text:p>0.4319047619</text:p>
          </table:table-cell>
          <table:table-cell table:formula="of:=[.B270]*100" office:value-type="float" office:value="43.1904761904762" calcext:value-type="float">
            <text:p>43.1904761905</text:p>
          </table:table-cell>
          <table:table-cell office:value-type="float" office:value="555" calcext:value-type="float">
            <text:p>555</text:p>
          </table:table-cell>
          <table:table-cell office:value-type="float" office:value="23.08" calcext:value-type="float">
            <text:p>23.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36764705882353" calcext:value-type="float">
            <text:p>0.4367647059</text:p>
          </table:table-cell>
          <table:table-cell table:formula="of:=[.B271]*100" office:value-type="float" office:value="43.6764705882353" calcext:value-type="float">
            <text:p>43.6764705882</text:p>
          </table:table-cell>
          <table:table-cell office:value-type="float" office:value="555" calcext:value-type="float">
            <text:p>555</text:p>
          </table:table-cell>
          <table:table-cell office:value-type="float" office:value="-1.214" calcext:value-type="float">
            <text:p>-1.2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41627906976744" calcext:value-type="float">
            <text:p>0.441627907</text:p>
          </table:table-cell>
          <table:table-cell table:formula="of:=[.B272]*100" office:value-type="float" office:value="44.1627906976744" calcext:value-type="float">
            <text:p>44.1627906977</text:p>
          </table:table-cell>
          <table:table-cell office:value-type="float" office:value="555" calcext:value-type="float">
            <text:p>555</text:p>
          </table:table-cell>
          <table:table-cell office:value-type="float" office:value="18.148" calcext:value-type="float">
            <text:p>18.14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46494252873563" calcext:value-type="float">
            <text:p>0.4464942529</text:p>
          </table:table-cell>
          <table:table-cell table:formula="of:=[.B273]*100" office:value-type="float" office:value="44.6494252873563" calcext:value-type="float">
            <text:p>44.6494252874</text:p>
          </table:table-cell>
          <table:table-cell office:value-type="float" office:value="555" calcext:value-type="float">
            <text:p>555</text:p>
          </table:table-cell>
          <table:table-cell office:value-type="float" office:value="23.62" calcext:value-type="float">
            <text:p>23.6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51363636363636" calcext:value-type="float">
            <text:p>0.4513636364</text:p>
          </table:table-cell>
          <table:table-cell table:formula="of:=[.B274]*100" office:value-type="float" office:value="45.1363636363636" calcext:value-type="float">
            <text:p>45.1363636364</text:p>
          </table:table-cell>
          <table:table-cell office:value-type="float" office:value="555" calcext:value-type="float">
            <text:p>555</text:p>
          </table:table-cell>
          <table:table-cell office:value-type="float" office:value="14.974" calcext:value-type="float">
            <text:p>14.9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5623595505618" calcext:value-type="float">
            <text:p>0.4562359551</text:p>
          </table:table-cell>
          <table:table-cell table:formula="of:=[.B275]*100" office:value-type="float" office:value="45.623595505618" calcext:value-type="float">
            <text:p>45.6235955056</text:p>
          </table:table-cell>
          <table:table-cell office:value-type="float" office:value="555" calcext:value-type="float">
            <text:p>555</text:p>
          </table:table-cell>
          <table:table-cell office:value-type="float" office:value="11.954" calcext:value-type="float">
            <text:p>11.9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111111111111" calcext:value-type="float">
            <text:p>0.4611111111</text:p>
          </table:table-cell>
          <table:table-cell table:formula="of:=[.B276]*100" office:value-type="float" office:value="46.1111111111111" calcext:value-type="float">
            <text:p>46.1111111111</text:p>
          </table:table-cell>
          <table:table-cell office:value-type="float" office:value="555" calcext:value-type="float">
            <text:p>555</text:p>
          </table:table-cell>
          <table:table-cell office:value-type="float" office:value="16.596" calcext:value-type="float">
            <text:p>16.5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65989010989011" calcext:value-type="float">
            <text:p>0.465989011</text:p>
          </table:table-cell>
          <table:table-cell table:formula="of:=[.B277]*100" office:value-type="float" office:value="46.5989010989011" calcext:value-type="float">
            <text:p>46.5989010989</text:p>
          </table:table-cell>
          <table:table-cell office:value-type="float" office:value="555" calcext:value-type="float">
            <text:p>555</text:p>
          </table:table-cell>
          <table:table-cell office:value-type="float" office:value="23.786" calcext:value-type="float">
            <text:p>23.78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70869565217391" calcext:value-type="float">
            <text:p>0.4708695652</text:p>
          </table:table-cell>
          <table:table-cell table:formula="of:=[.B278]*100" office:value-type="float" office:value="47.0869565217391" calcext:value-type="float">
            <text:p>47.0869565217</text:p>
          </table:table-cell>
          <table:table-cell office:value-type="float" office:value="555" calcext:value-type="float">
            <text:p>555</text:p>
          </table:table-cell>
          <table:table-cell office:value-type="float" office:value="19.178" calcext:value-type="float">
            <text:p>19.17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75752688172043" calcext:value-type="float">
            <text:p>0.4757526882</text:p>
          </table:table-cell>
          <table:table-cell table:formula="of:=[.B279]*100" office:value-type="float" office:value="47.5752688172043" calcext:value-type="float">
            <text:p>47.5752688172</text:p>
          </table:table-cell>
          <table:table-cell office:value-type="float" office:value="555" calcext:value-type="float">
            <text:p>555</text:p>
          </table:table-cell>
          <table:table-cell office:value-type="float" office:value="20.324" calcext:value-type="float">
            <text:p>20.3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8063829787234" calcext:value-type="float">
            <text:p>0.4806382979</text:p>
          </table:table-cell>
          <table:table-cell table:formula="of:=[.B280]*100" office:value-type="float" office:value="48.063829787234" calcext:value-type="float">
            <text:p>48.0638297872</text:p>
          </table:table-cell>
          <table:table-cell office:value-type="float" office:value="555" calcext:value-type="float">
            <text:p>555</text:p>
          </table:table-cell>
          <table:table-cell office:value-type="float" office:value="-38.748" calcext:value-type="float">
            <text:p>-38.74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85526315789474" calcext:value-type="float">
            <text:p>0.4855263158</text:p>
          </table:table-cell>
          <table:table-cell table:formula="of:=[.B281]*100" office:value-type="float" office:value="48.5526315789474" calcext:value-type="float">
            <text:p>48.5526315789</text:p>
          </table:table-cell>
          <table:table-cell office:value-type="float" office:value="555" calcext:value-type="float">
            <text:p>555</text:p>
          </table:table-cell>
          <table:table-cell office:value-type="float" office:value="5.202" calcext:value-type="float">
            <text:p>5.2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90416666666667" calcext:value-type="float">
            <text:p>0.4904166667</text:p>
          </table:table-cell>
          <table:table-cell table:formula="of:=[.B282]*100" office:value-type="float" office:value="49.0416666666667" calcext:value-type="float">
            <text:p>49.0416666667</text:p>
          </table:table-cell>
          <table:table-cell office:value-type="float" office:value="555" calcext:value-type="float">
            <text:p>555</text:p>
          </table:table-cell>
          <table:table-cell office:value-type="float" office:value="22.086" calcext:value-type="float">
            <text:p>22.08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5309278350516" calcext:value-type="float">
            <text:p>0.4953092784</text:p>
          </table:table-cell>
          <table:table-cell table:formula="of:=[.B283]*100" office:value-type="float" office:value="49.5309278350516" calcext:value-type="float">
            <text:p>49.5309278351</text:p>
          </table:table-cell>
          <table:table-cell office:value-type="float" office:value="555" calcext:value-type="float">
            <text:p>555</text:p>
          </table:table-cell>
          <table:table-cell office:value-type="float" office:value="17.364" calcext:value-type="float">
            <text:p>17.3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00204081632653" calcext:value-type="float">
            <text:p>0.5002040816</text:p>
          </table:table-cell>
          <table:table-cell table:formula="of:=[.B284]*100" office:value-type="float" office:value="50.0204081632653" calcext:value-type="float">
            <text:p>50.0204081633</text:p>
          </table:table-cell>
          <table:table-cell office:value-type="float" office:value="555" calcext:value-type="float">
            <text:p>555</text:p>
          </table:table-cell>
          <table:table-cell office:value-type="float" office:value="13.138" calcext:value-type="float">
            <text:p>13.1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0510101010101" calcext:value-type="float">
            <text:p>0.5051010101</text:p>
          </table:table-cell>
          <table:table-cell table:formula="of:=[.B285]*100" office:value-type="float" office:value="50.510101010101" calcext:value-type="float">
            <text:p>50.5101010101</text:p>
          </table:table-cell>
          <table:table-cell office:value-type="float" office:value="555" calcext:value-type="float">
            <text:p>555</text:p>
          </table:table-cell>
          <table:table-cell office:value-type="float" office:value="17.464" calcext:value-type="float">
            <text:p>17.464</text:p>
          </table:table-cell>
          <table:table-cell office:value-type="float" office:value="99" calcext:value-type="float">
            <text:p>99</text:p>
          </table:table-cell>
        </table:table-row>
      </table:table>
      <table:table table:name="Sheet2" table:style-name="ta1">
        <table:shapes>
          <draw:frame draw:z-index="0" draw:style-name="gr1" draw:text-style-name="P1" svg:width="33.113cm" svg:height="13.253cm" svg:x="0.001cm" svg:y="0.904cm">
            <draw:object draw:notify-on-update-of-ranges="Sheet1.C1:Sheet1.C1 Sheet1.C2:Sheet1.C285 Sheet1.D1:Sheet1.D1 Sheet1.D2:Sheet1.D285 Sheet1.E1:Sheet1.E1 Sheet1.E2:Sheet1.E285 Sheet1.F1:Sheet1.F1 Sheet1.F2:Sheet1.F28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7T15:59:15.072000000</dc:date>
    <meta:document-statistic meta:table-count="2" meta:cell-count="1710" meta:object-count="2"/>
    <meta:generator>LibreOffice/4.2.6.3$Windows_x86 LibreOffice_project/3fd416d4c6db7d3204c17ce57a1d70f6e531ee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95cm" svg:y="3.454cm" style:legend-expansion="high" chart:style-name="ch2"/>
        <chart:plot-area chart:style-name="ch3" table:cell-range-address="Sheet1.C1:Sheet1.F285" chart:data-source-has-labels="row" svg:x="0.77cm" svg:y="0.855cm" svg:width="10.785cm" svg:height="7.545cm">
          <chartooo:coordinate-region svg:x="1.682cm" svg:y="1.054cm" svg:width="9.87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85" chart:label-cell-address="Sheet1.C1:Sheet1.C1" chart:class="chart:line">
            <chart:data-point chart:repeated="284"/>
          </chart:series>
          <chart:series chart:style-name="ch7" chart:values-cell-range-address="Sheet1.D2:Sheet1.D285" chart:label-cell-address="Sheet1.D1:Sheet1.D1" chart:class="chart:line">
            <chart:data-point chart:repeated="284"/>
          </chart:series>
          <chart:series chart:style-name="ch8" chart:values-cell-range-address="Sheet1.E2:Sheet1.E285" chart:label-cell-address="Sheet1.E1:Sheet1.E1" chart:class="chart:line">
            <chart:data-point chart:repeated="284"/>
          </chart:series>
          <chart:series chart:style-name="ch9" chart:values-cell-range-address="Sheet1.F2:Sheet1.F285" chart:label-cell-address="Sheet1.F1:Sheet1.F1" chart:class="chart:line">
            <chart:data-point chart:repeated="2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ation x 100</text:p>
                <draw:g>
                  <svg:desc>Sheet1.C1:Sheet1.C1</svg:desc>
                </draw:g>
              </table:table-cell>
              <table:table-cell office:value-type="string">
                <text:p>Best Fitness</text:p>
                <draw:g>
                  <svg:desc>Sheet1.D1:Sheet1.D1</svg:desc>
                </draw:g>
              </table:table-cell>
              <table:table-cell office:value-type="string">
                <text:p>Average Fitness</text:p>
                <draw:g>
                  <svg:desc>Sheet1.E1:Sheet1.E1</svg:desc>
                </draw:g>
              </table:table-cell>
              <table:table-cell office:value-type="string">
                <text:p>Plateau Length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5">
                <text:p>100.5</text:p>
                <draw:g>
                  <svg:desc>Sheet1.C2:Sheet1.C285</svg:desc>
                </draw:g>
              </table:table-cell>
              <table:table-cell office:value-type="float" office:value="514">
                <text:p>514</text:p>
                <draw:g>
                  <svg:desc>Sheet1.D2:Sheet1.D285</svg:desc>
                </draw:g>
              </table:table-cell>
              <table:table-cell office:value-type="float" office:value="13.344">
                <text:p>13.344</text:p>
                <draw:g>
                  <svg:desc>Sheet1.E2:Sheet1.E285</svg:desc>
                </draw:g>
              </table:table-cell>
              <table:table-cell office:value-type="float" office:value="1">
                <text:p>1</text:p>
                <draw:g>
                  <svg:desc>Sheet1.F2:Sheet1.F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5">
                <text:p>100.5</text:p>
              </table:table-cell>
              <table:table-cell office:value-type="float" office:value="514">
                <text:p>514</text:p>
              </table:table-cell>
              <table:table-cell office:value-type="float" office:value="20.964">
                <text:p>20.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514">
                <text:p>514</text:p>
              </table:table-cell>
              <table:table-cell office:value-type="float" office:value="-26.188">
                <text:p>-26.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14">
                <text:p>514</text:p>
              </table:table-cell>
              <table:table-cell office:value-type="float" office:value="9.76">
                <text:p>9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550">
                <text:p>550</text:p>
              </table:table-cell>
              <table:table-cell office:value-type="float" office:value="15.818">
                <text:p>15.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5">
                <text:p>100.5</text:p>
              </table:table-cell>
              <table:table-cell office:value-type="float" office:value="550">
                <text:p>550</text:p>
              </table:table-cell>
              <table:table-cell office:value-type="float" office:value="23.348">
                <text:p>23.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550">
                <text:p>550</text:p>
              </table:table-cell>
              <table:table-cell office:value-type="float" office:value="13.406">
                <text:p>13.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50">
                <text:p>550</text:p>
              </table:table-cell>
              <table:table-cell office:value-type="float" office:value="11.486">
                <text:p>11.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50">
                <text:p>550</text:p>
              </table:table-cell>
              <table:table-cell office:value-type="float" office:value="-11.898">
                <text:p>-11.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550">
                <text:p>550</text:p>
              </table:table-cell>
              <table:table-cell office:value-type="float" office:value="16.332">
                <text:p>16.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550">
                <text:p>550</text:p>
              </table:table-cell>
              <table:table-cell office:value-type="float" office:value="24.258">
                <text:p>24.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857142857143">
                <text:p>17.7857142857143</text:p>
              </table:table-cell>
              <table:table-cell office:value-type="float" office:value="550">
                <text:p>550</text:p>
              </table:table-cell>
              <table:table-cell office:value-type="float" office:value="31.708">
                <text:p>31.7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5">
                <text:p>16.5</text:p>
              </table:table-cell>
              <table:table-cell office:value-type="float" office:value="550">
                <text:p>550</text:p>
              </table:table-cell>
              <table:table-cell office:value-type="float" office:value="45.638">
                <text:p>45.6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550">
                <text:p>550</text:p>
              </table:table-cell>
              <table:table-cell office:value-type="float" office:value="45.398">
                <text:p>45.3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50">
                <text:p>550</text:p>
              </table:table-cell>
              <table:table-cell office:value-type="float" office:value="14.058">
                <text:p>14.0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909090909091">
                <text:p>14.5909090909091</text:p>
              </table:table-cell>
              <table:table-cell office:value-type="float" office:value="550">
                <text:p>550</text:p>
              </table:table-cell>
              <table:table-cell office:value-type="float" office:value="57.662">
                <text:p>57.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550">
                <text:p>550</text:p>
              </table:table-cell>
              <table:table-cell office:value-type="float" office:value="64.54">
                <text:p>64.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1923076923077">
                <text:p>14.1923076923077</text:p>
              </table:table-cell>
              <table:table-cell office:value-type="float" office:value="550">
                <text:p>550</text:p>
              </table:table-cell>
              <table:table-cell office:value-type="float" office:value="52.676">
                <text:p>52.6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550">
                <text:p>550</text:p>
              </table:table-cell>
              <table:table-cell office:value-type="float" office:value="66.244">
                <text:p>66.2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550">
                <text:p>550</text:p>
              </table:table-cell>
              <table:table-cell office:value-type="float" office:value="69.662">
                <text:p>69.6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25">
                <text:p>14.25</text:p>
              </table:table-cell>
              <table:table-cell office:value-type="float" office:value="550">
                <text:p>550</text:p>
              </table:table-cell>
              <table:table-cell office:value-type="float" office:value="74.47">
                <text:p>74.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3823529411765">
                <text:p>14.3823529411765</text:p>
              </table:table-cell>
              <table:table-cell office:value-type="float" office:value="550">
                <text:p>550</text:p>
              </table:table-cell>
              <table:table-cell office:value-type="float" office:value="82.344">
                <text:p>82.3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550">
                <text:p>550</text:p>
              </table:table-cell>
              <table:table-cell office:value-type="float" office:value="87.278">
                <text:p>87.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7631578947368">
                <text:p>14.7631578947368</text:p>
              </table:table-cell>
              <table:table-cell office:value-type="float" office:value="550">
                <text:p>550</text:p>
              </table:table-cell>
              <table:table-cell office:value-type="float" office:value="88.002">
                <text:p>88.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550">
                <text:p>550</text:p>
              </table:table-cell>
              <table:table-cell office:value-type="float" office:value="106.414">
                <text:p>106.4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2619047619048">
                <text:p>15.2619047619048</text:p>
              </table:table-cell>
              <table:table-cell office:value-type="float" office:value="550">
                <text:p>550</text:p>
              </table:table-cell>
              <table:table-cell office:value-type="float" office:value="120.746">
                <text:p>120.7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5454545454546">
                <text:p>15.5454545454546</text:p>
              </table:table-cell>
              <table:table-cell office:value-type="float" office:value="550">
                <text:p>550</text:p>
              </table:table-cell>
              <table:table-cell office:value-type="float" office:value="106.912">
                <text:p>106.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8478260869565">
                <text:p>15.8478260869565</text:p>
              </table:table-cell>
              <table:table-cell office:value-type="float" office:value="550">
                <text:p>550</text:p>
              </table:table-cell>
              <table:table-cell office:value-type="float" office:value="116.224">
                <text:p>116.2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550">
                <text:p>550</text:p>
              </table:table-cell>
              <table:table-cell office:value-type="float" office:value="73.564">
                <text:p>73.5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5">
                <text:p>16.5</text:p>
              </table:table-cell>
              <table:table-cell office:value-type="float" office:value="550">
                <text:p>550</text:p>
              </table:table-cell>
              <table:table-cell office:value-type="float" office:value="123.058">
                <text:p>123.0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8461538461539">
                <text:p>16.8461538461539</text:p>
              </table:table-cell>
              <table:table-cell office:value-type="float" office:value="550">
                <text:p>550</text:p>
              </table:table-cell>
              <table:table-cell office:value-type="float" office:value="138.198">
                <text:p>138.1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2037037037037">
                <text:p>17.2037037037037</text:p>
              </table:table-cell>
              <table:table-cell office:value-type="float" office:value="550">
                <text:p>550</text:p>
              </table:table-cell>
              <table:table-cell office:value-type="float" office:value="-18.98">
                <text:p>-18.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5714285714286">
                <text:p>17.5714285714286</text:p>
              </table:table-cell>
              <table:table-cell office:value-type="float" office:value="550">
                <text:p>550</text:p>
              </table:table-cell>
              <table:table-cell office:value-type="float" office:value="84.306">
                <text:p>84.3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948275862069">
                <text:p>17.948275862069</text:p>
              </table:table-cell>
              <table:table-cell office:value-type="float" office:value="550">
                <text:p>550</text:p>
              </table:table-cell>
              <table:table-cell office:value-type="float" office:value="86.166">
                <text:p>86.1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550">
                <text:p>550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7258064516129">
                <text:p>18.7258064516129</text:p>
              </table:table-cell>
              <table:table-cell office:value-type="float" office:value="550">
                <text:p>550</text:p>
              </table:table-cell>
              <table:table-cell office:value-type="float" office:value="91.25">
                <text:p>91.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125">
                <text:p>19.125</text:p>
              </table:table-cell>
              <table:table-cell office:value-type="float" office:value="550">
                <text:p>550</text:p>
              </table:table-cell>
              <table:table-cell office:value-type="float" office:value="107.472">
                <text:p>107.4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530303030303">
                <text:p>19.530303030303</text:p>
              </table:table-cell>
              <table:table-cell office:value-type="float" office:value="550">
                <text:p>550</text:p>
              </table:table-cell>
              <table:table-cell office:value-type="float" office:value="99.974">
                <text:p>99.9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9411764705882">
                <text:p>19.9411764705882</text:p>
              </table:table-cell>
              <table:table-cell office:value-type="float" office:value="550">
                <text:p>550</text:p>
              </table:table-cell>
              <table:table-cell office:value-type="float" office:value="97.962">
                <text:p>97.9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571428571429">
                <text:p>20.3571428571429</text:p>
              </table:table-cell>
              <table:table-cell office:value-type="float" office:value="550">
                <text:p>550</text:p>
              </table:table-cell>
              <table:table-cell office:value-type="float" office:value="76.894">
                <text:p>76.8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7777777777778">
                <text:p>20.7777777777778</text:p>
              </table:table-cell>
              <table:table-cell office:value-type="float" office:value="550">
                <text:p>550</text:p>
              </table:table-cell>
              <table:table-cell office:value-type="float" office:value="80.608">
                <text:p>80.6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2027027027027">
                <text:p>21.2027027027027</text:p>
              </table:table-cell>
              <table:table-cell office:value-type="float" office:value="550">
                <text:p>550</text:p>
              </table:table-cell>
              <table:table-cell office:value-type="float" office:value="34.696">
                <text:p>34.6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6315789473684">
                <text:p>21.6315789473684</text:p>
              </table:table-cell>
              <table:table-cell office:value-type="float" office:value="550">
                <text:p>550</text:p>
              </table:table-cell>
              <table:table-cell office:value-type="float" office:value="74.732">
                <text:p>74.7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0641025641026">
                <text:p>22.0641025641026</text:p>
              </table:table-cell>
              <table:table-cell office:value-type="float" office:value="550">
                <text:p>550</text:p>
              </table:table-cell>
              <table:table-cell office:value-type="float" office:value="68.66">
                <text:p>68.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550">
                <text:p>550</text:p>
              </table:table-cell>
              <table:table-cell office:value-type="float" office:value="78.614">
                <text:p>78.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390243902439">
                <text:p>22.9390243902439</text:p>
              </table:table-cell>
              <table:table-cell office:value-type="float" office:value="550">
                <text:p>550</text:p>
              </table:table-cell>
              <table:table-cell office:value-type="float" office:value="26.332">
                <text:p>26.3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3809523809524">
                <text:p>23.3809523809524</text:p>
              </table:table-cell>
              <table:table-cell office:value-type="float" office:value="550">
                <text:p>550</text:p>
              </table:table-cell>
              <table:table-cell office:value-type="float" office:value="54.818">
                <text:p>54.8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8255813953488">
                <text:p>23.8255813953488</text:p>
              </table:table-cell>
              <table:table-cell office:value-type="float" office:value="550">
                <text:p>550</text:p>
              </table:table-cell>
              <table:table-cell office:value-type="float" office:value="57.128">
                <text:p>57.1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550">
                <text:p>550</text:p>
              </table:table-cell>
              <table:table-cell office:value-type="float" office:value="52.344">
                <text:p>52.3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222222222222">
                <text:p>24.7222222222222</text:p>
              </table:table-cell>
              <table:table-cell office:value-type="float" office:value="550">
                <text:p>550</text:p>
              </table:table-cell>
              <table:table-cell office:value-type="float" office:value="15.534">
                <text:p>15.5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1739130434783">
                <text:p>25.1739130434783</text:p>
              </table:table-cell>
              <table:table-cell office:value-type="float" office:value="550">
                <text:p>550</text:p>
              </table:table-cell>
              <table:table-cell office:value-type="float" office:value="60.808">
                <text:p>60.8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6276595744681">
                <text:p>25.6276595744681</text:p>
              </table:table-cell>
              <table:table-cell office:value-type="float" office:value="550">
                <text:p>550</text:p>
              </table:table-cell>
              <table:table-cell office:value-type="float" office:value="65.48">
                <text:p>65.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550">
                <text:p>550</text:p>
              </table:table-cell>
              <table:table-cell office:value-type="float" office:value="51.632">
                <text:p>51.6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408163265306">
                <text:p>26.5408163265306</text:p>
              </table:table-cell>
              <table:table-cell office:value-type="float" office:value="550">
                <text:p>550</text:p>
              </table:table-cell>
              <table:table-cell office:value-type="float" office:value="57.134">
                <text:p>57.1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550">
                <text:p>550</text:p>
              </table:table-cell>
              <table:table-cell office:value-type="float" office:value="-64.906">
                <text:p>-64.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4607843137255">
                <text:p>27.4607843137255</text:p>
              </table:table-cell>
              <table:table-cell office:value-type="float" office:value="550">
                <text:p>550</text:p>
              </table:table-cell>
              <table:table-cell office:value-type="float" office:value="45.98">
                <text:p>45.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9230769230769">
                <text:p>27.9230769230769</text:p>
              </table:table-cell>
              <table:table-cell office:value-type="float" office:value="550">
                <text:p>550</text:p>
              </table:table-cell>
              <table:table-cell office:value-type="float" office:value="-292.886">
                <text:p>-292.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3867924528302">
                <text:p>28.3867924528302</text:p>
              </table:table-cell>
              <table:table-cell office:value-type="float" office:value="550">
                <text:p>550</text:p>
              </table:table-cell>
              <table:table-cell office:value-type="float" office:value="37.056">
                <text:p>37.0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8518518518519">
                <text:p>28.8518518518519</text:p>
              </table:table-cell>
              <table:table-cell office:value-type="float" office:value="550">
                <text:p>550</text:p>
              </table:table-cell>
              <table:table-cell office:value-type="float" office:value="45.296">
                <text:p>45.2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3181818181818">
                <text:p>29.3181818181818</text:p>
              </table:table-cell>
              <table:table-cell office:value-type="float" office:value="550">
                <text:p>550</text:p>
              </table:table-cell>
              <table:table-cell office:value-type="float" office:value="46.626">
                <text:p>46.6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7857142857143">
                <text:p>29.7857142857143</text:p>
              </table:table-cell>
              <table:table-cell office:value-type="float" office:value="550">
                <text:p>550</text:p>
              </table:table-cell>
              <table:table-cell office:value-type="float" office:value="46.39">
                <text:p>46.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2543859649123">
                <text:p>30.2543859649123</text:p>
              </table:table-cell>
              <table:table-cell office:value-type="float" office:value="550">
                <text:p>550</text:p>
              </table:table-cell>
              <table:table-cell office:value-type="float" office:value="-22.378">
                <text:p>-22.3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7241379310345">
                <text:p>30.7241379310345</text:p>
              </table:table-cell>
              <table:table-cell office:value-type="float" office:value="550">
                <text:p>550</text:p>
              </table:table-cell>
              <table:table-cell office:value-type="float" office:value="-131.034">
                <text:p>-131.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1949152542373">
                <text:p>31.1949152542373</text:p>
              </table:table-cell>
              <table:table-cell office:value-type="float" office:value="550">
                <text:p>550</text:p>
              </table:table-cell>
              <table:table-cell office:value-type="float" office:value="39.904">
                <text:p>39.9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50">
                <text:p>550</text:p>
              </table:table-cell>
              <table:table-cell office:value-type="float" office:value="42.076">
                <text:p>42.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1393442622951">
                <text:p>32.1393442622951</text:p>
              </table:table-cell>
              <table:table-cell office:value-type="float" office:value="550">
                <text:p>550</text:p>
              </table:table-cell>
              <table:table-cell office:value-type="float" office:value="35.214">
                <text:p>35.2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6129032258064">
                <text:p>32.6129032258064</text:p>
              </table:table-cell>
              <table:table-cell office:value-type="float" office:value="550">
                <text:p>550</text:p>
              </table:table-cell>
              <table:table-cell office:value-type="float" office:value="21.27">
                <text:p>21.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0873015873016">
                <text:p>33.0873015873016</text:p>
              </table:table-cell>
              <table:table-cell office:value-type="float" office:value="550">
                <text:p>550</text:p>
              </table:table-cell>
              <table:table-cell office:value-type="float" office:value="32.246">
                <text:p>32.2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5625">
                <text:p>33.5625</text:p>
              </table:table-cell>
              <table:table-cell office:value-type="float" office:value="550">
                <text:p>550</text:p>
              </table:table-cell>
              <table:table-cell office:value-type="float" office:value="31.694">
                <text:p>31.6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0384615384615">
                <text:p>34.0384615384615</text:p>
              </table:table-cell>
              <table:table-cell office:value-type="float" office:value="550">
                <text:p>550</text:p>
              </table:table-cell>
              <table:table-cell office:value-type="float" office:value="28.626">
                <text:p>28.6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5151515151515">
                <text:p>34.5151515151515</text:p>
              </table:table-cell>
              <table:table-cell office:value-type="float" office:value="550">
                <text:p>550</text:p>
              </table:table-cell>
              <table:table-cell office:value-type="float" office:value="22.004">
                <text:p>22.0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9925373134328">
                <text:p>34.9925373134328</text:p>
              </table:table-cell>
              <table:table-cell office:value-type="float" office:value="550">
                <text:p>550</text:p>
              </table:table-cell>
              <table:table-cell office:value-type="float" office:value="30.302">
                <text:p>30.3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4705882352941">
                <text:p>35.4705882352941</text:p>
              </table:table-cell>
              <table:table-cell office:value-type="float" office:value="550">
                <text:p>550</text:p>
              </table:table-cell>
              <table:table-cell office:value-type="float" office:value="34.014">
                <text:p>34.0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9492753623188">
                <text:p>35.9492753623188</text:p>
              </table:table-cell>
              <table:table-cell office:value-type="float" office:value="550">
                <text:p>550</text:p>
              </table:table-cell>
              <table:table-cell office:value-type="float" office:value="29.034">
                <text:p>29.0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550">
                <text:p>550</text:p>
              </table:table-cell>
              <table:table-cell office:value-type="float" office:value="27.266">
                <text:p>27.2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9084507042253">
                <text:p>36.9084507042253</text:p>
              </table:table-cell>
              <table:table-cell office:value-type="float" office:value="550">
                <text:p>550</text:p>
              </table:table-cell>
              <table:table-cell office:value-type="float" office:value="21.694">
                <text:p>21.6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3888888888889">
                <text:p>37.3888888888889</text:p>
              </table:table-cell>
              <table:table-cell office:value-type="float" office:value="550">
                <text:p>550</text:p>
              </table:table-cell>
              <table:table-cell office:value-type="float" office:value="11.444">
                <text:p>11.4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8698630136986">
                <text:p>37.8698630136986</text:p>
              </table:table-cell>
              <table:table-cell office:value-type="float" office:value="550">
                <text:p>550</text:p>
              </table:table-cell>
              <table:table-cell office:value-type="float" office:value="28.512">
                <text:p>28.5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3513513513513">
                <text:p>38.3513513513513</text:p>
              </table:table-cell>
              <table:table-cell office:value-type="float" office:value="550">
                <text:p>550</text:p>
              </table:table-cell>
              <table:table-cell office:value-type="float" office:value="25.294">
                <text:p>25.2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550">
                <text:p>550</text:p>
              </table:table-cell>
              <table:table-cell office:value-type="float" office:value="1.164">
                <text:p>1.1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3157894736842">
                <text:p>39.3157894736842</text:p>
              </table:table-cell>
              <table:table-cell office:value-type="float" office:value="550">
                <text:p>550</text:p>
              </table:table-cell>
              <table:table-cell office:value-type="float" office:value="28.01">
                <text:p>28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.7987012987013">
                <text:p>39.7987012987013</text:p>
              </table:table-cell>
              <table:table-cell office:value-type="float" office:value="550">
                <text:p>550</text:p>
              </table:table-cell>
              <table:table-cell office:value-type="float" office:value="35.34">
                <text:p>35.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2820512820513">
                <text:p>40.2820512820513</text:p>
              </table:table-cell>
              <table:table-cell office:value-type="float" office:value="550">
                <text:p>550</text:p>
              </table:table-cell>
              <table:table-cell office:value-type="float" office:value="33.49">
                <text:p>33.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7658227848101">
                <text:p>40.7658227848101</text:p>
              </table:table-cell>
              <table:table-cell office:value-type="float" office:value="550">
                <text:p>550</text:p>
              </table:table-cell>
              <table:table-cell office:value-type="float" office:value="-23.086">
                <text:p>-23.0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25">
                <text:p>41.25</text:p>
              </table:table-cell>
              <table:table-cell office:value-type="float" office:value="550">
                <text:p>550</text:p>
              </table:table-cell>
              <table:table-cell office:value-type="float" office:value="24.372">
                <text:p>24.3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7345679012346">
                <text:p>41.7345679012346</text:p>
              </table:table-cell>
              <table:table-cell office:value-type="float" office:value="550">
                <text:p>550</text:p>
              </table:table-cell>
              <table:table-cell office:value-type="float" office:value="25.11">
                <text:p>25.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.219512195122">
                <text:p>42.219512195122</text:p>
              </table:table-cell>
              <table:table-cell office:value-type="float" office:value="550">
                <text:p>550</text:p>
              </table:table-cell>
              <table:table-cell office:value-type="float" office:value="17.684">
                <text:p>17.6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.7048192771084">
                <text:p>42.7048192771084</text:p>
              </table:table-cell>
              <table:table-cell office:value-type="float" office:value="550">
                <text:p>550</text:p>
              </table:table-cell>
              <table:table-cell office:value-type="float" office:value="19.732">
                <text:p>19.7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.1904761904762">
                <text:p>43.1904761904762</text:p>
              </table:table-cell>
              <table:table-cell office:value-type="float" office:value="550">
                <text:p>550</text:p>
              </table:table-cell>
              <table:table-cell office:value-type="float" office:value="-308.172">
                <text:p>-308.1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.6764705882353">
                <text:p>43.6764705882353</text:p>
              </table:table-cell>
              <table:table-cell office:value-type="float" office:value="550">
                <text:p>550</text:p>
              </table:table-cell>
              <table:table-cell office:value-type="float" office:value="-7.878">
                <text:p>-7.8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1627906976744">
                <text:p>44.1627906976744</text:p>
              </table:table-cell>
              <table:table-cell office:value-type="float" office:value="550">
                <text:p>550</text:p>
              </table:table-cell>
              <table:table-cell office:value-type="float" office:value="28.848">
                <text:p>28.8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6494252873563">
                <text:p>44.6494252873563</text:p>
              </table:table-cell>
              <table:table-cell office:value-type="float" office:value="550">
                <text:p>550</text:p>
              </table:table-cell>
              <table:table-cell office:value-type="float" office:value="15.12">
                <text:p>15.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1363636363636">
                <text:p>45.1363636363636</text:p>
              </table:table-cell>
              <table:table-cell office:value-type="float" office:value="550">
                <text:p>550</text:p>
              </table:table-cell>
              <table:table-cell office:value-type="float" office:value="21.682">
                <text:p>21.6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.623595505618">
                <text:p>45.623595505618</text:p>
              </table:table-cell>
              <table:table-cell office:value-type="float" office:value="550">
                <text:p>550</text:p>
              </table:table-cell>
              <table:table-cell office:value-type="float" office:value="25.584">
                <text:p>25.5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1111111111111">
                <text:p>46.1111111111111</text:p>
              </table:table-cell>
              <table:table-cell office:value-type="float" office:value="550">
                <text:p>55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5989010989011">
                <text:p>46.5989010989011</text:p>
              </table:table-cell>
              <table:table-cell office:value-type="float" office:value="550">
                <text:p>550</text:p>
              </table:table-cell>
              <table:table-cell office:value-type="float" office:value="13.02">
                <text:p>13.0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0869565217391">
                <text:p>47.0869565217391</text:p>
              </table:table-cell>
              <table:table-cell office:value-type="float" office:value="552">
                <text:p>552</text:p>
              </table:table-cell>
              <table:table-cell office:value-type="float" office:value="7.028">
                <text:p>7.0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.5">
                <text:p>100.5</text:p>
              </table:table-cell>
              <table:table-cell office:value-type="float" office:value="552">
                <text:p>552</text:p>
              </table:table-cell>
              <table:table-cell office:value-type="float" office:value="20.834">
                <text:p>20.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  <table:table-cell office:value-type="float" office:value="552">
                <text:p>552</text:p>
              </table:table-cell>
              <table:table-cell office:value-type="float" office:value="16.918">
                <text:p>16.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52">
                <text:p>552</text:p>
              </table:table-cell>
              <table:table-cell office:value-type="float" office:value="-45.798">
                <text:p>-45.7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">
                <text:p>27</text:p>
              </table:table-cell>
              <table:table-cell office:value-type="float" office:value="552">
                <text:p>552</text:p>
              </table:table-cell>
              <table:table-cell office:value-type="float" office:value="22.46">
                <text:p>22.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5">
                <text:p>22.5</text:p>
              </table:table-cell>
              <table:table-cell office:value-type="float" office:value="552">
                <text:p>552</text:p>
              </table:table-cell>
              <table:table-cell office:value-type="float" office:value="22.86">
                <text:p>22.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552">
                <text:p>552</text:p>
              </table:table-cell>
              <table:table-cell office:value-type="float" office:value="-87.536">
                <text:p>-87.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7857142857143">
                <text:p>17.7857142857143</text:p>
              </table:table-cell>
              <table:table-cell office:value-type="float" office:value="552">
                <text:p>552</text:p>
              </table:table-cell>
              <table:table-cell office:value-type="float" office:value="36.48">
                <text:p>36.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5">
                <text:p>16.5</text:p>
              </table:table-cell>
              <table:table-cell office:value-type="float" office:value="552">
                <text:p>552</text:p>
              </table:table-cell>
              <table:table-cell office:value-type="float" office:value="-296.322">
                <text:p>-296.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552">
                <text:p>552</text:p>
              </table:table-cell>
              <table:table-cell office:value-type="float" office:value="45.244">
                <text:p>45.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  <table:table-cell office:value-type="float" office:value="552">
                <text:p>552</text:p>
              </table:table-cell>
              <table:table-cell office:value-type="float" office:value="7.232">
                <text:p>7.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5909090909091">
                <text:p>14.5909090909091</text:p>
              </table:table-cell>
              <table:table-cell office:value-type="float" office:value="552">
                <text:p>552</text:p>
              </table:table-cell>
              <table:table-cell office:value-type="float" office:value="42.182">
                <text:p>42.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552">
                <text:p>552</text:p>
              </table:table-cell>
              <table:table-cell office:value-type="float" office:value="43.45">
                <text:p>43.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1923076923077">
                <text:p>14.1923076923077</text:p>
              </table:table-cell>
              <table:table-cell office:value-type="float" office:value="552">
                <text:p>552</text:p>
              </table:table-cell>
              <table:table-cell office:value-type="float" office:value="48.084">
                <text:p>48.0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552">
                <text:p>552</text:p>
              </table:table-cell>
              <table:table-cell office:value-type="float" office:value="62.308">
                <text:p>62.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552">
                <text:p>552</text:p>
              </table:table-cell>
              <table:table-cell office:value-type="float" office:value="25.03">
                <text:p>25.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25">
                <text:p>14.25</text:p>
              </table:table-cell>
              <table:table-cell office:value-type="float" office:value="552">
                <text:p>552</text:p>
              </table:table-cell>
              <table:table-cell office:value-type="float" office:value="63.912">
                <text:p>63.9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3823529411765">
                <text:p>14.3823529411765</text:p>
              </table:table-cell>
              <table:table-cell office:value-type="float" office:value="552">
                <text:p>552</text:p>
              </table:table-cell>
              <table:table-cell office:value-type="float" office:value="15.348">
                <text:p>15.3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552">
                <text:p>552</text:p>
              </table:table-cell>
              <table:table-cell office:value-type="float" office:value="27.036">
                <text:p>27.0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7631578947368">
                <text:p>14.7631578947368</text:p>
              </table:table-cell>
              <table:table-cell office:value-type="float" office:value="552">
                <text:p>552</text:p>
              </table:table-cell>
              <table:table-cell office:value-type="float" office:value="87.62">
                <text:p>87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552">
                <text:p>552</text:p>
              </table:table-cell>
              <table:table-cell office:value-type="float" office:value="85.226">
                <text:p>85.2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2619047619048">
                <text:p>15.2619047619048</text:p>
              </table:table-cell>
              <table:table-cell office:value-type="float" office:value="552">
                <text:p>552</text:p>
              </table:table-cell>
              <table:table-cell office:value-type="float" office:value="72.772">
                <text:p>72.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5454545454546">
                <text:p>15.5454545454546</text:p>
              </table:table-cell>
              <table:table-cell office:value-type="float" office:value="552">
                <text:p>552</text:p>
              </table:table-cell>
              <table:table-cell office:value-type="float" office:value="97.164">
                <text:p>97.1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8478260869565">
                <text:p>15.8478260869565</text:p>
              </table:table-cell>
              <table:table-cell office:value-type="float" office:value="552">
                <text:p>552</text:p>
              </table:table-cell>
              <table:table-cell office:value-type="float" office:value="92.018">
                <text:p>92.0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552">
                <text:p>552</text:p>
              </table:table-cell>
              <table:table-cell office:value-type="float" office:value="97.578">
                <text:p>97.5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5">
                <text:p>16.5</text:p>
              </table:table-cell>
              <table:table-cell office:value-type="float" office:value="552">
                <text:p>552</text:p>
              </table:table-cell>
              <table:table-cell office:value-type="float" office:value="114.136">
                <text:p>114.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8461538461539">
                <text:p>16.8461538461539</text:p>
              </table:table-cell>
              <table:table-cell office:value-type="float" office:value="552">
                <text:p>552</text:p>
              </table:table-cell>
              <table:table-cell office:value-type="float" office:value="111.574">
                <text:p>111.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2037037037037">
                <text:p>17.2037037037037</text:p>
              </table:table-cell>
              <table:table-cell office:value-type="float" office:value="552">
                <text:p>552</text:p>
              </table:table-cell>
              <table:table-cell office:value-type="float" office:value="110.91">
                <text:p>110.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5714285714286">
                <text:p>17.5714285714286</text:p>
              </table:table-cell>
              <table:table-cell office:value-type="float" office:value="552">
                <text:p>552</text:p>
              </table:table-cell>
              <table:table-cell office:value-type="float" office:value="75.742">
                <text:p>75.7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948275862069">
                <text:p>17.948275862069</text:p>
              </table:table-cell>
              <table:table-cell office:value-type="float" office:value="552">
                <text:p>552</text:p>
              </table:table-cell>
              <table:table-cell office:value-type="float" office:value="90.688">
                <text:p>90.6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552">
                <text:p>552</text:p>
              </table:table-cell>
              <table:table-cell office:value-type="float" office:value="82.134">
                <text:p>82.1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7258064516129">
                <text:p>18.7258064516129</text:p>
              </table:table-cell>
              <table:table-cell office:value-type="float" office:value="552">
                <text:p>552</text:p>
              </table:table-cell>
              <table:table-cell office:value-type="float" office:value="93.292">
                <text:p>93.2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125">
                <text:p>19.125</text:p>
              </table:table-cell>
              <table:table-cell office:value-type="float" office:value="552">
                <text:p>552</text:p>
              </table:table-cell>
              <table:table-cell office:value-type="float" office:value="95.59">
                <text:p>95.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530303030303">
                <text:p>19.530303030303</text:p>
              </table:table-cell>
              <table:table-cell office:value-type="float" office:value="552">
                <text:p>552</text:p>
              </table:table-cell>
              <table:table-cell office:value-type="float" office:value="39.432">
                <text:p>39.4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411764705882">
                <text:p>19.9411764705882</text:p>
              </table:table-cell>
              <table:table-cell office:value-type="float" office:value="552">
                <text:p>552</text:p>
              </table:table-cell>
              <table:table-cell office:value-type="float" office:value="-26.632">
                <text:p>-26.6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3571428571429">
                <text:p>20.3571428571429</text:p>
              </table:table-cell>
              <table:table-cell office:value-type="float" office:value="552">
                <text:p>552</text:p>
              </table:table-cell>
              <table:table-cell office:value-type="float" office:value="21.368">
                <text:p>21.3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7777777777778">
                <text:p>20.7777777777778</text:p>
              </table:table-cell>
              <table:table-cell office:value-type="float" office:value="552">
                <text:p>552</text:p>
              </table:table-cell>
              <table:table-cell office:value-type="float" office:value="117.172">
                <text:p>117.1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2027027027027">
                <text:p>21.2027027027027</text:p>
              </table:table-cell>
              <table:table-cell office:value-type="float" office:value="552">
                <text:p>552</text:p>
              </table:table-cell>
              <table:table-cell office:value-type="float" office:value="58.406">
                <text:p>58.4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315789473684">
                <text:p>21.6315789473684</text:p>
              </table:table-cell>
              <table:table-cell office:value-type="float" office:value="552">
                <text:p>552</text:p>
              </table:table-cell>
              <table:table-cell office:value-type="float" office:value="8.25">
                <text:p>8.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0641025641026">
                <text:p>22.0641025641026</text:p>
              </table:table-cell>
              <table:table-cell office:value-type="float" office:value="552">
                <text:p>552</text:p>
              </table:table-cell>
              <table:table-cell office:value-type="float" office:value="68.488">
                <text:p>68.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5">
                <text:p>22.5</text:p>
              </table:table-cell>
              <table:table-cell office:value-type="float" office:value="552">
                <text:p>552</text:p>
              </table:table-cell>
              <table:table-cell office:value-type="float" office:value="70.7">
                <text:p>70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9390243902439">
                <text:p>22.9390243902439</text:p>
              </table:table-cell>
              <table:table-cell office:value-type="float" office:value="552">
                <text:p>552</text:p>
              </table:table-cell>
              <table:table-cell office:value-type="float" office:value="73.476">
                <text:p>73.4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3809523809524">
                <text:p>23.3809523809524</text:p>
              </table:table-cell>
              <table:table-cell office:value-type="float" office:value="552">
                <text:p>552</text:p>
              </table:table-cell>
              <table:table-cell office:value-type="float" office:value="71.508">
                <text:p>71.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8255813953488">
                <text:p>23.8255813953488</text:p>
              </table:table-cell>
              <table:table-cell office:value-type="float" office:value="552">
                <text:p>552</text:p>
              </table:table-cell>
              <table:table-cell office:value-type="float" office:value="64.502">
                <text:p>64.5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552">
                <text:p>552</text:p>
              </table:table-cell>
              <table:table-cell office:value-type="float" office:value="64.952">
                <text:p>64.9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7222222222222">
                <text:p>24.7222222222222</text:p>
              </table:table-cell>
              <table:table-cell office:value-type="float" office:value="552">
                <text:p>552</text:p>
              </table:table-cell>
              <table:table-cell office:value-type="float" office:value="81.034">
                <text:p>81.0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739130434783">
                <text:p>25.1739130434783</text:p>
              </table:table-cell>
              <table:table-cell office:value-type="float" office:value="552">
                <text:p>552</text:p>
              </table:table-cell>
              <table:table-cell office:value-type="float" office:value="68.982">
                <text:p>68.9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276595744681">
                <text:p>25.6276595744681</text:p>
              </table:table-cell>
              <table:table-cell office:value-type="float" office:value="552">
                <text:p>552</text:p>
              </table:table-cell>
              <table:table-cell office:value-type="float" office:value="38.64">
                <text:p>38.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552">
                <text:p>552</text:p>
              </table:table-cell>
              <table:table-cell office:value-type="float" office:value="60.256">
                <text:p>60.2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.5408163265306">
                <text:p>26.5408163265306</text:p>
              </table:table-cell>
              <table:table-cell office:value-type="float" office:value="552">
                <text:p>552</text:p>
              </table:table-cell>
              <table:table-cell office:value-type="float" office:value="48.572">
                <text:p>48.5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">
                <text:p>27</text:p>
              </table:table-cell>
              <table:table-cell office:value-type="float" office:value="552">
                <text:p>552</text:p>
              </table:table-cell>
              <table:table-cell office:value-type="float" office:value="40.75">
                <text:p>40.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.4607843137255">
                <text:p>27.4607843137255</text:p>
              </table:table-cell>
              <table:table-cell office:value-type="float" office:value="552">
                <text:p>552</text:p>
              </table:table-cell>
              <table:table-cell office:value-type="float" office:value="44.906">
                <text:p>44.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9230769230769">
                <text:p>27.9230769230769</text:p>
              </table:table-cell>
              <table:table-cell office:value-type="float" office:value="552">
                <text:p>552</text:p>
              </table:table-cell>
              <table:table-cell office:value-type="float" office:value="12.53">
                <text:p>12.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3867924528302">
                <text:p>28.3867924528302</text:p>
              </table:table-cell>
              <table:table-cell office:value-type="float" office:value="552">
                <text:p>552</text:p>
              </table:table-cell>
              <table:table-cell office:value-type="float" office:value="28.716">
                <text:p>28.7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8518518518519">
                <text:p>28.8518518518519</text:p>
              </table:table-cell>
              <table:table-cell office:value-type="float" office:value="552">
                <text:p>552</text:p>
              </table:table-cell>
              <table:table-cell office:value-type="float" office:value="-22.73">
                <text:p>-22.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.3181818181818">
                <text:p>29.3181818181818</text:p>
              </table:table-cell>
              <table:table-cell office:value-type="float" office:value="552">
                <text:p>552</text:p>
              </table:table-cell>
              <table:table-cell office:value-type="float" office:value="38.682">
                <text:p>38.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.7857142857143">
                <text:p>29.7857142857143</text:p>
              </table:table-cell>
              <table:table-cell office:value-type="float" office:value="552">
                <text:p>552</text:p>
              </table:table-cell>
              <table:table-cell office:value-type="float" office:value="45.762">
                <text:p>45.7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2543859649123">
                <text:p>30.2543859649123</text:p>
              </table:table-cell>
              <table:table-cell office:value-type="float" office:value="552">
                <text:p>552</text:p>
              </table:table-cell>
              <table:table-cell office:value-type="float" office:value="38.464">
                <text:p>38.4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7241379310345">
                <text:p>30.7241379310345</text:p>
              </table:table-cell>
              <table:table-cell office:value-type="float" office:value="552">
                <text:p>552</text:p>
              </table:table-cell>
              <table:table-cell office:value-type="float" office:value="42.072">
                <text:p>42.0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1949152542373">
                <text:p>31.1949152542373</text:p>
              </table:table-cell>
              <table:table-cell office:value-type="float" office:value="552">
                <text:p>552</text:p>
              </table:table-cell>
              <table:table-cell office:value-type="float" office:value="10.588">
                <text:p>10.5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52">
                <text:p>552</text:p>
              </table:table-cell>
              <table:table-cell office:value-type="float" office:value="11.586">
                <text:p>11.5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.1393442622951">
                <text:p>32.1393442622951</text:p>
              </table:table-cell>
              <table:table-cell office:value-type="float" office:value="552">
                <text:p>552</text:p>
              </table:table-cell>
              <table:table-cell office:value-type="float" office:value="-55.282">
                <text:p>-55.2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.6129032258064">
                <text:p>32.6129032258064</text:p>
              </table:table-cell>
              <table:table-cell office:value-type="float" office:value="552">
                <text:p>552</text:p>
              </table:table-cell>
              <table:table-cell office:value-type="float" office:value="29.98">
                <text:p>29.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.0873015873016">
                <text:p>33.0873015873016</text:p>
              </table:table-cell>
              <table:table-cell office:value-type="float" office:value="552">
                <text:p>552</text:p>
              </table:table-cell>
              <table:table-cell office:value-type="float" office:value="26.426">
                <text:p>26.4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.5625">
                <text:p>33.5625</text:p>
              </table:table-cell>
              <table:table-cell office:value-type="float" office:value="552">
                <text:p>552</text:p>
              </table:table-cell>
              <table:table-cell office:value-type="float" office:value="23.492">
                <text:p>23.4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.0384615384615">
                <text:p>34.0384615384615</text:p>
              </table:table-cell>
              <table:table-cell office:value-type="float" office:value="552">
                <text:p>552</text:p>
              </table:table-cell>
              <table:table-cell office:value-type="float" office:value="18.782">
                <text:p>18.7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.5151515151515">
                <text:p>34.5151515151515</text:p>
              </table:table-cell>
              <table:table-cell office:value-type="float" office:value="552">
                <text:p>552</text:p>
              </table:table-cell>
              <table:table-cell office:value-type="float" office:value="29.25">
                <text:p>29.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.9925373134328">
                <text:p>34.9925373134328</text:p>
              </table:table-cell>
              <table:table-cell office:value-type="float" office:value="552">
                <text:p>552</text:p>
              </table:table-cell>
              <table:table-cell office:value-type="float" office:value="26.642">
                <text:p>26.6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4705882352941">
                <text:p>35.4705882352941</text:p>
              </table:table-cell>
              <table:table-cell office:value-type="float" office:value="552">
                <text:p>552</text:p>
              </table:table-cell>
              <table:table-cell office:value-type="float" office:value="21.054">
                <text:p>21.0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9492753623188">
                <text:p>35.9492753623188</text:p>
              </table:table-cell>
              <table:table-cell office:value-type="float" office:value="552">
                <text:p>552</text:p>
              </table:table-cell>
              <table:table-cell office:value-type="float" office:value="28.088">
                <text:p>28.0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552">
                <text:p>552</text:p>
              </table:table-cell>
              <table:table-cell office:value-type="float" office:value="24.472">
                <text:p>24.4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9084507042253">
                <text:p>36.9084507042253</text:p>
              </table:table-cell>
              <table:table-cell office:value-type="float" office:value="552">
                <text:p>552</text:p>
              </table:table-cell>
              <table:table-cell office:value-type="float" office:value="29.18">
                <text:p>29.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3888888888889">
                <text:p>37.3888888888889</text:p>
              </table:table-cell>
              <table:table-cell office:value-type="float" office:value="552">
                <text:p>552</text:p>
              </table:table-cell>
              <table:table-cell office:value-type="float" office:value="18.72">
                <text:p>18.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8698630136986">
                <text:p>37.8698630136986</text:p>
              </table:table-cell>
              <table:table-cell office:value-type="float" office:value="552">
                <text:p>552</text:p>
              </table:table-cell>
              <table:table-cell office:value-type="float" office:value="14.48">
                <text:p>14.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3513513513513">
                <text:p>38.3513513513513</text:p>
              </table:table-cell>
              <table:table-cell office:value-type="float" office:value="552">
                <text:p>552</text:p>
              </table:table-cell>
              <table:table-cell office:value-type="float" office:value="24.36">
                <text:p>24.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552">
                <text:p>552</text:p>
              </table:table-cell>
              <table:table-cell office:value-type="float" office:value="30.146">
                <text:p>30.1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.3157894736842">
                <text:p>39.3157894736842</text:p>
              </table:table-cell>
              <table:table-cell office:value-type="float" office:value="552">
                <text:p>552</text:p>
              </table:table-cell>
              <table:table-cell office:value-type="float" office:value="22.836">
                <text:p>22.8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.7987012987013">
                <text:p>39.7987012987013</text:p>
              </table:table-cell>
              <table:table-cell office:value-type="float" office:value="552">
                <text:p>552</text:p>
              </table:table-cell>
              <table:table-cell office:value-type="float" office:value="27.658">
                <text:p>27.6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2820512820513">
                <text:p>40.2820512820513</text:p>
              </table:table-cell>
              <table:table-cell office:value-type="float" office:value="552">
                <text:p>552</text:p>
              </table:table-cell>
              <table:table-cell office:value-type="float" office:value="-45.324">
                <text:p>-45.3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7658227848101">
                <text:p>40.7658227848101</text:p>
              </table:table-cell>
              <table:table-cell office:value-type="float" office:value="552">
                <text:p>552</text:p>
              </table:table-cell>
              <table:table-cell office:value-type="float" office:value="28.376">
                <text:p>28.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25">
                <text:p>41.25</text:p>
              </table:table-cell>
              <table:table-cell office:value-type="float" office:value="552">
                <text:p>552</text:p>
              </table:table-cell>
              <table:table-cell office:value-type="float" office:value="22.286">
                <text:p>22.2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7345679012346">
                <text:p>41.7345679012346</text:p>
              </table:table-cell>
              <table:table-cell office:value-type="float" office:value="552">
                <text:p>552</text:p>
              </table:table-cell>
              <table:table-cell office:value-type="float" office:value="-314.758">
                <text:p>-314.75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.219512195122">
                <text:p>42.219512195122</text:p>
              </table:table-cell>
              <table:table-cell office:value-type="float" office:value="552">
                <text:p>552</text:p>
              </table:table-cell>
              <table:table-cell office:value-type="float" office:value="24.338">
                <text:p>24.3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.7048192771084">
                <text:p>42.7048192771084</text:p>
              </table:table-cell>
              <table:table-cell office:value-type="float" office:value="552">
                <text:p>552</text:p>
              </table:table-cell>
              <table:table-cell office:value-type="float" office:value="22.888">
                <text:p>22.8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.1904761904762">
                <text:p>43.1904761904762</text:p>
              </table:table-cell>
              <table:table-cell office:value-type="float" office:value="552">
                <text:p>552</text:p>
              </table:table-cell>
              <table:table-cell office:value-type="float" office:value="-61.702">
                <text:p>-61.7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.6764705882353">
                <text:p>43.6764705882353</text:p>
              </table:table-cell>
              <table:table-cell office:value-type="float" office:value="552">
                <text:p>552</text:p>
              </table:table-cell>
              <table:table-cell office:value-type="float" office:value="17.978">
                <text:p>17.9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.1627906976744">
                <text:p>44.1627906976744</text:p>
              </table:table-cell>
              <table:table-cell office:value-type="float" office:value="552">
                <text:p>552</text:p>
              </table:table-cell>
              <table:table-cell office:value-type="float" office:value="-13">
                <text:p>-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.6494252873563">
                <text:p>44.6494252873563</text:p>
              </table:table-cell>
              <table:table-cell office:value-type="float" office:value="552">
                <text:p>552</text:p>
              </table:table-cell>
              <table:table-cell office:value-type="float" office:value="-153.668">
                <text:p>-153.6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.1363636363636">
                <text:p>45.1363636363636</text:p>
              </table:table-cell>
              <table:table-cell office:value-type="float" office:value="555">
                <text:p>555</text:p>
              </table:table-cell>
              <table:table-cell office:value-type="float" office:value="11.066">
                <text:p>11.0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.5">
                <text:p>100.5</text:p>
              </table:table-cell>
              <table:table-cell office:value-type="float" office:value="555">
                <text:p>555</text:p>
              </table:table-cell>
              <table:table-cell office:value-type="float" office:value="19.744">
                <text:p>19.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">
                <text:p>51</text:p>
              </table:table-cell>
              <table:table-cell office:value-type="float" office:value="555">
                <text:p>555</text:p>
              </table:table-cell>
              <table:table-cell office:value-type="float" office:value="7.128">
                <text:p>7.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55">
                <text:p>555</text:p>
              </table:table-cell>
              <table:table-cell office:value-type="float" office:value="-46.784">
                <text:p>-46.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">
                <text:p>27</text:p>
              </table:table-cell>
              <table:table-cell office:value-type="float" office:value="555">
                <text:p>555</text:p>
              </table:table-cell>
              <table:table-cell office:value-type="float" office:value="-314.762">
                <text:p>-314.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5">
                <text:p>22.5</text:p>
              </table:table-cell>
              <table:table-cell office:value-type="float" office:value="555">
                <text:p>555</text:p>
              </table:table-cell>
              <table:table-cell office:value-type="float" office:value="26.058">
                <text:p>26.0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555">
                <text:p>555</text:p>
              </table:table-cell>
              <table:table-cell office:value-type="float" office:value="27.518">
                <text:p>27.5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857142857143">
                <text:p>17.7857142857143</text:p>
              </table:table-cell>
              <table:table-cell office:value-type="float" office:value="555">
                <text:p>555</text:p>
              </table:table-cell>
              <table:table-cell office:value-type="float" office:value="27.796">
                <text:p>27.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5">
                <text:p>16.5</text:p>
              </table:table-cell>
              <table:table-cell office:value-type="float" office:value="555">
                <text:p>555</text:p>
              </table:table-cell>
              <table:table-cell office:value-type="float" office:value="36.302">
                <text:p>36.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555">
                <text:p>555</text:p>
              </table:table-cell>
              <table:table-cell office:value-type="float" office:value="29.284">
                <text:p>29.2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">
                <text:p>15</text:p>
              </table:table-cell>
              <table:table-cell office:value-type="float" office:value="555">
                <text:p>555</text:p>
              </table:table-cell>
              <table:table-cell office:value-type="float" office:value="26.894">
                <text:p>26.8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.5909090909091">
                <text:p>14.5909090909091</text:p>
              </table:table-cell>
              <table:table-cell office:value-type="float" office:value="555">
                <text:p>555</text:p>
              </table:table-cell>
              <table:table-cell office:value-type="float" office:value="54.2">
                <text:p>54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555">
                <text:p>555</text:p>
              </table:table-cell>
              <table:table-cell office:value-type="float" office:value="50.364">
                <text:p>50.3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.1923076923077">
                <text:p>14.1923076923077</text:p>
              </table:table-cell>
              <table:table-cell office:value-type="float" office:value="555">
                <text:p>555</text:p>
              </table:table-cell>
              <table:table-cell office:value-type="float" office:value="41.462">
                <text:p>41.4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555">
                <text:p>555</text:p>
              </table:table-cell>
              <table:table-cell office:value-type="float" office:value="55.586">
                <text:p>55.5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555">
                <text:p>555</text:p>
              </table:table-cell>
              <table:table-cell office:value-type="float" office:value="51.374">
                <text:p>51.3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25">
                <text:p>14.25</text:p>
              </table:table-cell>
              <table:table-cell office:value-type="float" office:value="555">
                <text:p>555</text:p>
              </table:table-cell>
              <table:table-cell office:value-type="float" office:value="51.884">
                <text:p>51.8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3823529411765">
                <text:p>14.3823529411765</text:p>
              </table:table-cell>
              <table:table-cell office:value-type="float" office:value="555">
                <text:p>555</text:p>
              </table:table-cell>
              <table:table-cell office:value-type="float" office:value="69.81">
                <text:p>69.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555">
                <text:p>555</text:p>
              </table:table-cell>
              <table:table-cell office:value-type="float" office:value="86.6">
                <text:p>86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7631578947368">
                <text:p>14.7631578947368</text:p>
              </table:table-cell>
              <table:table-cell office:value-type="float" office:value="555">
                <text:p>555</text:p>
              </table:table-cell>
              <table:table-cell office:value-type="float" office:value="79.974">
                <text:p>79.9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555">
                <text:p>555</text:p>
              </table:table-cell>
              <table:table-cell office:value-type="float" office:value="85.068">
                <text:p>85.0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2619047619048">
                <text:p>15.2619047619048</text:p>
              </table:table-cell>
              <table:table-cell office:value-type="float" office:value="555">
                <text:p>555</text:p>
              </table:table-cell>
              <table:table-cell office:value-type="float" office:value="93.466">
                <text:p>93.4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.5454545454546">
                <text:p>15.5454545454546</text:p>
              </table:table-cell>
              <table:table-cell office:value-type="float" office:value="555">
                <text:p>555</text:p>
              </table:table-cell>
              <table:table-cell office:value-type="float" office:value="91.674">
                <text:p>91.6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.8478260869565">
                <text:p>15.8478260869565</text:p>
              </table:table-cell>
              <table:table-cell office:value-type="float" office:value="555">
                <text:p>555</text:p>
              </table:table-cell>
              <table:table-cell office:value-type="float" office:value="48.6">
                <text:p>48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555">
                <text:p>555</text:p>
              </table:table-cell>
              <table:table-cell office:value-type="float" office:value="91.692">
                <text:p>91.6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5">
                <text:p>16.5</text:p>
              </table:table-cell>
              <table:table-cell office:value-type="float" office:value="555">
                <text:p>555</text:p>
              </table:table-cell>
              <table:table-cell office:value-type="float" office:value="111.336">
                <text:p>111.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8461538461539">
                <text:p>16.8461538461539</text:p>
              </table:table-cell>
              <table:table-cell office:value-type="float" office:value="555">
                <text:p>555</text:p>
              </table:table-cell>
              <table:table-cell office:value-type="float" office:value="112.216">
                <text:p>112.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2037037037037">
                <text:p>17.2037037037037</text:p>
              </table:table-cell>
              <table:table-cell office:value-type="float" office:value="555">
                <text:p>555</text:p>
              </table:table-cell>
              <table:table-cell office:value-type="float" office:value="115.466">
                <text:p>115.4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5714285714286">
                <text:p>17.5714285714286</text:p>
              </table:table-cell>
              <table:table-cell office:value-type="float" office:value="555">
                <text:p>555</text:p>
              </table:table-cell>
              <table:table-cell office:value-type="float" office:value="68.426">
                <text:p>68.4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948275862069">
                <text:p>17.948275862069</text:p>
              </table:table-cell>
              <table:table-cell office:value-type="float" office:value="555">
                <text:p>555</text:p>
              </table:table-cell>
              <table:table-cell office:value-type="float" office:value="102.936">
                <text:p>102.9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555">
                <text:p>555</text:p>
              </table:table-cell>
              <table:table-cell office:value-type="float" office:value="94.22">
                <text:p>94.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.7258064516129">
                <text:p>18.7258064516129</text:p>
              </table:table-cell>
              <table:table-cell office:value-type="float" office:value="555">
                <text:p>555</text:p>
              </table:table-cell>
              <table:table-cell office:value-type="float" office:value="98.158">
                <text:p>98.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125">
                <text:p>19.125</text:p>
              </table:table-cell>
              <table:table-cell office:value-type="float" office:value="555">
                <text:p>555</text:p>
              </table:table-cell>
              <table:table-cell office:value-type="float" office:value="92.506">
                <text:p>92.5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530303030303">
                <text:p>19.530303030303</text:p>
              </table:table-cell>
              <table:table-cell office:value-type="float" office:value="555">
                <text:p>555</text:p>
              </table:table-cell>
              <table:table-cell office:value-type="float" office:value="80.912">
                <text:p>80.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9411764705882">
                <text:p>19.9411764705882</text:p>
              </table:table-cell>
              <table:table-cell office:value-type="float" office:value="555">
                <text:p>555</text:p>
              </table:table-cell>
              <table:table-cell office:value-type="float" office:value="101.998">
                <text:p>101.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3571428571429">
                <text:p>20.3571428571429</text:p>
              </table:table-cell>
              <table:table-cell office:value-type="float" office:value="555">
                <text:p>555</text:p>
              </table:table-cell>
              <table:table-cell office:value-type="float" office:value="108.052">
                <text:p>108.0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7777777777778">
                <text:p>20.7777777777778</text:p>
              </table:table-cell>
              <table:table-cell office:value-type="float" office:value="555">
                <text:p>555</text:p>
              </table:table-cell>
              <table:table-cell office:value-type="float" office:value="67.202">
                <text:p>67.2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2027027027027">
                <text:p>21.2027027027027</text:p>
              </table:table-cell>
              <table:table-cell office:value-type="float" office:value="555">
                <text:p>555</text:p>
              </table:table-cell>
              <table:table-cell office:value-type="float" office:value="41.086">
                <text:p>41.0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6315789473684">
                <text:p>21.6315789473684</text:p>
              </table:table-cell>
              <table:table-cell office:value-type="float" office:value="555">
                <text:p>555</text:p>
              </table:table-cell>
              <table:table-cell office:value-type="float" office:value="88.12">
                <text:p>88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0641025641026">
                <text:p>22.0641025641026</text:p>
              </table:table-cell>
              <table:table-cell office:value-type="float" office:value="555">
                <text:p>555</text:p>
              </table:table-cell>
              <table:table-cell office:value-type="float" office:value="73.576">
                <text:p>73.5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555">
                <text:p>555</text:p>
              </table:table-cell>
              <table:table-cell office:value-type="float" office:value="0.582">
                <text:p>0.5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9390243902439">
                <text:p>22.9390243902439</text:p>
              </table:table-cell>
              <table:table-cell office:value-type="float" office:value="555">
                <text:p>555</text:p>
              </table:table-cell>
              <table:table-cell office:value-type="float" office:value="58.772">
                <text:p>58.7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3809523809524">
                <text:p>23.3809523809524</text:p>
              </table:table-cell>
              <table:table-cell office:value-type="float" office:value="555">
                <text:p>555</text:p>
              </table:table-cell>
              <table:table-cell office:value-type="float" office:value="75.254">
                <text:p>75.2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8255813953488">
                <text:p>23.8255813953488</text:p>
              </table:table-cell>
              <table:table-cell office:value-type="float" office:value="555">
                <text:p>555</text:p>
              </table:table-cell>
              <table:table-cell office:value-type="float" office:value="69.026">
                <text:p>69.0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555">
                <text:p>555</text:p>
              </table:table-cell>
              <table:table-cell office:value-type="float" office:value="46.818">
                <text:p>46.8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7222222222222">
                <text:p>24.7222222222222</text:p>
              </table:table-cell>
              <table:table-cell office:value-type="float" office:value="555">
                <text:p>555</text:p>
              </table:table-cell>
              <table:table-cell office:value-type="float" office:value="67.25">
                <text:p>67.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1739130434783">
                <text:p>25.1739130434783</text:p>
              </table:table-cell>
              <table:table-cell office:value-type="float" office:value="555">
                <text:p>555</text:p>
              </table:table-cell>
              <table:table-cell office:value-type="float" office:value="61.208">
                <text:p>61.2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6276595744681">
                <text:p>25.6276595744681</text:p>
              </table:table-cell>
              <table:table-cell office:value-type="float" office:value="555">
                <text:p>555</text:p>
              </table:table-cell>
              <table:table-cell office:value-type="float" office:value="62.268">
                <text:p>62.2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555">
                <text:p>555</text:p>
              </table:table-cell>
              <table:table-cell office:value-type="float" office:value="63.59">
                <text:p>63.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5408163265306">
                <text:p>26.5408163265306</text:p>
              </table:table-cell>
              <table:table-cell office:value-type="float" office:value="555">
                <text:p>555</text:p>
              </table:table-cell>
              <table:table-cell office:value-type="float" office:value="54.038">
                <text:p>54.0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">
                <text:p>27</text:p>
              </table:table-cell>
              <table:table-cell office:value-type="float" office:value="555">
                <text:p>555</text:p>
              </table:table-cell>
              <table:table-cell office:value-type="float" office:value="56.862">
                <text:p>56.8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4607843137255">
                <text:p>27.4607843137255</text:p>
              </table:table-cell>
              <table:table-cell office:value-type="float" office:value="555">
                <text:p>555</text:p>
              </table:table-cell>
              <table:table-cell office:value-type="float" office:value="49.832">
                <text:p>49.8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9230769230769">
                <text:p>27.9230769230769</text:p>
              </table:table-cell>
              <table:table-cell office:value-type="float" office:value="555">
                <text:p>555</text:p>
              </table:table-cell>
              <table:table-cell office:value-type="float" office:value="43.158">
                <text:p>43.1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3867924528302">
                <text:p>28.3867924528302</text:p>
              </table:table-cell>
              <table:table-cell office:value-type="float" office:value="555">
                <text:p>555</text:p>
              </table:table-cell>
              <table:table-cell office:value-type="float" office:value="0.22">
                <text:p>0.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8518518518519">
                <text:p>28.8518518518519</text:p>
              </table:table-cell>
              <table:table-cell office:value-type="float" office:value="555">
                <text:p>555</text:p>
              </table:table-cell>
              <table:table-cell office:value-type="float" office:value="38.192">
                <text:p>38.1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3181818181818">
                <text:p>29.3181818181818</text:p>
              </table:table-cell>
              <table:table-cell office:value-type="float" office:value="555">
                <text:p>555</text:p>
              </table:table-cell>
              <table:table-cell office:value-type="float" office:value="31.618">
                <text:p>31.6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7857142857143">
                <text:p>29.7857142857143</text:p>
              </table:table-cell>
              <table:table-cell office:value-type="float" office:value="555">
                <text:p>555</text:p>
              </table:table-cell>
              <table:table-cell office:value-type="float" office:value="-28.824">
                <text:p>-28.8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2543859649123">
                <text:p>30.2543859649123</text:p>
              </table:table-cell>
              <table:table-cell office:value-type="float" office:value="555">
                <text:p>555</text:p>
              </table:table-cell>
              <table:table-cell office:value-type="float" office:value="33.91">
                <text:p>33.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7241379310345">
                <text:p>30.7241379310345</text:p>
              </table:table-cell>
              <table:table-cell office:value-type="float" office:value="555">
                <text:p>555</text:p>
              </table:table-cell>
              <table:table-cell office:value-type="float" office:value="24.266">
                <text:p>24.2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.1949152542373">
                <text:p>31.1949152542373</text:p>
              </table:table-cell>
              <table:table-cell office:value-type="float" office:value="555">
                <text:p>555</text:p>
              </table:table-cell>
              <table:table-cell office:value-type="float" office:value="42.602">
                <text:p>42.6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55">
                <text:p>555</text:p>
              </table:table-cell>
              <table:table-cell office:value-type="float" office:value="34.9">
                <text:p>34.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.1393442622951">
                <text:p>32.1393442622951</text:p>
              </table:table-cell>
              <table:table-cell office:value-type="float" office:value="555">
                <text:p>555</text:p>
              </table:table-cell>
              <table:table-cell office:value-type="float" office:value="33.462">
                <text:p>33.4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.6129032258064">
                <text:p>32.6129032258064</text:p>
              </table:table-cell>
              <table:table-cell office:value-type="float" office:value="555">
                <text:p>555</text:p>
              </table:table-cell>
              <table:table-cell office:value-type="float" office:value="36.63">
                <text:p>36.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.0873015873016">
                <text:p>33.0873015873016</text:p>
              </table:table-cell>
              <table:table-cell office:value-type="float" office:value="555">
                <text:p>555</text:p>
              </table:table-cell>
              <table:table-cell office:value-type="float" office:value="-65.29">
                <text:p>-65.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.5625">
                <text:p>33.5625</text:p>
              </table:table-cell>
              <table:table-cell office:value-type="float" office:value="555">
                <text:p>555</text:p>
              </table:table-cell>
              <table:table-cell office:value-type="float" office:value="-17.126">
                <text:p>-17.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0384615384615">
                <text:p>34.0384615384615</text:p>
              </table:table-cell>
              <table:table-cell office:value-type="float" office:value="555">
                <text:p>555</text:p>
              </table:table-cell>
              <table:table-cell office:value-type="float" office:value="10.744">
                <text:p>10.7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5151515151515">
                <text:p>34.5151515151515</text:p>
              </table:table-cell>
              <table:table-cell office:value-type="float" office:value="555">
                <text:p>555</text:p>
              </table:table-cell>
              <table:table-cell office:value-type="float" office:value="-18.356">
                <text:p>-18.3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9925373134328">
                <text:p>34.9925373134328</text:p>
              </table:table-cell>
              <table:table-cell office:value-type="float" office:value="555">
                <text:p>555</text:p>
              </table:table-cell>
              <table:table-cell office:value-type="float" office:value="33.142">
                <text:p>33.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4705882352941">
                <text:p>35.4705882352941</text:p>
              </table:table-cell>
              <table:table-cell office:value-type="float" office:value="555">
                <text:p>555</text:p>
              </table:table-cell>
              <table:table-cell office:value-type="float" office:value="20.888">
                <text:p>20.8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9492753623188">
                <text:p>35.9492753623188</text:p>
              </table:table-cell>
              <table:table-cell office:value-type="float" office:value="555">
                <text:p>555</text:p>
              </table:table-cell>
              <table:table-cell office:value-type="float" office:value="12.628">
                <text:p>12.6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555">
                <text:p>555</text:p>
              </table:table-cell>
              <table:table-cell office:value-type="float" office:value="25.78">
                <text:p>25.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.9084507042253">
                <text:p>36.9084507042253</text:p>
              </table:table-cell>
              <table:table-cell office:value-type="float" office:value="555">
                <text:p>555</text:p>
              </table:table-cell>
              <table:table-cell office:value-type="float" office:value="-59.956">
                <text:p>-59.9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.3888888888889">
                <text:p>37.3888888888889</text:p>
              </table:table-cell>
              <table:table-cell office:value-type="float" office:value="555">
                <text:p>555</text:p>
              </table:table-cell>
              <table:table-cell office:value-type="float" office:value="27.628">
                <text:p>27.6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.8698630136986">
                <text:p>37.8698630136986</text:p>
              </table:table-cell>
              <table:table-cell office:value-type="float" office:value="555">
                <text:p>555</text:p>
              </table:table-cell>
              <table:table-cell office:value-type="float" office:value="23.048">
                <text:p>23.0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.3513513513513">
                <text:p>38.3513513513513</text:p>
              </table:table-cell>
              <table:table-cell office:value-type="float" office:value="555">
                <text:p>555</text:p>
              </table:table-cell>
              <table:table-cell office:value-type="float" office:value="25.866">
                <text:p>25.8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555">
                <text:p>555</text:p>
              </table:table-cell>
              <table:table-cell office:value-type="float" office:value="25.388">
                <text:p>25.3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.3157894736842">
                <text:p>39.3157894736842</text:p>
              </table:table-cell>
              <table:table-cell office:value-type="float" office:value="555">
                <text:p>555</text:p>
              </table:table-cell>
              <table:table-cell office:value-type="float" office:value="27.238">
                <text:p>27.2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.7987012987013">
                <text:p>39.7987012987013</text:p>
              </table:table-cell>
              <table:table-cell office:value-type="float" office:value="555">
                <text:p>555</text:p>
              </table:table-cell>
              <table:table-cell office:value-type="float" office:value="-173.168">
                <text:p>-173.1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.2820512820513">
                <text:p>40.2820512820513</text:p>
              </table:table-cell>
              <table:table-cell office:value-type="float" office:value="555">
                <text:p>555</text:p>
              </table:table-cell>
              <table:table-cell office:value-type="float" office:value="-57.356">
                <text:p>-57.3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.7658227848101">
                <text:p>40.7658227848101</text:p>
              </table:table-cell>
              <table:table-cell office:value-type="float" office:value="555">
                <text:p>555</text:p>
              </table:table-cell>
              <table:table-cell office:value-type="float" office:value="15.754">
                <text:p>15.7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.25">
                <text:p>41.25</text:p>
              </table:table-cell>
              <table:table-cell office:value-type="float" office:value="555">
                <text:p>555</text:p>
              </table:table-cell>
              <table:table-cell office:value-type="float" office:value="22.032">
                <text:p>22.0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.7345679012346">
                <text:p>41.7345679012346</text:p>
              </table:table-cell>
              <table:table-cell office:value-type="float" office:value="555">
                <text:p>555</text:p>
              </table:table-cell>
              <table:table-cell office:value-type="float" office:value="24.518">
                <text:p>24.5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219512195122">
                <text:p>42.219512195122</text:p>
              </table:table-cell>
              <table:table-cell office:value-type="float" office:value="555">
                <text:p>555</text:p>
              </table:table-cell>
              <table:table-cell office:value-type="float" office:value="13.312">
                <text:p>13.3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.7048192771084">
                <text:p>42.7048192771084</text:p>
              </table:table-cell>
              <table:table-cell office:value-type="float" office:value="555">
                <text:p>555</text:p>
              </table:table-cell>
              <table:table-cell office:value-type="float" office:value="23.002">
                <text:p>23.0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1904761904762">
                <text:p>43.1904761904762</text:p>
              </table:table-cell>
              <table:table-cell office:value-type="float" office:value="555">
                <text:p>555</text:p>
              </table:table-cell>
              <table:table-cell office:value-type="float" office:value="23.08">
                <text:p>23.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6764705882353">
                <text:p>43.6764705882353</text:p>
              </table:table-cell>
              <table:table-cell office:value-type="float" office:value="555">
                <text:p>555</text:p>
              </table:table-cell>
              <table:table-cell office:value-type="float" office:value="-1.214">
                <text:p>-1.2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.1627906976744">
                <text:p>44.1627906976744</text:p>
              </table:table-cell>
              <table:table-cell office:value-type="float" office:value="555">
                <text:p>555</text:p>
              </table:table-cell>
              <table:table-cell office:value-type="float" office:value="18.148">
                <text:p>18.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.6494252873563">
                <text:p>44.6494252873563</text:p>
              </table:table-cell>
              <table:table-cell office:value-type="float" office:value="555">
                <text:p>555</text:p>
              </table:table-cell>
              <table:table-cell office:value-type="float" office:value="23.62">
                <text:p>23.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1363636363636">
                <text:p>45.1363636363636</text:p>
              </table:table-cell>
              <table:table-cell office:value-type="float" office:value="555">
                <text:p>555</text:p>
              </table:table-cell>
              <table:table-cell office:value-type="float" office:value="14.974">
                <text:p>14.9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.623595505618">
                <text:p>45.623595505618</text:p>
              </table:table-cell>
              <table:table-cell office:value-type="float" office:value="555">
                <text:p>555</text:p>
              </table:table-cell>
              <table:table-cell office:value-type="float" office:value="11.954">
                <text:p>11.9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.1111111111111">
                <text:p>46.1111111111111</text:p>
              </table:table-cell>
              <table:table-cell office:value-type="float" office:value="555">
                <text:p>555</text:p>
              </table:table-cell>
              <table:table-cell office:value-type="float" office:value="16.596">
                <text:p>16.5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.5989010989011">
                <text:p>46.5989010989011</text:p>
              </table:table-cell>
              <table:table-cell office:value-type="float" office:value="555">
                <text:p>555</text:p>
              </table:table-cell>
              <table:table-cell office:value-type="float" office:value="23.786">
                <text:p>23.7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.0869565217391">
                <text:p>47.0869565217391</text:p>
              </table:table-cell>
              <table:table-cell office:value-type="float" office:value="555">
                <text:p>555</text:p>
              </table:table-cell>
              <table:table-cell office:value-type="float" office:value="19.178">
                <text:p>19.1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.5752688172043">
                <text:p>47.5752688172043</text:p>
              </table:table-cell>
              <table:table-cell office:value-type="float" office:value="555">
                <text:p>555</text:p>
              </table:table-cell>
              <table:table-cell office:value-type="float" office:value="20.324">
                <text:p>20.3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.063829787234">
                <text:p>48.063829787234</text:p>
              </table:table-cell>
              <table:table-cell office:value-type="float" office:value="555">
                <text:p>555</text:p>
              </table:table-cell>
              <table:table-cell office:value-type="float" office:value="-38.748">
                <text:p>-38.7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.5526315789474">
                <text:p>48.5526315789474</text:p>
              </table:table-cell>
              <table:table-cell office:value-type="float" office:value="555">
                <text:p>555</text:p>
              </table:table-cell>
              <table:table-cell office:value-type="float" office:value="5.202">
                <text:p>5.2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9.0416666666667">
                <text:p>49.0416666666667</text:p>
              </table:table-cell>
              <table:table-cell office:value-type="float" office:value="555">
                <text:p>555</text:p>
              </table:table-cell>
              <table:table-cell office:value-type="float" office:value="22.086">
                <text:p>22.0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.5309278350516">
                <text:p>49.5309278350516</text:p>
              </table:table-cell>
              <table:table-cell office:value-type="float" office:value="555">
                <text:p>555</text:p>
              </table:table-cell>
              <table:table-cell office:value-type="float" office:value="17.364">
                <text:p>17.3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.0204081632653">
                <text:p>50.0204081632653</text:p>
              </table:table-cell>
              <table:table-cell office:value-type="float" office:value="555">
                <text:p>555</text:p>
              </table:table-cell>
              <table:table-cell office:value-type="float" office:value="13.138">
                <text:p>13.1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.510101010101">
                <text:p>50.510101010101</text:p>
              </table:table-cell>
              <table:table-cell office:value-type="float" office:value="555">
                <text:p>555</text:p>
              </table:table-cell>
              <table:table-cell office:value-type="float" office:value="17.464">
                <text:p>17.464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114cm" svg:height="13.254cm" xlink:href=".." xlink:type="simple" chart:class="chart:line" chart:style-name="ch1">
        <chart:legend chart:legend-position="end" svg:x="29.309cm" svg:y="5.581cm" style:legend-expansion="high" chart:style-name="ch2"/>
        <chart:plot-area chart:style-name="ch3" table:cell-range-address="Sheet1.C1:Sheet1.F285" chart:data-source-has-labels="row" svg:x="1.112cm" svg:y="1.195cm" svg:width="26.873cm" svg:height="11.374cm">
          <chartooo:coordinate-region svg:x="2.024cm" svg:y="1.394cm" svg:width="25.961cm" svg:height="10.9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85" chart:label-cell-address="Sheet1.C1:Sheet1.C1" chart:class="chart:line">
            <chart:data-point chart:repeated="284"/>
          </chart:series>
          <chart:series chart:style-name="ch7" chart:values-cell-range-address="Sheet1.D2:Sheet1.D285" chart:label-cell-address="Sheet1.D1:Sheet1.D1" chart:class="chart:line">
            <chart:data-point chart:repeated="284"/>
          </chart:series>
          <chart:series chart:style-name="ch8" chart:values-cell-range-address="Sheet1.E2:Sheet1.E285" chart:label-cell-address="Sheet1.E1:Sheet1.E1" chart:class="chart:line">
            <chart:data-point chart:repeated="284"/>
          </chart:series>
          <chart:series chart:style-name="ch9" chart:values-cell-range-address="Sheet1.F2:Sheet1.F285" chart:label-cell-address="Sheet1.F1:Sheet1.F1" chart:class="chart:line">
            <chart:data-point chart:repeated="2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ation x 100</text:p>
                <draw:g>
                  <svg:desc>Sheet1.C1:Sheet1.C1</svg:desc>
                </draw:g>
              </table:table-cell>
              <table:table-cell office:value-type="string">
                <text:p>Best Fitness</text:p>
                <draw:g>
                  <svg:desc>Sheet1.D1:Sheet1.D1</svg:desc>
                </draw:g>
              </table:table-cell>
              <table:table-cell office:value-type="string">
                <text:p>Average Fitness</text:p>
                <draw:g>
                  <svg:desc>Sheet1.E1:Sheet1.E1</svg:desc>
                </draw:g>
              </table:table-cell>
              <table:table-cell office:value-type="string">
                <text:p>Plateau Length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5">
                <text:p>100.5</text:p>
                <draw:g>
                  <svg:desc>Sheet1.C2:Sheet1.C285</svg:desc>
                </draw:g>
              </table:table-cell>
              <table:table-cell office:value-type="float" office:value="514">
                <text:p>514</text:p>
                <draw:g>
                  <svg:desc>Sheet1.D2:Sheet1.D285</svg:desc>
                </draw:g>
              </table:table-cell>
              <table:table-cell office:value-type="float" office:value="13.344">
                <text:p>13.344</text:p>
                <draw:g>
                  <svg:desc>Sheet1.E2:Sheet1.E285</svg:desc>
                </draw:g>
              </table:table-cell>
              <table:table-cell office:value-type="float" office:value="1">
                <text:p>1</text:p>
                <draw:g>
                  <svg:desc>Sheet1.F2:Sheet1.F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5">
                <text:p>100.5</text:p>
              </table:table-cell>
              <table:table-cell office:value-type="float" office:value="514">
                <text:p>514</text:p>
              </table:table-cell>
              <table:table-cell office:value-type="float" office:value="20.964">
                <text:p>20.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514">
                <text:p>514</text:p>
              </table:table-cell>
              <table:table-cell office:value-type="float" office:value="-26.188">
                <text:p>-26.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14">
                <text:p>514</text:p>
              </table:table-cell>
              <table:table-cell office:value-type="float" office:value="9.76">
                <text:p>9.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550">
                <text:p>550</text:p>
              </table:table-cell>
              <table:table-cell office:value-type="float" office:value="15.818">
                <text:p>15.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5">
                <text:p>100.5</text:p>
              </table:table-cell>
              <table:table-cell office:value-type="float" office:value="550">
                <text:p>550</text:p>
              </table:table-cell>
              <table:table-cell office:value-type="float" office:value="23.348">
                <text:p>23.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550">
                <text:p>550</text:p>
              </table:table-cell>
              <table:table-cell office:value-type="float" office:value="13.406">
                <text:p>13.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50">
                <text:p>550</text:p>
              </table:table-cell>
              <table:table-cell office:value-type="float" office:value="11.486">
                <text:p>11.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50">
                <text:p>550</text:p>
              </table:table-cell>
              <table:table-cell office:value-type="float" office:value="-11.898">
                <text:p>-11.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550">
                <text:p>550</text:p>
              </table:table-cell>
              <table:table-cell office:value-type="float" office:value="16.332">
                <text:p>16.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550">
                <text:p>550</text:p>
              </table:table-cell>
              <table:table-cell office:value-type="float" office:value="24.258">
                <text:p>24.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857142857143">
                <text:p>17.7857142857143</text:p>
              </table:table-cell>
              <table:table-cell office:value-type="float" office:value="550">
                <text:p>550</text:p>
              </table:table-cell>
              <table:table-cell office:value-type="float" office:value="31.708">
                <text:p>31.7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5">
                <text:p>16.5</text:p>
              </table:table-cell>
              <table:table-cell office:value-type="float" office:value="550">
                <text:p>550</text:p>
              </table:table-cell>
              <table:table-cell office:value-type="float" office:value="45.638">
                <text:p>45.6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550">
                <text:p>550</text:p>
              </table:table-cell>
              <table:table-cell office:value-type="float" office:value="45.398">
                <text:p>45.3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50">
                <text:p>550</text:p>
              </table:table-cell>
              <table:table-cell office:value-type="float" office:value="14.058">
                <text:p>14.0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909090909091">
                <text:p>14.5909090909091</text:p>
              </table:table-cell>
              <table:table-cell office:value-type="float" office:value="550">
                <text:p>550</text:p>
              </table:table-cell>
              <table:table-cell office:value-type="float" office:value="57.662">
                <text:p>57.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550">
                <text:p>550</text:p>
              </table:table-cell>
              <table:table-cell office:value-type="float" office:value="64.54">
                <text:p>64.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1923076923077">
                <text:p>14.1923076923077</text:p>
              </table:table-cell>
              <table:table-cell office:value-type="float" office:value="550">
                <text:p>550</text:p>
              </table:table-cell>
              <table:table-cell office:value-type="float" office:value="52.676">
                <text:p>52.6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550">
                <text:p>550</text:p>
              </table:table-cell>
              <table:table-cell office:value-type="float" office:value="66.244">
                <text:p>66.2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550">
                <text:p>550</text:p>
              </table:table-cell>
              <table:table-cell office:value-type="float" office:value="69.662">
                <text:p>69.6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25">
                <text:p>14.25</text:p>
              </table:table-cell>
              <table:table-cell office:value-type="float" office:value="550">
                <text:p>550</text:p>
              </table:table-cell>
              <table:table-cell office:value-type="float" office:value="74.47">
                <text:p>74.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3823529411765">
                <text:p>14.3823529411765</text:p>
              </table:table-cell>
              <table:table-cell office:value-type="float" office:value="550">
                <text:p>550</text:p>
              </table:table-cell>
              <table:table-cell office:value-type="float" office:value="82.344">
                <text:p>82.3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550">
                <text:p>550</text:p>
              </table:table-cell>
              <table:table-cell office:value-type="float" office:value="87.278">
                <text:p>87.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7631578947368">
                <text:p>14.7631578947368</text:p>
              </table:table-cell>
              <table:table-cell office:value-type="float" office:value="550">
                <text:p>550</text:p>
              </table:table-cell>
              <table:table-cell office:value-type="float" office:value="88.002">
                <text:p>88.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550">
                <text:p>550</text:p>
              </table:table-cell>
              <table:table-cell office:value-type="float" office:value="106.414">
                <text:p>106.4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2619047619048">
                <text:p>15.2619047619048</text:p>
              </table:table-cell>
              <table:table-cell office:value-type="float" office:value="550">
                <text:p>550</text:p>
              </table:table-cell>
              <table:table-cell office:value-type="float" office:value="120.746">
                <text:p>120.7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5454545454546">
                <text:p>15.5454545454546</text:p>
              </table:table-cell>
              <table:table-cell office:value-type="float" office:value="550">
                <text:p>550</text:p>
              </table:table-cell>
              <table:table-cell office:value-type="float" office:value="106.912">
                <text:p>106.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8478260869565">
                <text:p>15.8478260869565</text:p>
              </table:table-cell>
              <table:table-cell office:value-type="float" office:value="550">
                <text:p>550</text:p>
              </table:table-cell>
              <table:table-cell office:value-type="float" office:value="116.224">
                <text:p>116.2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550">
                <text:p>550</text:p>
              </table:table-cell>
              <table:table-cell office:value-type="float" office:value="73.564">
                <text:p>73.5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5">
                <text:p>16.5</text:p>
              </table:table-cell>
              <table:table-cell office:value-type="float" office:value="550">
                <text:p>550</text:p>
              </table:table-cell>
              <table:table-cell office:value-type="float" office:value="123.058">
                <text:p>123.0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8461538461539">
                <text:p>16.8461538461539</text:p>
              </table:table-cell>
              <table:table-cell office:value-type="float" office:value="550">
                <text:p>550</text:p>
              </table:table-cell>
              <table:table-cell office:value-type="float" office:value="138.198">
                <text:p>138.1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2037037037037">
                <text:p>17.2037037037037</text:p>
              </table:table-cell>
              <table:table-cell office:value-type="float" office:value="550">
                <text:p>550</text:p>
              </table:table-cell>
              <table:table-cell office:value-type="float" office:value="-18.98">
                <text:p>-18.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5714285714286">
                <text:p>17.5714285714286</text:p>
              </table:table-cell>
              <table:table-cell office:value-type="float" office:value="550">
                <text:p>550</text:p>
              </table:table-cell>
              <table:table-cell office:value-type="float" office:value="84.306">
                <text:p>84.3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948275862069">
                <text:p>17.948275862069</text:p>
              </table:table-cell>
              <table:table-cell office:value-type="float" office:value="550">
                <text:p>550</text:p>
              </table:table-cell>
              <table:table-cell office:value-type="float" office:value="86.166">
                <text:p>86.1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550">
                <text:p>550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7258064516129">
                <text:p>18.7258064516129</text:p>
              </table:table-cell>
              <table:table-cell office:value-type="float" office:value="550">
                <text:p>550</text:p>
              </table:table-cell>
              <table:table-cell office:value-type="float" office:value="91.25">
                <text:p>91.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125">
                <text:p>19.125</text:p>
              </table:table-cell>
              <table:table-cell office:value-type="float" office:value="550">
                <text:p>550</text:p>
              </table:table-cell>
              <table:table-cell office:value-type="float" office:value="107.472">
                <text:p>107.4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530303030303">
                <text:p>19.530303030303</text:p>
              </table:table-cell>
              <table:table-cell office:value-type="float" office:value="550">
                <text:p>550</text:p>
              </table:table-cell>
              <table:table-cell office:value-type="float" office:value="99.974">
                <text:p>99.9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9411764705882">
                <text:p>19.9411764705882</text:p>
              </table:table-cell>
              <table:table-cell office:value-type="float" office:value="550">
                <text:p>550</text:p>
              </table:table-cell>
              <table:table-cell office:value-type="float" office:value="97.962">
                <text:p>97.9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3571428571429">
                <text:p>20.3571428571429</text:p>
              </table:table-cell>
              <table:table-cell office:value-type="float" office:value="550">
                <text:p>550</text:p>
              </table:table-cell>
              <table:table-cell office:value-type="float" office:value="76.894">
                <text:p>76.8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7777777777778">
                <text:p>20.7777777777778</text:p>
              </table:table-cell>
              <table:table-cell office:value-type="float" office:value="550">
                <text:p>550</text:p>
              </table:table-cell>
              <table:table-cell office:value-type="float" office:value="80.608">
                <text:p>80.6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2027027027027">
                <text:p>21.2027027027027</text:p>
              </table:table-cell>
              <table:table-cell office:value-type="float" office:value="550">
                <text:p>550</text:p>
              </table:table-cell>
              <table:table-cell office:value-type="float" office:value="34.696">
                <text:p>34.6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6315789473684">
                <text:p>21.6315789473684</text:p>
              </table:table-cell>
              <table:table-cell office:value-type="float" office:value="550">
                <text:p>550</text:p>
              </table:table-cell>
              <table:table-cell office:value-type="float" office:value="74.732">
                <text:p>74.7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0641025641026">
                <text:p>22.0641025641026</text:p>
              </table:table-cell>
              <table:table-cell office:value-type="float" office:value="550">
                <text:p>550</text:p>
              </table:table-cell>
              <table:table-cell office:value-type="float" office:value="68.66">
                <text:p>68.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550">
                <text:p>550</text:p>
              </table:table-cell>
              <table:table-cell office:value-type="float" office:value="78.614">
                <text:p>78.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390243902439">
                <text:p>22.9390243902439</text:p>
              </table:table-cell>
              <table:table-cell office:value-type="float" office:value="550">
                <text:p>550</text:p>
              </table:table-cell>
              <table:table-cell office:value-type="float" office:value="26.332">
                <text:p>26.3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3809523809524">
                <text:p>23.3809523809524</text:p>
              </table:table-cell>
              <table:table-cell office:value-type="float" office:value="550">
                <text:p>550</text:p>
              </table:table-cell>
              <table:table-cell office:value-type="float" office:value="54.818">
                <text:p>54.8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8255813953488">
                <text:p>23.8255813953488</text:p>
              </table:table-cell>
              <table:table-cell office:value-type="float" office:value="550">
                <text:p>550</text:p>
              </table:table-cell>
              <table:table-cell office:value-type="float" office:value="57.128">
                <text:p>57.1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550">
                <text:p>550</text:p>
              </table:table-cell>
              <table:table-cell office:value-type="float" office:value="52.344">
                <text:p>52.3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222222222222">
                <text:p>24.7222222222222</text:p>
              </table:table-cell>
              <table:table-cell office:value-type="float" office:value="550">
                <text:p>550</text:p>
              </table:table-cell>
              <table:table-cell office:value-type="float" office:value="15.534">
                <text:p>15.5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1739130434783">
                <text:p>25.1739130434783</text:p>
              </table:table-cell>
              <table:table-cell office:value-type="float" office:value="550">
                <text:p>550</text:p>
              </table:table-cell>
              <table:table-cell office:value-type="float" office:value="60.808">
                <text:p>60.8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6276595744681">
                <text:p>25.6276595744681</text:p>
              </table:table-cell>
              <table:table-cell office:value-type="float" office:value="550">
                <text:p>550</text:p>
              </table:table-cell>
              <table:table-cell office:value-type="float" office:value="65.48">
                <text:p>65.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550">
                <text:p>550</text:p>
              </table:table-cell>
              <table:table-cell office:value-type="float" office:value="51.632">
                <text:p>51.6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408163265306">
                <text:p>26.5408163265306</text:p>
              </table:table-cell>
              <table:table-cell office:value-type="float" office:value="550">
                <text:p>550</text:p>
              </table:table-cell>
              <table:table-cell office:value-type="float" office:value="57.134">
                <text:p>57.1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550">
                <text:p>550</text:p>
              </table:table-cell>
              <table:table-cell office:value-type="float" office:value="-64.906">
                <text:p>-64.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4607843137255">
                <text:p>27.4607843137255</text:p>
              </table:table-cell>
              <table:table-cell office:value-type="float" office:value="550">
                <text:p>550</text:p>
              </table:table-cell>
              <table:table-cell office:value-type="float" office:value="45.98">
                <text:p>45.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9230769230769">
                <text:p>27.9230769230769</text:p>
              </table:table-cell>
              <table:table-cell office:value-type="float" office:value="550">
                <text:p>550</text:p>
              </table:table-cell>
              <table:table-cell office:value-type="float" office:value="-292.886">
                <text:p>-292.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3867924528302">
                <text:p>28.3867924528302</text:p>
              </table:table-cell>
              <table:table-cell office:value-type="float" office:value="550">
                <text:p>550</text:p>
              </table:table-cell>
              <table:table-cell office:value-type="float" office:value="37.056">
                <text:p>37.0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8518518518519">
                <text:p>28.8518518518519</text:p>
              </table:table-cell>
              <table:table-cell office:value-type="float" office:value="550">
                <text:p>550</text:p>
              </table:table-cell>
              <table:table-cell office:value-type="float" office:value="45.296">
                <text:p>45.2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3181818181818">
                <text:p>29.3181818181818</text:p>
              </table:table-cell>
              <table:table-cell office:value-type="float" office:value="550">
                <text:p>550</text:p>
              </table:table-cell>
              <table:table-cell office:value-type="float" office:value="46.626">
                <text:p>46.6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7857142857143">
                <text:p>29.7857142857143</text:p>
              </table:table-cell>
              <table:table-cell office:value-type="float" office:value="550">
                <text:p>550</text:p>
              </table:table-cell>
              <table:table-cell office:value-type="float" office:value="46.39">
                <text:p>46.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2543859649123">
                <text:p>30.2543859649123</text:p>
              </table:table-cell>
              <table:table-cell office:value-type="float" office:value="550">
                <text:p>550</text:p>
              </table:table-cell>
              <table:table-cell office:value-type="float" office:value="-22.378">
                <text:p>-22.3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7241379310345">
                <text:p>30.7241379310345</text:p>
              </table:table-cell>
              <table:table-cell office:value-type="float" office:value="550">
                <text:p>550</text:p>
              </table:table-cell>
              <table:table-cell office:value-type="float" office:value="-131.034">
                <text:p>-131.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1949152542373">
                <text:p>31.1949152542373</text:p>
              </table:table-cell>
              <table:table-cell office:value-type="float" office:value="550">
                <text:p>550</text:p>
              </table:table-cell>
              <table:table-cell office:value-type="float" office:value="39.904">
                <text:p>39.9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50">
                <text:p>550</text:p>
              </table:table-cell>
              <table:table-cell office:value-type="float" office:value="42.076">
                <text:p>42.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1393442622951">
                <text:p>32.1393442622951</text:p>
              </table:table-cell>
              <table:table-cell office:value-type="float" office:value="550">
                <text:p>550</text:p>
              </table:table-cell>
              <table:table-cell office:value-type="float" office:value="35.214">
                <text:p>35.2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6129032258064">
                <text:p>32.6129032258064</text:p>
              </table:table-cell>
              <table:table-cell office:value-type="float" office:value="550">
                <text:p>550</text:p>
              </table:table-cell>
              <table:table-cell office:value-type="float" office:value="21.27">
                <text:p>21.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0873015873016">
                <text:p>33.0873015873016</text:p>
              </table:table-cell>
              <table:table-cell office:value-type="float" office:value="550">
                <text:p>550</text:p>
              </table:table-cell>
              <table:table-cell office:value-type="float" office:value="32.246">
                <text:p>32.2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5625">
                <text:p>33.5625</text:p>
              </table:table-cell>
              <table:table-cell office:value-type="float" office:value="550">
                <text:p>550</text:p>
              </table:table-cell>
              <table:table-cell office:value-type="float" office:value="31.694">
                <text:p>31.6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0384615384615">
                <text:p>34.0384615384615</text:p>
              </table:table-cell>
              <table:table-cell office:value-type="float" office:value="550">
                <text:p>550</text:p>
              </table:table-cell>
              <table:table-cell office:value-type="float" office:value="28.626">
                <text:p>28.6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5151515151515">
                <text:p>34.5151515151515</text:p>
              </table:table-cell>
              <table:table-cell office:value-type="float" office:value="550">
                <text:p>550</text:p>
              </table:table-cell>
              <table:table-cell office:value-type="float" office:value="22.004">
                <text:p>22.0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9925373134328">
                <text:p>34.9925373134328</text:p>
              </table:table-cell>
              <table:table-cell office:value-type="float" office:value="550">
                <text:p>550</text:p>
              </table:table-cell>
              <table:table-cell office:value-type="float" office:value="30.302">
                <text:p>30.3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4705882352941">
                <text:p>35.4705882352941</text:p>
              </table:table-cell>
              <table:table-cell office:value-type="float" office:value="550">
                <text:p>550</text:p>
              </table:table-cell>
              <table:table-cell office:value-type="float" office:value="34.014">
                <text:p>34.0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9492753623188">
                <text:p>35.9492753623188</text:p>
              </table:table-cell>
              <table:table-cell office:value-type="float" office:value="550">
                <text:p>550</text:p>
              </table:table-cell>
              <table:table-cell office:value-type="float" office:value="29.034">
                <text:p>29.0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550">
                <text:p>550</text:p>
              </table:table-cell>
              <table:table-cell office:value-type="float" office:value="27.266">
                <text:p>27.2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.9084507042253">
                <text:p>36.9084507042253</text:p>
              </table:table-cell>
              <table:table-cell office:value-type="float" office:value="550">
                <text:p>550</text:p>
              </table:table-cell>
              <table:table-cell office:value-type="float" office:value="21.694">
                <text:p>21.6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3888888888889">
                <text:p>37.3888888888889</text:p>
              </table:table-cell>
              <table:table-cell office:value-type="float" office:value="550">
                <text:p>550</text:p>
              </table:table-cell>
              <table:table-cell office:value-type="float" office:value="11.444">
                <text:p>11.4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8698630136986">
                <text:p>37.8698630136986</text:p>
              </table:table-cell>
              <table:table-cell office:value-type="float" office:value="550">
                <text:p>550</text:p>
              </table:table-cell>
              <table:table-cell office:value-type="float" office:value="28.512">
                <text:p>28.5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3513513513513">
                <text:p>38.3513513513513</text:p>
              </table:table-cell>
              <table:table-cell office:value-type="float" office:value="550">
                <text:p>550</text:p>
              </table:table-cell>
              <table:table-cell office:value-type="float" office:value="25.294">
                <text:p>25.2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550">
                <text:p>550</text:p>
              </table:table-cell>
              <table:table-cell office:value-type="float" office:value="1.164">
                <text:p>1.1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3157894736842">
                <text:p>39.3157894736842</text:p>
              </table:table-cell>
              <table:table-cell office:value-type="float" office:value="550">
                <text:p>550</text:p>
              </table:table-cell>
              <table:table-cell office:value-type="float" office:value="28.01">
                <text:p>28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.7987012987013">
                <text:p>39.7987012987013</text:p>
              </table:table-cell>
              <table:table-cell office:value-type="float" office:value="550">
                <text:p>550</text:p>
              </table:table-cell>
              <table:table-cell office:value-type="float" office:value="35.34">
                <text:p>35.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2820512820513">
                <text:p>40.2820512820513</text:p>
              </table:table-cell>
              <table:table-cell office:value-type="float" office:value="550">
                <text:p>550</text:p>
              </table:table-cell>
              <table:table-cell office:value-type="float" office:value="33.49">
                <text:p>33.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.7658227848101">
                <text:p>40.7658227848101</text:p>
              </table:table-cell>
              <table:table-cell office:value-type="float" office:value="550">
                <text:p>550</text:p>
              </table:table-cell>
              <table:table-cell office:value-type="float" office:value="-23.086">
                <text:p>-23.0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25">
                <text:p>41.25</text:p>
              </table:table-cell>
              <table:table-cell office:value-type="float" office:value="550">
                <text:p>550</text:p>
              </table:table-cell>
              <table:table-cell office:value-type="float" office:value="24.372">
                <text:p>24.3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.7345679012346">
                <text:p>41.7345679012346</text:p>
              </table:table-cell>
              <table:table-cell office:value-type="float" office:value="550">
                <text:p>550</text:p>
              </table:table-cell>
              <table:table-cell office:value-type="float" office:value="25.11">
                <text:p>25.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.219512195122">
                <text:p>42.219512195122</text:p>
              </table:table-cell>
              <table:table-cell office:value-type="float" office:value="550">
                <text:p>550</text:p>
              </table:table-cell>
              <table:table-cell office:value-type="float" office:value="17.684">
                <text:p>17.6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.7048192771084">
                <text:p>42.7048192771084</text:p>
              </table:table-cell>
              <table:table-cell office:value-type="float" office:value="550">
                <text:p>550</text:p>
              </table:table-cell>
              <table:table-cell office:value-type="float" office:value="19.732">
                <text:p>19.7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.1904761904762">
                <text:p>43.1904761904762</text:p>
              </table:table-cell>
              <table:table-cell office:value-type="float" office:value="550">
                <text:p>550</text:p>
              </table:table-cell>
              <table:table-cell office:value-type="float" office:value="-308.172">
                <text:p>-308.1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.6764705882353">
                <text:p>43.6764705882353</text:p>
              </table:table-cell>
              <table:table-cell office:value-type="float" office:value="550">
                <text:p>550</text:p>
              </table:table-cell>
              <table:table-cell office:value-type="float" office:value="-7.878">
                <text:p>-7.8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1627906976744">
                <text:p>44.1627906976744</text:p>
              </table:table-cell>
              <table:table-cell office:value-type="float" office:value="550">
                <text:p>550</text:p>
              </table:table-cell>
              <table:table-cell office:value-type="float" office:value="28.848">
                <text:p>28.8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6494252873563">
                <text:p>44.6494252873563</text:p>
              </table:table-cell>
              <table:table-cell office:value-type="float" office:value="550">
                <text:p>550</text:p>
              </table:table-cell>
              <table:table-cell office:value-type="float" office:value="15.12">
                <text:p>15.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1363636363636">
                <text:p>45.1363636363636</text:p>
              </table:table-cell>
              <table:table-cell office:value-type="float" office:value="550">
                <text:p>550</text:p>
              </table:table-cell>
              <table:table-cell office:value-type="float" office:value="21.682">
                <text:p>21.6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.623595505618">
                <text:p>45.623595505618</text:p>
              </table:table-cell>
              <table:table-cell office:value-type="float" office:value="550">
                <text:p>550</text:p>
              </table:table-cell>
              <table:table-cell office:value-type="float" office:value="25.584">
                <text:p>25.5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1111111111111">
                <text:p>46.1111111111111</text:p>
              </table:table-cell>
              <table:table-cell office:value-type="float" office:value="550">
                <text:p>55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5989010989011">
                <text:p>46.5989010989011</text:p>
              </table:table-cell>
              <table:table-cell office:value-type="float" office:value="550">
                <text:p>550</text:p>
              </table:table-cell>
              <table:table-cell office:value-type="float" office:value="13.02">
                <text:p>13.0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0869565217391">
                <text:p>47.0869565217391</text:p>
              </table:table-cell>
              <table:table-cell office:value-type="float" office:value="552">
                <text:p>552</text:p>
              </table:table-cell>
              <table:table-cell office:value-type="float" office:value="7.028">
                <text:p>7.0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.5">
                <text:p>100.5</text:p>
              </table:table-cell>
              <table:table-cell office:value-type="float" office:value="552">
                <text:p>552</text:p>
              </table:table-cell>
              <table:table-cell office:value-type="float" office:value="20.834">
                <text:p>20.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  <table:table-cell office:value-type="float" office:value="552">
                <text:p>552</text:p>
              </table:table-cell>
              <table:table-cell office:value-type="float" office:value="16.918">
                <text:p>16.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52">
                <text:p>552</text:p>
              </table:table-cell>
              <table:table-cell office:value-type="float" office:value="-45.798">
                <text:p>-45.7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">
                <text:p>27</text:p>
              </table:table-cell>
              <table:table-cell office:value-type="float" office:value="552">
                <text:p>552</text:p>
              </table:table-cell>
              <table:table-cell office:value-type="float" office:value="22.46">
                <text:p>22.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.5">
                <text:p>22.5</text:p>
              </table:table-cell>
              <table:table-cell office:value-type="float" office:value="552">
                <text:p>552</text:p>
              </table:table-cell>
              <table:table-cell office:value-type="float" office:value="22.86">
                <text:p>22.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552">
                <text:p>552</text:p>
              </table:table-cell>
              <table:table-cell office:value-type="float" office:value="-87.536">
                <text:p>-87.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7857142857143">
                <text:p>17.7857142857143</text:p>
              </table:table-cell>
              <table:table-cell office:value-type="float" office:value="552">
                <text:p>552</text:p>
              </table:table-cell>
              <table:table-cell office:value-type="float" office:value="36.48">
                <text:p>36.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5">
                <text:p>16.5</text:p>
              </table:table-cell>
              <table:table-cell office:value-type="float" office:value="552">
                <text:p>552</text:p>
              </table:table-cell>
              <table:table-cell office:value-type="float" office:value="-296.322">
                <text:p>-296.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552">
                <text:p>552</text:p>
              </table:table-cell>
              <table:table-cell office:value-type="float" office:value="45.244">
                <text:p>45.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">
                <text:p>15</text:p>
              </table:table-cell>
              <table:table-cell office:value-type="float" office:value="552">
                <text:p>552</text:p>
              </table:table-cell>
              <table:table-cell office:value-type="float" office:value="7.232">
                <text:p>7.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5909090909091">
                <text:p>14.5909090909091</text:p>
              </table:table-cell>
              <table:table-cell office:value-type="float" office:value="552">
                <text:p>552</text:p>
              </table:table-cell>
              <table:table-cell office:value-type="float" office:value="42.182">
                <text:p>42.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552">
                <text:p>552</text:p>
              </table:table-cell>
              <table:table-cell office:value-type="float" office:value="43.45">
                <text:p>43.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1923076923077">
                <text:p>14.1923076923077</text:p>
              </table:table-cell>
              <table:table-cell office:value-type="float" office:value="552">
                <text:p>552</text:p>
              </table:table-cell>
              <table:table-cell office:value-type="float" office:value="48.084">
                <text:p>48.0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552">
                <text:p>552</text:p>
              </table:table-cell>
              <table:table-cell office:value-type="float" office:value="62.308">
                <text:p>62.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552">
                <text:p>552</text:p>
              </table:table-cell>
              <table:table-cell office:value-type="float" office:value="25.03">
                <text:p>25.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25">
                <text:p>14.25</text:p>
              </table:table-cell>
              <table:table-cell office:value-type="float" office:value="552">
                <text:p>552</text:p>
              </table:table-cell>
              <table:table-cell office:value-type="float" office:value="63.912">
                <text:p>63.9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3823529411765">
                <text:p>14.3823529411765</text:p>
              </table:table-cell>
              <table:table-cell office:value-type="float" office:value="552">
                <text:p>552</text:p>
              </table:table-cell>
              <table:table-cell office:value-type="float" office:value="15.348">
                <text:p>15.3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552">
                <text:p>552</text:p>
              </table:table-cell>
              <table:table-cell office:value-type="float" office:value="27.036">
                <text:p>27.0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7631578947368">
                <text:p>14.7631578947368</text:p>
              </table:table-cell>
              <table:table-cell office:value-type="float" office:value="552">
                <text:p>552</text:p>
              </table:table-cell>
              <table:table-cell office:value-type="float" office:value="87.62">
                <text:p>87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552">
                <text:p>552</text:p>
              </table:table-cell>
              <table:table-cell office:value-type="float" office:value="85.226">
                <text:p>85.2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2619047619048">
                <text:p>15.2619047619048</text:p>
              </table:table-cell>
              <table:table-cell office:value-type="float" office:value="552">
                <text:p>552</text:p>
              </table:table-cell>
              <table:table-cell office:value-type="float" office:value="72.772">
                <text:p>72.7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5454545454546">
                <text:p>15.5454545454546</text:p>
              </table:table-cell>
              <table:table-cell office:value-type="float" office:value="552">
                <text:p>552</text:p>
              </table:table-cell>
              <table:table-cell office:value-type="float" office:value="97.164">
                <text:p>97.1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8478260869565">
                <text:p>15.8478260869565</text:p>
              </table:table-cell>
              <table:table-cell office:value-type="float" office:value="552">
                <text:p>552</text:p>
              </table:table-cell>
              <table:table-cell office:value-type="float" office:value="92.018">
                <text:p>92.0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552">
                <text:p>552</text:p>
              </table:table-cell>
              <table:table-cell office:value-type="float" office:value="97.578">
                <text:p>97.5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5">
                <text:p>16.5</text:p>
              </table:table-cell>
              <table:table-cell office:value-type="float" office:value="552">
                <text:p>552</text:p>
              </table:table-cell>
              <table:table-cell office:value-type="float" office:value="114.136">
                <text:p>114.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8461538461539">
                <text:p>16.8461538461539</text:p>
              </table:table-cell>
              <table:table-cell office:value-type="float" office:value="552">
                <text:p>552</text:p>
              </table:table-cell>
              <table:table-cell office:value-type="float" office:value="111.574">
                <text:p>111.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2037037037037">
                <text:p>17.2037037037037</text:p>
              </table:table-cell>
              <table:table-cell office:value-type="float" office:value="552">
                <text:p>552</text:p>
              </table:table-cell>
              <table:table-cell office:value-type="float" office:value="110.91">
                <text:p>110.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5714285714286">
                <text:p>17.5714285714286</text:p>
              </table:table-cell>
              <table:table-cell office:value-type="float" office:value="552">
                <text:p>552</text:p>
              </table:table-cell>
              <table:table-cell office:value-type="float" office:value="75.742">
                <text:p>75.7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948275862069">
                <text:p>17.948275862069</text:p>
              </table:table-cell>
              <table:table-cell office:value-type="float" office:value="552">
                <text:p>552</text:p>
              </table:table-cell>
              <table:table-cell office:value-type="float" office:value="90.688">
                <text:p>90.6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552">
                <text:p>552</text:p>
              </table:table-cell>
              <table:table-cell office:value-type="float" office:value="82.134">
                <text:p>82.1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7258064516129">
                <text:p>18.7258064516129</text:p>
              </table:table-cell>
              <table:table-cell office:value-type="float" office:value="552">
                <text:p>552</text:p>
              </table:table-cell>
              <table:table-cell office:value-type="float" office:value="93.292">
                <text:p>93.2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125">
                <text:p>19.125</text:p>
              </table:table-cell>
              <table:table-cell office:value-type="float" office:value="552">
                <text:p>552</text:p>
              </table:table-cell>
              <table:table-cell office:value-type="float" office:value="95.59">
                <text:p>95.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530303030303">
                <text:p>19.530303030303</text:p>
              </table:table-cell>
              <table:table-cell office:value-type="float" office:value="552">
                <text:p>552</text:p>
              </table:table-cell>
              <table:table-cell office:value-type="float" office:value="39.432">
                <text:p>39.4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411764705882">
                <text:p>19.9411764705882</text:p>
              </table:table-cell>
              <table:table-cell office:value-type="float" office:value="552">
                <text:p>552</text:p>
              </table:table-cell>
              <table:table-cell office:value-type="float" office:value="-26.632">
                <text:p>-26.6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3571428571429">
                <text:p>20.3571428571429</text:p>
              </table:table-cell>
              <table:table-cell office:value-type="float" office:value="552">
                <text:p>552</text:p>
              </table:table-cell>
              <table:table-cell office:value-type="float" office:value="21.368">
                <text:p>21.3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7777777777778">
                <text:p>20.7777777777778</text:p>
              </table:table-cell>
              <table:table-cell office:value-type="float" office:value="552">
                <text:p>552</text:p>
              </table:table-cell>
              <table:table-cell office:value-type="float" office:value="117.172">
                <text:p>117.1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2027027027027">
                <text:p>21.2027027027027</text:p>
              </table:table-cell>
              <table:table-cell office:value-type="float" office:value="552">
                <text:p>552</text:p>
              </table:table-cell>
              <table:table-cell office:value-type="float" office:value="58.406">
                <text:p>58.4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6315789473684">
                <text:p>21.6315789473684</text:p>
              </table:table-cell>
              <table:table-cell office:value-type="float" office:value="552">
                <text:p>552</text:p>
              </table:table-cell>
              <table:table-cell office:value-type="float" office:value="8.25">
                <text:p>8.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0641025641026">
                <text:p>22.0641025641026</text:p>
              </table:table-cell>
              <table:table-cell office:value-type="float" office:value="552">
                <text:p>552</text:p>
              </table:table-cell>
              <table:table-cell office:value-type="float" office:value="68.488">
                <text:p>68.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5">
                <text:p>22.5</text:p>
              </table:table-cell>
              <table:table-cell office:value-type="float" office:value="552">
                <text:p>552</text:p>
              </table:table-cell>
              <table:table-cell office:value-type="float" office:value="70.7">
                <text:p>70.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9390243902439">
                <text:p>22.9390243902439</text:p>
              </table:table-cell>
              <table:table-cell office:value-type="float" office:value="552">
                <text:p>552</text:p>
              </table:table-cell>
              <table:table-cell office:value-type="float" office:value="73.476">
                <text:p>73.4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3809523809524">
                <text:p>23.3809523809524</text:p>
              </table:table-cell>
              <table:table-cell office:value-type="float" office:value="552">
                <text:p>552</text:p>
              </table:table-cell>
              <table:table-cell office:value-type="float" office:value="71.508">
                <text:p>71.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8255813953488">
                <text:p>23.8255813953488</text:p>
              </table:table-cell>
              <table:table-cell office:value-type="float" office:value="552">
                <text:p>552</text:p>
              </table:table-cell>
              <table:table-cell office:value-type="float" office:value="64.502">
                <text:p>64.5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552">
                <text:p>552</text:p>
              </table:table-cell>
              <table:table-cell office:value-type="float" office:value="64.952">
                <text:p>64.9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7222222222222">
                <text:p>24.7222222222222</text:p>
              </table:table-cell>
              <table:table-cell office:value-type="float" office:value="552">
                <text:p>552</text:p>
              </table:table-cell>
              <table:table-cell office:value-type="float" office:value="81.034">
                <text:p>81.0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1739130434783">
                <text:p>25.1739130434783</text:p>
              </table:table-cell>
              <table:table-cell office:value-type="float" office:value="552">
                <text:p>552</text:p>
              </table:table-cell>
              <table:table-cell office:value-type="float" office:value="68.982">
                <text:p>68.9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276595744681">
                <text:p>25.6276595744681</text:p>
              </table:table-cell>
              <table:table-cell office:value-type="float" office:value="552">
                <text:p>552</text:p>
              </table:table-cell>
              <table:table-cell office:value-type="float" office:value="38.64">
                <text:p>38.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552">
                <text:p>552</text:p>
              </table:table-cell>
              <table:table-cell office:value-type="float" office:value="60.256">
                <text:p>60.2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.5408163265306">
                <text:p>26.5408163265306</text:p>
              </table:table-cell>
              <table:table-cell office:value-type="float" office:value="552">
                <text:p>552</text:p>
              </table:table-cell>
              <table:table-cell office:value-type="float" office:value="48.572">
                <text:p>48.5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">
                <text:p>27</text:p>
              </table:table-cell>
              <table:table-cell office:value-type="float" office:value="552">
                <text:p>552</text:p>
              </table:table-cell>
              <table:table-cell office:value-type="float" office:value="40.75">
                <text:p>40.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.4607843137255">
                <text:p>27.4607843137255</text:p>
              </table:table-cell>
              <table:table-cell office:value-type="float" office:value="552">
                <text:p>552</text:p>
              </table:table-cell>
              <table:table-cell office:value-type="float" office:value="44.906">
                <text:p>44.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9230769230769">
                <text:p>27.9230769230769</text:p>
              </table:table-cell>
              <table:table-cell office:value-type="float" office:value="552">
                <text:p>552</text:p>
              </table:table-cell>
              <table:table-cell office:value-type="float" office:value="12.53">
                <text:p>12.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3867924528302">
                <text:p>28.3867924528302</text:p>
              </table:table-cell>
              <table:table-cell office:value-type="float" office:value="552">
                <text:p>552</text:p>
              </table:table-cell>
              <table:table-cell office:value-type="float" office:value="28.716">
                <text:p>28.7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.8518518518519">
                <text:p>28.8518518518519</text:p>
              </table:table-cell>
              <table:table-cell office:value-type="float" office:value="552">
                <text:p>552</text:p>
              </table:table-cell>
              <table:table-cell office:value-type="float" office:value="-22.73">
                <text:p>-22.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.3181818181818">
                <text:p>29.3181818181818</text:p>
              </table:table-cell>
              <table:table-cell office:value-type="float" office:value="552">
                <text:p>552</text:p>
              </table:table-cell>
              <table:table-cell office:value-type="float" office:value="38.682">
                <text:p>38.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.7857142857143">
                <text:p>29.7857142857143</text:p>
              </table:table-cell>
              <table:table-cell office:value-type="float" office:value="552">
                <text:p>552</text:p>
              </table:table-cell>
              <table:table-cell office:value-type="float" office:value="45.762">
                <text:p>45.7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2543859649123">
                <text:p>30.2543859649123</text:p>
              </table:table-cell>
              <table:table-cell office:value-type="float" office:value="552">
                <text:p>552</text:p>
              </table:table-cell>
              <table:table-cell office:value-type="float" office:value="38.464">
                <text:p>38.4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7241379310345">
                <text:p>30.7241379310345</text:p>
              </table:table-cell>
              <table:table-cell office:value-type="float" office:value="552">
                <text:p>552</text:p>
              </table:table-cell>
              <table:table-cell office:value-type="float" office:value="42.072">
                <text:p>42.0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1949152542373">
                <text:p>31.1949152542373</text:p>
              </table:table-cell>
              <table:table-cell office:value-type="float" office:value="552">
                <text:p>552</text:p>
              </table:table-cell>
              <table:table-cell office:value-type="float" office:value="10.588">
                <text:p>10.5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52">
                <text:p>552</text:p>
              </table:table-cell>
              <table:table-cell office:value-type="float" office:value="11.586">
                <text:p>11.5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.1393442622951">
                <text:p>32.1393442622951</text:p>
              </table:table-cell>
              <table:table-cell office:value-type="float" office:value="552">
                <text:p>552</text:p>
              </table:table-cell>
              <table:table-cell office:value-type="float" office:value="-55.282">
                <text:p>-55.2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.6129032258064">
                <text:p>32.6129032258064</text:p>
              </table:table-cell>
              <table:table-cell office:value-type="float" office:value="552">
                <text:p>552</text:p>
              </table:table-cell>
              <table:table-cell office:value-type="float" office:value="29.98">
                <text:p>29.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.0873015873016">
                <text:p>33.0873015873016</text:p>
              </table:table-cell>
              <table:table-cell office:value-type="float" office:value="552">
                <text:p>552</text:p>
              </table:table-cell>
              <table:table-cell office:value-type="float" office:value="26.426">
                <text:p>26.4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.5625">
                <text:p>33.5625</text:p>
              </table:table-cell>
              <table:table-cell office:value-type="float" office:value="552">
                <text:p>552</text:p>
              </table:table-cell>
              <table:table-cell office:value-type="float" office:value="23.492">
                <text:p>23.4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.0384615384615">
                <text:p>34.0384615384615</text:p>
              </table:table-cell>
              <table:table-cell office:value-type="float" office:value="552">
                <text:p>552</text:p>
              </table:table-cell>
              <table:table-cell office:value-type="float" office:value="18.782">
                <text:p>18.7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.5151515151515">
                <text:p>34.5151515151515</text:p>
              </table:table-cell>
              <table:table-cell office:value-type="float" office:value="552">
                <text:p>552</text:p>
              </table:table-cell>
              <table:table-cell office:value-type="float" office:value="29.25">
                <text:p>29.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.9925373134328">
                <text:p>34.9925373134328</text:p>
              </table:table-cell>
              <table:table-cell office:value-type="float" office:value="552">
                <text:p>552</text:p>
              </table:table-cell>
              <table:table-cell office:value-type="float" office:value="26.642">
                <text:p>26.6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4705882352941">
                <text:p>35.4705882352941</text:p>
              </table:table-cell>
              <table:table-cell office:value-type="float" office:value="552">
                <text:p>552</text:p>
              </table:table-cell>
              <table:table-cell office:value-type="float" office:value="21.054">
                <text:p>21.0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9492753623188">
                <text:p>35.9492753623188</text:p>
              </table:table-cell>
              <table:table-cell office:value-type="float" office:value="552">
                <text:p>552</text:p>
              </table:table-cell>
              <table:table-cell office:value-type="float" office:value="28.088">
                <text:p>28.0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552">
                <text:p>552</text:p>
              </table:table-cell>
              <table:table-cell office:value-type="float" office:value="24.472">
                <text:p>24.4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9084507042253">
                <text:p>36.9084507042253</text:p>
              </table:table-cell>
              <table:table-cell office:value-type="float" office:value="552">
                <text:p>552</text:p>
              </table:table-cell>
              <table:table-cell office:value-type="float" office:value="29.18">
                <text:p>29.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.3888888888889">
                <text:p>37.3888888888889</text:p>
              </table:table-cell>
              <table:table-cell office:value-type="float" office:value="552">
                <text:p>552</text:p>
              </table:table-cell>
              <table:table-cell office:value-type="float" office:value="18.72">
                <text:p>18.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.8698630136986">
                <text:p>37.8698630136986</text:p>
              </table:table-cell>
              <table:table-cell office:value-type="float" office:value="552">
                <text:p>552</text:p>
              </table:table-cell>
              <table:table-cell office:value-type="float" office:value="14.48">
                <text:p>14.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3513513513513">
                <text:p>38.3513513513513</text:p>
              </table:table-cell>
              <table:table-cell office:value-type="float" office:value="552">
                <text:p>552</text:p>
              </table:table-cell>
              <table:table-cell office:value-type="float" office:value="24.36">
                <text:p>24.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552">
                <text:p>552</text:p>
              </table:table-cell>
              <table:table-cell office:value-type="float" office:value="30.146">
                <text:p>30.1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.3157894736842">
                <text:p>39.3157894736842</text:p>
              </table:table-cell>
              <table:table-cell office:value-type="float" office:value="552">
                <text:p>552</text:p>
              </table:table-cell>
              <table:table-cell office:value-type="float" office:value="22.836">
                <text:p>22.8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.7987012987013">
                <text:p>39.7987012987013</text:p>
              </table:table-cell>
              <table:table-cell office:value-type="float" office:value="552">
                <text:p>552</text:p>
              </table:table-cell>
              <table:table-cell office:value-type="float" office:value="27.658">
                <text:p>27.6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2820512820513">
                <text:p>40.2820512820513</text:p>
              </table:table-cell>
              <table:table-cell office:value-type="float" office:value="552">
                <text:p>552</text:p>
              </table:table-cell>
              <table:table-cell office:value-type="float" office:value="-45.324">
                <text:p>-45.3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7658227848101">
                <text:p>40.7658227848101</text:p>
              </table:table-cell>
              <table:table-cell office:value-type="float" office:value="552">
                <text:p>552</text:p>
              </table:table-cell>
              <table:table-cell office:value-type="float" office:value="28.376">
                <text:p>28.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25">
                <text:p>41.25</text:p>
              </table:table-cell>
              <table:table-cell office:value-type="float" office:value="552">
                <text:p>552</text:p>
              </table:table-cell>
              <table:table-cell office:value-type="float" office:value="22.286">
                <text:p>22.2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.7345679012346">
                <text:p>41.7345679012346</text:p>
              </table:table-cell>
              <table:table-cell office:value-type="float" office:value="552">
                <text:p>552</text:p>
              </table:table-cell>
              <table:table-cell office:value-type="float" office:value="-314.758">
                <text:p>-314.75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.219512195122">
                <text:p>42.219512195122</text:p>
              </table:table-cell>
              <table:table-cell office:value-type="float" office:value="552">
                <text:p>552</text:p>
              </table:table-cell>
              <table:table-cell office:value-type="float" office:value="24.338">
                <text:p>24.3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.7048192771084">
                <text:p>42.7048192771084</text:p>
              </table:table-cell>
              <table:table-cell office:value-type="float" office:value="552">
                <text:p>552</text:p>
              </table:table-cell>
              <table:table-cell office:value-type="float" office:value="22.888">
                <text:p>22.8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.1904761904762">
                <text:p>43.1904761904762</text:p>
              </table:table-cell>
              <table:table-cell office:value-type="float" office:value="552">
                <text:p>552</text:p>
              </table:table-cell>
              <table:table-cell office:value-type="float" office:value="-61.702">
                <text:p>-61.7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.6764705882353">
                <text:p>43.6764705882353</text:p>
              </table:table-cell>
              <table:table-cell office:value-type="float" office:value="552">
                <text:p>552</text:p>
              </table:table-cell>
              <table:table-cell office:value-type="float" office:value="17.978">
                <text:p>17.9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.1627906976744">
                <text:p>44.1627906976744</text:p>
              </table:table-cell>
              <table:table-cell office:value-type="float" office:value="552">
                <text:p>552</text:p>
              </table:table-cell>
              <table:table-cell office:value-type="float" office:value="-13">
                <text:p>-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.6494252873563">
                <text:p>44.6494252873563</text:p>
              </table:table-cell>
              <table:table-cell office:value-type="float" office:value="552">
                <text:p>552</text:p>
              </table:table-cell>
              <table:table-cell office:value-type="float" office:value="-153.668">
                <text:p>-153.66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.1363636363636">
                <text:p>45.1363636363636</text:p>
              </table:table-cell>
              <table:table-cell office:value-type="float" office:value="555">
                <text:p>555</text:p>
              </table:table-cell>
              <table:table-cell office:value-type="float" office:value="11.066">
                <text:p>11.0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.5">
                <text:p>100.5</text:p>
              </table:table-cell>
              <table:table-cell office:value-type="float" office:value="555">
                <text:p>555</text:p>
              </table:table-cell>
              <table:table-cell office:value-type="float" office:value="19.744">
                <text:p>19.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">
                <text:p>51</text:p>
              </table:table-cell>
              <table:table-cell office:value-type="float" office:value="555">
                <text:p>555</text:p>
              </table:table-cell>
              <table:table-cell office:value-type="float" office:value="7.128">
                <text:p>7.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55">
                <text:p>555</text:p>
              </table:table-cell>
              <table:table-cell office:value-type="float" office:value="-46.784">
                <text:p>-46.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">
                <text:p>27</text:p>
              </table:table-cell>
              <table:table-cell office:value-type="float" office:value="555">
                <text:p>555</text:p>
              </table:table-cell>
              <table:table-cell office:value-type="float" office:value="-314.762">
                <text:p>-314.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5">
                <text:p>22.5</text:p>
              </table:table-cell>
              <table:table-cell office:value-type="float" office:value="555">
                <text:p>555</text:p>
              </table:table-cell>
              <table:table-cell office:value-type="float" office:value="26.058">
                <text:p>26.0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555">
                <text:p>555</text:p>
              </table:table-cell>
              <table:table-cell office:value-type="float" office:value="27.518">
                <text:p>27.5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857142857143">
                <text:p>17.7857142857143</text:p>
              </table:table-cell>
              <table:table-cell office:value-type="float" office:value="555">
                <text:p>555</text:p>
              </table:table-cell>
              <table:table-cell office:value-type="float" office:value="27.796">
                <text:p>27.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5">
                <text:p>16.5</text:p>
              </table:table-cell>
              <table:table-cell office:value-type="float" office:value="555">
                <text:p>555</text:p>
              </table:table-cell>
              <table:table-cell office:value-type="float" office:value="36.302">
                <text:p>36.3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555">
                <text:p>555</text:p>
              </table:table-cell>
              <table:table-cell office:value-type="float" office:value="29.284">
                <text:p>29.2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">
                <text:p>15</text:p>
              </table:table-cell>
              <table:table-cell office:value-type="float" office:value="555">
                <text:p>555</text:p>
              </table:table-cell>
              <table:table-cell office:value-type="float" office:value="26.894">
                <text:p>26.8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.5909090909091">
                <text:p>14.5909090909091</text:p>
              </table:table-cell>
              <table:table-cell office:value-type="float" office:value="555">
                <text:p>555</text:p>
              </table:table-cell>
              <table:table-cell office:value-type="float" office:value="54.2">
                <text:p>54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555">
                <text:p>555</text:p>
              </table:table-cell>
              <table:table-cell office:value-type="float" office:value="50.364">
                <text:p>50.3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.1923076923077">
                <text:p>14.1923076923077</text:p>
              </table:table-cell>
              <table:table-cell office:value-type="float" office:value="555">
                <text:p>555</text:p>
              </table:table-cell>
              <table:table-cell office:value-type="float" office:value="41.462">
                <text:p>41.4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555">
                <text:p>555</text:p>
              </table:table-cell>
              <table:table-cell office:value-type="float" office:value="55.586">
                <text:p>55.5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555">
                <text:p>555</text:p>
              </table:table-cell>
              <table:table-cell office:value-type="float" office:value="51.374">
                <text:p>51.3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25">
                <text:p>14.25</text:p>
              </table:table-cell>
              <table:table-cell office:value-type="float" office:value="555">
                <text:p>555</text:p>
              </table:table-cell>
              <table:table-cell office:value-type="float" office:value="51.884">
                <text:p>51.8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3823529411765">
                <text:p>14.3823529411765</text:p>
              </table:table-cell>
              <table:table-cell office:value-type="float" office:value="555">
                <text:p>555</text:p>
              </table:table-cell>
              <table:table-cell office:value-type="float" office:value="69.81">
                <text:p>69.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555">
                <text:p>555</text:p>
              </table:table-cell>
              <table:table-cell office:value-type="float" office:value="86.6">
                <text:p>86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7631578947368">
                <text:p>14.7631578947368</text:p>
              </table:table-cell>
              <table:table-cell office:value-type="float" office:value="555">
                <text:p>555</text:p>
              </table:table-cell>
              <table:table-cell office:value-type="float" office:value="79.974">
                <text:p>79.9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">
                <text:p>15</text:p>
              </table:table-cell>
              <table:table-cell office:value-type="float" office:value="555">
                <text:p>555</text:p>
              </table:table-cell>
              <table:table-cell office:value-type="float" office:value="85.068">
                <text:p>85.0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2619047619048">
                <text:p>15.2619047619048</text:p>
              </table:table-cell>
              <table:table-cell office:value-type="float" office:value="555">
                <text:p>555</text:p>
              </table:table-cell>
              <table:table-cell office:value-type="float" office:value="93.466">
                <text:p>93.4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.5454545454546">
                <text:p>15.5454545454546</text:p>
              </table:table-cell>
              <table:table-cell office:value-type="float" office:value="555">
                <text:p>555</text:p>
              </table:table-cell>
              <table:table-cell office:value-type="float" office:value="91.674">
                <text:p>91.6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.8478260869565">
                <text:p>15.8478260869565</text:p>
              </table:table-cell>
              <table:table-cell office:value-type="float" office:value="555">
                <text:p>555</text:p>
              </table:table-cell>
              <table:table-cell office:value-type="float" office:value="48.6">
                <text:p>48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555">
                <text:p>555</text:p>
              </table:table-cell>
              <table:table-cell office:value-type="float" office:value="91.692">
                <text:p>91.6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5">
                <text:p>16.5</text:p>
              </table:table-cell>
              <table:table-cell office:value-type="float" office:value="555">
                <text:p>555</text:p>
              </table:table-cell>
              <table:table-cell office:value-type="float" office:value="111.336">
                <text:p>111.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8461538461539">
                <text:p>16.8461538461539</text:p>
              </table:table-cell>
              <table:table-cell office:value-type="float" office:value="555">
                <text:p>555</text:p>
              </table:table-cell>
              <table:table-cell office:value-type="float" office:value="112.216">
                <text:p>112.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2037037037037">
                <text:p>17.2037037037037</text:p>
              </table:table-cell>
              <table:table-cell office:value-type="float" office:value="555">
                <text:p>555</text:p>
              </table:table-cell>
              <table:table-cell office:value-type="float" office:value="115.466">
                <text:p>115.4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5714285714286">
                <text:p>17.5714285714286</text:p>
              </table:table-cell>
              <table:table-cell office:value-type="float" office:value="555">
                <text:p>555</text:p>
              </table:table-cell>
              <table:table-cell office:value-type="float" office:value="68.426">
                <text:p>68.4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948275862069">
                <text:p>17.948275862069</text:p>
              </table:table-cell>
              <table:table-cell office:value-type="float" office:value="555">
                <text:p>555</text:p>
              </table:table-cell>
              <table:table-cell office:value-type="float" office:value="102.936">
                <text:p>102.9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555">
                <text:p>555</text:p>
              </table:table-cell>
              <table:table-cell office:value-type="float" office:value="94.22">
                <text:p>94.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.7258064516129">
                <text:p>18.7258064516129</text:p>
              </table:table-cell>
              <table:table-cell office:value-type="float" office:value="555">
                <text:p>555</text:p>
              </table:table-cell>
              <table:table-cell office:value-type="float" office:value="98.158">
                <text:p>98.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125">
                <text:p>19.125</text:p>
              </table:table-cell>
              <table:table-cell office:value-type="float" office:value="555">
                <text:p>555</text:p>
              </table:table-cell>
              <table:table-cell office:value-type="float" office:value="92.506">
                <text:p>92.5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530303030303">
                <text:p>19.530303030303</text:p>
              </table:table-cell>
              <table:table-cell office:value-type="float" office:value="555">
                <text:p>555</text:p>
              </table:table-cell>
              <table:table-cell office:value-type="float" office:value="80.912">
                <text:p>80.9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9411764705882">
                <text:p>19.9411764705882</text:p>
              </table:table-cell>
              <table:table-cell office:value-type="float" office:value="555">
                <text:p>555</text:p>
              </table:table-cell>
              <table:table-cell office:value-type="float" office:value="101.998">
                <text:p>101.9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3571428571429">
                <text:p>20.3571428571429</text:p>
              </table:table-cell>
              <table:table-cell office:value-type="float" office:value="555">
                <text:p>555</text:p>
              </table:table-cell>
              <table:table-cell office:value-type="float" office:value="108.052">
                <text:p>108.0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7777777777778">
                <text:p>20.7777777777778</text:p>
              </table:table-cell>
              <table:table-cell office:value-type="float" office:value="555">
                <text:p>555</text:p>
              </table:table-cell>
              <table:table-cell office:value-type="float" office:value="67.202">
                <text:p>67.2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2027027027027">
                <text:p>21.2027027027027</text:p>
              </table:table-cell>
              <table:table-cell office:value-type="float" office:value="555">
                <text:p>555</text:p>
              </table:table-cell>
              <table:table-cell office:value-type="float" office:value="41.086">
                <text:p>41.0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6315789473684">
                <text:p>21.6315789473684</text:p>
              </table:table-cell>
              <table:table-cell office:value-type="float" office:value="555">
                <text:p>555</text:p>
              </table:table-cell>
              <table:table-cell office:value-type="float" office:value="88.12">
                <text:p>88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0641025641026">
                <text:p>22.0641025641026</text:p>
              </table:table-cell>
              <table:table-cell office:value-type="float" office:value="555">
                <text:p>555</text:p>
              </table:table-cell>
              <table:table-cell office:value-type="float" office:value="73.576">
                <text:p>73.5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555">
                <text:p>555</text:p>
              </table:table-cell>
              <table:table-cell office:value-type="float" office:value="0.582">
                <text:p>0.5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9390243902439">
                <text:p>22.9390243902439</text:p>
              </table:table-cell>
              <table:table-cell office:value-type="float" office:value="555">
                <text:p>555</text:p>
              </table:table-cell>
              <table:table-cell office:value-type="float" office:value="58.772">
                <text:p>58.7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3809523809524">
                <text:p>23.3809523809524</text:p>
              </table:table-cell>
              <table:table-cell office:value-type="float" office:value="555">
                <text:p>555</text:p>
              </table:table-cell>
              <table:table-cell office:value-type="float" office:value="75.254">
                <text:p>75.2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8255813953488">
                <text:p>23.8255813953488</text:p>
              </table:table-cell>
              <table:table-cell office:value-type="float" office:value="555">
                <text:p>555</text:p>
              </table:table-cell>
              <table:table-cell office:value-type="float" office:value="69.026">
                <text:p>69.0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555">
                <text:p>555</text:p>
              </table:table-cell>
              <table:table-cell office:value-type="float" office:value="46.818">
                <text:p>46.8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7222222222222">
                <text:p>24.7222222222222</text:p>
              </table:table-cell>
              <table:table-cell office:value-type="float" office:value="555">
                <text:p>555</text:p>
              </table:table-cell>
              <table:table-cell office:value-type="float" office:value="67.25">
                <text:p>67.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1739130434783">
                <text:p>25.1739130434783</text:p>
              </table:table-cell>
              <table:table-cell office:value-type="float" office:value="555">
                <text:p>555</text:p>
              </table:table-cell>
              <table:table-cell office:value-type="float" office:value="61.208">
                <text:p>61.2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6276595744681">
                <text:p>25.6276595744681</text:p>
              </table:table-cell>
              <table:table-cell office:value-type="float" office:value="555">
                <text:p>555</text:p>
              </table:table-cell>
              <table:table-cell office:value-type="float" office:value="62.268">
                <text:p>62.2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555">
                <text:p>555</text:p>
              </table:table-cell>
              <table:table-cell office:value-type="float" office:value="63.59">
                <text:p>63.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5408163265306">
                <text:p>26.5408163265306</text:p>
              </table:table-cell>
              <table:table-cell office:value-type="float" office:value="555">
                <text:p>555</text:p>
              </table:table-cell>
              <table:table-cell office:value-type="float" office:value="54.038">
                <text:p>54.0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">
                <text:p>27</text:p>
              </table:table-cell>
              <table:table-cell office:value-type="float" office:value="555">
                <text:p>555</text:p>
              </table:table-cell>
              <table:table-cell office:value-type="float" office:value="56.862">
                <text:p>56.8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4607843137255">
                <text:p>27.4607843137255</text:p>
              </table:table-cell>
              <table:table-cell office:value-type="float" office:value="555">
                <text:p>555</text:p>
              </table:table-cell>
              <table:table-cell office:value-type="float" office:value="49.832">
                <text:p>49.8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9230769230769">
                <text:p>27.9230769230769</text:p>
              </table:table-cell>
              <table:table-cell office:value-type="float" office:value="555">
                <text:p>555</text:p>
              </table:table-cell>
              <table:table-cell office:value-type="float" office:value="43.158">
                <text:p>43.1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3867924528302">
                <text:p>28.3867924528302</text:p>
              </table:table-cell>
              <table:table-cell office:value-type="float" office:value="555">
                <text:p>555</text:p>
              </table:table-cell>
              <table:table-cell office:value-type="float" office:value="0.22">
                <text:p>0.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8518518518519">
                <text:p>28.8518518518519</text:p>
              </table:table-cell>
              <table:table-cell office:value-type="float" office:value="555">
                <text:p>555</text:p>
              </table:table-cell>
              <table:table-cell office:value-type="float" office:value="38.192">
                <text:p>38.1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3181818181818">
                <text:p>29.3181818181818</text:p>
              </table:table-cell>
              <table:table-cell office:value-type="float" office:value="555">
                <text:p>555</text:p>
              </table:table-cell>
              <table:table-cell office:value-type="float" office:value="31.618">
                <text:p>31.6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7857142857143">
                <text:p>29.7857142857143</text:p>
              </table:table-cell>
              <table:table-cell office:value-type="float" office:value="555">
                <text:p>555</text:p>
              </table:table-cell>
              <table:table-cell office:value-type="float" office:value="-28.824">
                <text:p>-28.8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2543859649123">
                <text:p>30.2543859649123</text:p>
              </table:table-cell>
              <table:table-cell office:value-type="float" office:value="555">
                <text:p>555</text:p>
              </table:table-cell>
              <table:table-cell office:value-type="float" office:value="33.91">
                <text:p>33.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7241379310345">
                <text:p>30.7241379310345</text:p>
              </table:table-cell>
              <table:table-cell office:value-type="float" office:value="555">
                <text:p>555</text:p>
              </table:table-cell>
              <table:table-cell office:value-type="float" office:value="24.266">
                <text:p>24.2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.1949152542373">
                <text:p>31.1949152542373</text:p>
              </table:table-cell>
              <table:table-cell office:value-type="float" office:value="555">
                <text:p>555</text:p>
              </table:table-cell>
              <table:table-cell office:value-type="float" office:value="42.602">
                <text:p>42.6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55">
                <text:p>555</text:p>
              </table:table-cell>
              <table:table-cell office:value-type="float" office:value="34.9">
                <text:p>34.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.1393442622951">
                <text:p>32.1393442622951</text:p>
              </table:table-cell>
              <table:table-cell office:value-type="float" office:value="555">
                <text:p>555</text:p>
              </table:table-cell>
              <table:table-cell office:value-type="float" office:value="33.462">
                <text:p>33.4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.6129032258064">
                <text:p>32.6129032258064</text:p>
              </table:table-cell>
              <table:table-cell office:value-type="float" office:value="555">
                <text:p>555</text:p>
              </table:table-cell>
              <table:table-cell office:value-type="float" office:value="36.63">
                <text:p>36.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.0873015873016">
                <text:p>33.0873015873016</text:p>
              </table:table-cell>
              <table:table-cell office:value-type="float" office:value="555">
                <text:p>555</text:p>
              </table:table-cell>
              <table:table-cell office:value-type="float" office:value="-65.29">
                <text:p>-65.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.5625">
                <text:p>33.5625</text:p>
              </table:table-cell>
              <table:table-cell office:value-type="float" office:value="555">
                <text:p>555</text:p>
              </table:table-cell>
              <table:table-cell office:value-type="float" office:value="-17.126">
                <text:p>-17.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0384615384615">
                <text:p>34.0384615384615</text:p>
              </table:table-cell>
              <table:table-cell office:value-type="float" office:value="555">
                <text:p>555</text:p>
              </table:table-cell>
              <table:table-cell office:value-type="float" office:value="10.744">
                <text:p>10.7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.5151515151515">
                <text:p>34.5151515151515</text:p>
              </table:table-cell>
              <table:table-cell office:value-type="float" office:value="555">
                <text:p>555</text:p>
              </table:table-cell>
              <table:table-cell office:value-type="float" office:value="-18.356">
                <text:p>-18.3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.9925373134328">
                <text:p>34.9925373134328</text:p>
              </table:table-cell>
              <table:table-cell office:value-type="float" office:value="555">
                <text:p>555</text:p>
              </table:table-cell>
              <table:table-cell office:value-type="float" office:value="33.142">
                <text:p>33.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4705882352941">
                <text:p>35.4705882352941</text:p>
              </table:table-cell>
              <table:table-cell office:value-type="float" office:value="555">
                <text:p>555</text:p>
              </table:table-cell>
              <table:table-cell office:value-type="float" office:value="20.888">
                <text:p>20.8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9492753623188">
                <text:p>35.9492753623188</text:p>
              </table:table-cell>
              <table:table-cell office:value-type="float" office:value="555">
                <text:p>555</text:p>
              </table:table-cell>
              <table:table-cell office:value-type="float" office:value="12.628">
                <text:p>12.6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555">
                <text:p>555</text:p>
              </table:table-cell>
              <table:table-cell office:value-type="float" office:value="25.78">
                <text:p>25.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.9084507042253">
                <text:p>36.9084507042253</text:p>
              </table:table-cell>
              <table:table-cell office:value-type="float" office:value="555">
                <text:p>555</text:p>
              </table:table-cell>
              <table:table-cell office:value-type="float" office:value="-59.956">
                <text:p>-59.9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.3888888888889">
                <text:p>37.3888888888889</text:p>
              </table:table-cell>
              <table:table-cell office:value-type="float" office:value="555">
                <text:p>555</text:p>
              </table:table-cell>
              <table:table-cell office:value-type="float" office:value="27.628">
                <text:p>27.6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.8698630136986">
                <text:p>37.8698630136986</text:p>
              </table:table-cell>
              <table:table-cell office:value-type="float" office:value="555">
                <text:p>555</text:p>
              </table:table-cell>
              <table:table-cell office:value-type="float" office:value="23.048">
                <text:p>23.0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.3513513513513">
                <text:p>38.3513513513513</text:p>
              </table:table-cell>
              <table:table-cell office:value-type="float" office:value="555">
                <text:p>555</text:p>
              </table:table-cell>
              <table:table-cell office:value-type="float" office:value="25.866">
                <text:p>25.8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555">
                <text:p>555</text:p>
              </table:table-cell>
              <table:table-cell office:value-type="float" office:value="25.388">
                <text:p>25.3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.3157894736842">
                <text:p>39.3157894736842</text:p>
              </table:table-cell>
              <table:table-cell office:value-type="float" office:value="555">
                <text:p>555</text:p>
              </table:table-cell>
              <table:table-cell office:value-type="float" office:value="27.238">
                <text:p>27.2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.7987012987013">
                <text:p>39.7987012987013</text:p>
              </table:table-cell>
              <table:table-cell office:value-type="float" office:value="555">
                <text:p>555</text:p>
              </table:table-cell>
              <table:table-cell office:value-type="float" office:value="-173.168">
                <text:p>-173.1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.2820512820513">
                <text:p>40.2820512820513</text:p>
              </table:table-cell>
              <table:table-cell office:value-type="float" office:value="555">
                <text:p>555</text:p>
              </table:table-cell>
              <table:table-cell office:value-type="float" office:value="-57.356">
                <text:p>-57.3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.7658227848101">
                <text:p>40.7658227848101</text:p>
              </table:table-cell>
              <table:table-cell office:value-type="float" office:value="555">
                <text:p>555</text:p>
              </table:table-cell>
              <table:table-cell office:value-type="float" office:value="15.754">
                <text:p>15.7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.25">
                <text:p>41.25</text:p>
              </table:table-cell>
              <table:table-cell office:value-type="float" office:value="555">
                <text:p>555</text:p>
              </table:table-cell>
              <table:table-cell office:value-type="float" office:value="22.032">
                <text:p>22.0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.7345679012346">
                <text:p>41.7345679012346</text:p>
              </table:table-cell>
              <table:table-cell office:value-type="float" office:value="555">
                <text:p>555</text:p>
              </table:table-cell>
              <table:table-cell office:value-type="float" office:value="24.518">
                <text:p>24.5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.219512195122">
                <text:p>42.219512195122</text:p>
              </table:table-cell>
              <table:table-cell office:value-type="float" office:value="555">
                <text:p>555</text:p>
              </table:table-cell>
              <table:table-cell office:value-type="float" office:value="13.312">
                <text:p>13.3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.7048192771084">
                <text:p>42.7048192771084</text:p>
              </table:table-cell>
              <table:table-cell office:value-type="float" office:value="555">
                <text:p>555</text:p>
              </table:table-cell>
              <table:table-cell office:value-type="float" office:value="23.002">
                <text:p>23.0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.1904761904762">
                <text:p>43.1904761904762</text:p>
              </table:table-cell>
              <table:table-cell office:value-type="float" office:value="555">
                <text:p>555</text:p>
              </table:table-cell>
              <table:table-cell office:value-type="float" office:value="23.08">
                <text:p>23.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.6764705882353">
                <text:p>43.6764705882353</text:p>
              </table:table-cell>
              <table:table-cell office:value-type="float" office:value="555">
                <text:p>555</text:p>
              </table:table-cell>
              <table:table-cell office:value-type="float" office:value="-1.214">
                <text:p>-1.2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.1627906976744">
                <text:p>44.1627906976744</text:p>
              </table:table-cell>
              <table:table-cell office:value-type="float" office:value="555">
                <text:p>555</text:p>
              </table:table-cell>
              <table:table-cell office:value-type="float" office:value="18.148">
                <text:p>18.1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.6494252873563">
                <text:p>44.6494252873563</text:p>
              </table:table-cell>
              <table:table-cell office:value-type="float" office:value="555">
                <text:p>555</text:p>
              </table:table-cell>
              <table:table-cell office:value-type="float" office:value="23.62">
                <text:p>23.6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1363636363636">
                <text:p>45.1363636363636</text:p>
              </table:table-cell>
              <table:table-cell office:value-type="float" office:value="555">
                <text:p>555</text:p>
              </table:table-cell>
              <table:table-cell office:value-type="float" office:value="14.974">
                <text:p>14.9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.623595505618">
                <text:p>45.623595505618</text:p>
              </table:table-cell>
              <table:table-cell office:value-type="float" office:value="555">
                <text:p>555</text:p>
              </table:table-cell>
              <table:table-cell office:value-type="float" office:value="11.954">
                <text:p>11.9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.1111111111111">
                <text:p>46.1111111111111</text:p>
              </table:table-cell>
              <table:table-cell office:value-type="float" office:value="555">
                <text:p>555</text:p>
              </table:table-cell>
              <table:table-cell office:value-type="float" office:value="16.596">
                <text:p>16.5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.5989010989011">
                <text:p>46.5989010989011</text:p>
              </table:table-cell>
              <table:table-cell office:value-type="float" office:value="555">
                <text:p>555</text:p>
              </table:table-cell>
              <table:table-cell office:value-type="float" office:value="23.786">
                <text:p>23.7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.0869565217391">
                <text:p>47.0869565217391</text:p>
              </table:table-cell>
              <table:table-cell office:value-type="float" office:value="555">
                <text:p>555</text:p>
              </table:table-cell>
              <table:table-cell office:value-type="float" office:value="19.178">
                <text:p>19.1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.5752688172043">
                <text:p>47.5752688172043</text:p>
              </table:table-cell>
              <table:table-cell office:value-type="float" office:value="555">
                <text:p>555</text:p>
              </table:table-cell>
              <table:table-cell office:value-type="float" office:value="20.324">
                <text:p>20.3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8.063829787234">
                <text:p>48.063829787234</text:p>
              </table:table-cell>
              <table:table-cell office:value-type="float" office:value="555">
                <text:p>555</text:p>
              </table:table-cell>
              <table:table-cell office:value-type="float" office:value="-38.748">
                <text:p>-38.7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8.5526315789474">
                <text:p>48.5526315789474</text:p>
              </table:table-cell>
              <table:table-cell office:value-type="float" office:value="555">
                <text:p>555</text:p>
              </table:table-cell>
              <table:table-cell office:value-type="float" office:value="5.202">
                <text:p>5.2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9.0416666666667">
                <text:p>49.0416666666667</text:p>
              </table:table-cell>
              <table:table-cell office:value-type="float" office:value="555">
                <text:p>555</text:p>
              </table:table-cell>
              <table:table-cell office:value-type="float" office:value="22.086">
                <text:p>22.0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.5309278350516">
                <text:p>49.5309278350516</text:p>
              </table:table-cell>
              <table:table-cell office:value-type="float" office:value="555">
                <text:p>555</text:p>
              </table:table-cell>
              <table:table-cell office:value-type="float" office:value="17.364">
                <text:p>17.3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.0204081632653">
                <text:p>50.0204081632653</text:p>
              </table:table-cell>
              <table:table-cell office:value-type="float" office:value="555">
                <text:p>555</text:p>
              </table:table-cell>
              <table:table-cell office:value-type="float" office:value="13.138">
                <text:p>13.1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.510101010101">
                <text:p>50.510101010101</text:p>
              </table:table-cell>
              <table:table-cell office:value-type="float" office:value="555">
                <text:p>555</text:p>
              </table:table-cell>
              <table:table-cell office:value-type="float" office:value="17.464">
                <text:p>17.464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